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2" svg:font-family="Cambria"/>
    <style:font-face style:name="Cambria1" svg:font-family="Cambria" style:font-family-generic="roman"/>
    <style:font-face style:name="Cambria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3.094cm"/>
    </style:style>
    <style:style style:name="co3" style:family="table-column">
      <style:table-column-properties fo:break-before="auto" style:column-width="3.865cm"/>
    </style:style>
    <style:style style:name="co4" style:family="table-column">
      <style:table-column-properties fo:break-before="auto" style:column-width="3.798cm"/>
    </style:style>
    <style:style style:name="co5" style:family="table-column">
      <style:table-column-properties fo:break-before="auto" style:column-width="8.167cm"/>
    </style:style>
    <style:style style:name="co6" style:family="table-column">
      <style:table-column-properties fo:break-before="auto" style:column-width="0.335cm"/>
    </style:style>
    <style:style style:name="co7" style:family="table-column">
      <style:table-column-properties fo:break-before="auto" style:column-width="0.423cm"/>
    </style:style>
    <style:style style:name="co8" style:family="table-column">
      <style:table-column-properties fo:break-before="auto" style:column-width="1.729cm"/>
    </style:style>
    <style:style style:name="co9" style:family="table-column">
      <style:table-column-properties fo:break-before="auto" style:column-width="7.303cm"/>
    </style:style>
    <style:style style:name="co10" style:family="table-column">
      <style:table-column-properties fo:break-before="auto" style:column-width="8.497cm"/>
    </style:style>
    <style:style style:name="co11" style:family="table-column">
      <style:table-column-properties fo:break-before="auto" style:column-width="3.083cm"/>
    </style:style>
    <style:style style:name="co12" style:family="table-column">
      <style:table-column-properties fo:break-before="auto" style:column-width="3.932cm"/>
    </style:style>
    <style:style style:name="co13" style:family="table-column">
      <style:table-column-properties fo:break-before="auto" style:column-width="4.357cm"/>
    </style:style>
    <style:style style:name="co14" style:family="table-column">
      <style:table-column-properties fo:break-before="auto" style:column-width="5.609cm"/>
    </style:style>
    <style:style style:name="co15" style:family="table-column">
      <style:table-column-properties fo:break-before="auto" style:column-width="4.117cm"/>
    </style:style>
    <style:style style:name="co16" style:family="table-column">
      <style:table-column-properties fo:break-before="auto" style:column-width="3.967cm"/>
    </style:style>
    <style:style style:name="co17" style:family="table-column">
      <style:table-column-properties fo:break-before="auto" style:column-width="2.794cm"/>
    </style:style>
    <style:style style:name="co18" style:family="table-column">
      <style:table-column-properties fo:break-before="auto" style:column-width="13.513cm"/>
    </style:style>
    <style:style style:name="co19" style:family="table-column">
      <style:table-column-properties fo:break-before="auto" style:column-width="3.93cm"/>
    </style:style>
    <style:style style:name="co20" style:family="table-column">
      <style:table-column-properties fo:break-before="auto" style:column-width="3.406cm"/>
    </style:style>
    <style:style style:name="co21" style:family="table-column">
      <style:table-column-properties fo:break-before="auto" style:column-width="0.439cm"/>
    </style:style>
    <style:style style:name="co23" style:family="table-column">
      <style:table-column-properties fo:break-before="auto" style:column-width="9.878cm"/>
    </style:style>
    <style:style style:name="ro7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23cm" fo:break-before="auto" style:use-optimal-row-height="false"/>
    </style:style>
    <style:style style:name="ro6" style:family="table-row">
      <style:table-row-properties style:row-height="0.379cm" fo:break-before="auto" style:use-optimal-row-height="false"/>
    </style:style>
    <style:style style:name="ro9" style:family="table-row">
      <style:table-row-properties style:row-height="0.397cm" fo:break-before="auto" style:use-optimal-row-height="false"/>
    </style:style>
    <style:style style:name="ro10" style:family="table-row">
      <style:table-row-properties style:row-height="0.45cm" fo:break-before="auto" style:use-optimal-row-height="false"/>
    </style:style>
    <style:style style:name="ro11" style:family="table-row">
      <style:table-row-properties style:row-height="0.452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42" style:family="table-cell" style:parent-style-name="Default" style:data-style-name="N0"/>
    <style:style style:name="ce70" style:family="table-cell" style:parent-style-name="Default" style:data-style-name="N0">
      <style:table-cell-properties style:vertical-align="automatic"/>
      <style:text-properties fo:color="#0000ff" style:font-name="Cambria1" style:text-underline-style="solid" style:text-underline-width="auto" style:text-underline-color="font-color" style:font-name-asian="Cambria2" style:font-name-complex="Cambria2"/>
    </style:style>
    <style:style style:name="ce7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ambria1" fo:font-size="7pt" style:font-name-asian="Cambria2" style:font-size-asian="7pt" style:font-name-complex="Cambria2" style:font-size-complex="7pt"/>
    </style: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1" fo:font-size="7pt" style:font-name-asian="Cambria2" style:font-size-asian="7pt" style:font-name-complex="Cambria2" style:font-size-complex="7pt"/>
    </style:style>
    <style:style style:name="ce5" style:family="table-cell" style:parent-style-name="Default" style:data-style-name="N0">
      <style:table-cell-properties fo:background-color="#ffffff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cm"/>
      <style:text-properties style:font-name="Cambria1" fo:font-size="7pt" style:font-name-asian="Cambria2" style:font-size-asian="7pt" style:font-name-complex="Cambria2" style:font-size-complex="7pt"/>
    </style:style>
    <style:style style:name="ce8" style:family="table-cell" style:parent-style-name="Default" style:data-style-name="N0">
      <style:table-cell-properties fo:background-color="#b4a7d6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9" style:family="table-cell" style:parent-style-name="Default" style:data-style-name="N0">
      <style:table-cell-properties fo:background-color="#f9cb9c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43" style:family="table-cell" style:parent-style-name="Default" style:data-style-name="N0"/>
    <style:style style:name="ce11" style:family="table-cell" style:parent-style-name="Default" style:data-style-name="N0">
      <style:table-cell-properties fo:background-color="#a2c4c9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12" style:family="table-cell" style:parent-style-name="Default" style:data-style-name="N0">
      <style:table-cell-properties fo:background-color="#b6d7a8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13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4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5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46" style:family="table-cell" style:parent-style-name="Default" style:data-style-name="N0">
      <style:table-cell-properties fo:background-color="#b6d7a8" fo:border="0.06pt solid #000000" style:vertical-align="middle"/>
      <style:text-properties fo:color="#000000" style:text-outline="false" style:text-line-through-style="none" style:text-line-through-type="none" style:font-name="Cambria1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mbria2" style:font-size-asian="7pt" style:language-asian="zh" style:country-asian="CN" style:font-style-asian="normal" style:font-weight-asian="normal" style:font-name-complex="Cambria2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fo:background-color="#b6d7a8" fo:border="0.06pt solid #000000"/>
      <style:text-properties style:font-name="Cambria1" fo:font-size="7pt" style:font-name-asian="Cambria2" style:font-size-asian="7pt" style:font-name-complex="Cambria2" style:font-size-complex="7pt"/>
    </style:style>
    <style:style style:name="ce17" style:family="table-cell" style:parent-style-name="Default" style:data-style-name="N0">
      <style:table-cell-properties fo:background-color="#b6d7a8" fo:border="0.06pt solid #000000"/>
      <style:text-properties style:font-name="Cambria1" style:font-name-asian="Cambria2" style:font-name-complex="Cambria2"/>
    </style:style>
    <style:style style:name="ce18" style:family="table-cell" style:parent-style-name="Default" style:data-style-name="N0">
      <style:table-cell-properties fo:background-color="#b6d7a8" fo:border="0.06pt solid #000000" style:vertical-align="automatic"/>
      <style:text-properties fo:font-size="7pt" style:font-size-asian="7pt" style:font-size-complex="7pt"/>
    </style:style>
    <style:style style:name="ce19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/>
      <style:text-properties style:font-name="Cambria1" fo:font-size="7pt" style:font-name-asian="Cambria2" style:font-size-asian="7pt" style:font-name-complex="Cambria2" style:font-size-complex="7pt"/>
    </style:style>
    <style:style style:name="ce22" style:family="table-cell" style:parent-style-name="Default" style:data-style-name="N0">
      <style:table-cell-properties fo:background-color="#ffffff" fo:border="0.06pt solid #000000"/>
      <style:text-properties style:font-name="Cambria1" style:font-name-asian="Cambria2" style:font-name-complex="Cambria2"/>
    </style:style>
    <style:style style:name="ce23" style:family="table-cell" style:parent-style-name="Default" style:data-style-name="N0">
      <style:table-cell-properties fo:background-color="#d5a6bd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24" style:family="table-cell" style:parent-style-name="Default" style:data-style-name="N0">
      <style:table-cell-properties fo:background-color="#d5a6bd" fo:border="0.06pt solid #000000" style:vertical-align="automatic"/>
      <style:text-properties style:use-window-font-color="true" style:font-name="Cambria" fo:font-size="7pt" style:font-name-asian="Microsoft YaHei" style:font-size-asian="10pt" style:font-name-complex="Arial1" style:font-size-complex="10pt"/>
    </style:style>
    <style:style style:name="ce57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Microsoft YaHei" style:font-size-asian="10pt" style:font-name-complex="Arial1" style:font-size-complex="10pt"/>
    </style:style>
    <style:style style:name="ce25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/>
      <style:text-properties style:font-name="Cambria1" fo:font-size="7pt" style:font-name-asian="Cambria2" style:font-size-asian="7pt" style:font-name-complex="Cambria2" style:font-size-complex="7pt"/>
    </style:style>
    <style:style style:name="ce26" style:family="table-cell" style:parent-style-name="Default" style:data-style-name="N0">
      <style:table-cell-properties fo:background-color="#ffe599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27" style:family="table-cell" style:parent-style-name="Default" style:data-style-name="N0">
      <style:table-cell-properties fo:background-color="#f9cb9c" fo:border="0.06pt solid #000000"/>
      <style:text-properties style:font-name="Cambria1" fo:font-size="7pt" style:font-name-asian="Cambria2" style:font-size-asian="7pt" style:font-name-complex="Cambria2" style:font-size-complex="7pt"/>
    </style:style>
    <style:style style:name="ce28" style:family="table-cell" style:parent-style-name="Default" style:data-style-name="N0">
      <style:table-cell-properties fo:background-color="#ffffff" fo:border="0.06pt solid #000000"/>
      <style:text-properties style:font-name="Cambria1" fo:font-size="7pt" style:font-name-asian="Cambria2" style:font-size-asian="7pt" style:font-name-complex="Cambria2" style:font-size-complex="7pt"/>
    </style:style>
    <style:style style:name="ce29" style:family="table-cell" style:parent-style-name="Default" style:data-style-name="N0">
      <style:table-cell-properties fo:background-color="#00ffff" fo:border="0.06pt solid #000000" style:vertical-align="automatic"/>
      <style:text-properties style:font-name="Cambria1" fo:font-size="7pt" style:font-name-asian="Cambria2" style:font-size-asian="7pt" style:font-name-complex="Cambria2" style:font-size-complex="7pt"/>
    </style:style>
    <style:style style:name="ce30" style:family="table-cell" style:parent-style-name="Default" style:data-style-name="N0">
      <style:table-cell-properties fo:background-color="#ffffff" fo:border="0.06pt solid #000000"/>
    </style:style>
    <style:style style:name="ce68" style:family="table-cell" style:parent-style-name="Default" style:data-style-name="N0">
      <style:table-cell-properties style:vertical-align="automatic"/>
      <style:text-properties fo:color="#0000ff" style:font-name="Cambria1" style:text-underline-style="solid" style:text-underline-width="auto" style:text-underline-color="font-color" style:font-name-asian="Cambria2" style:font-name-complex="Cambria2"/>
    </style:style>
    <style:style style:name="ce6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ambria1" fo:font-size="7pt" style:font-name-asian="Cambria2" style:font-size-asian="7pt" style:font-name-complex="Cambria2" style:font-size-complex="7pt"/>
    </style:style>
    <style:style style:name="T1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ial" style:font-name-complex="Arial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mbria" style:font-name-asian="Cambria" style:font-name-complex="Cambria"/>
    </style:style>
    <style:style style:name="T4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 style:font-size-asian="10pt" style:font-size-complex="10pt"/>
    </style:style>
    <style:style style:name="T6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Cambria" style:font-name-complex="Cambria" style:font-size-asian="7pt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3" table:default-cell-style-name="ce6"/>
        <table:table-column table:style-name="co22" table:number-columns-repeated="43" table:default-cell-style-name="ce6"/>
        <table:table-row table:style-name="ro5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29" office:value-type="string" calcext:value-type="string">
            <text:p>code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woodmen_man</text:p>
          </table:table-cell>
          <table:table-cell table:style-name="ce3" office:value-type="string" calcext:value-type="string">
            <text:p>Woodmen_Settler</text:p>
          </table:table-cell>
          <table:table-cell table:style-name="ce3" office:value-type="string" calcext:value-type="string">
            <text:p>Woodmen_Settl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bad, itm_woodman_scout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4" office:value-type="string" calcext:value-type="string">
            <text:p>knows_common|knows_ironflesh_1|knows_power_strike_1|knows_power_draw_1|knows_athletics_2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i1_woodmen_man&quot;,&quot;Woodmen_Settler&quot;,&quot;Woodmen_Settlers&quot;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" calcext:value-type="string">
            <text:p>["i1_woodmen_man","Woodmen_Settler","Woodmen_Settlers"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good, itm_woodman_scout, itm_woodma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ironflesh_2|knows_power_strike_2|knows_power_draw_1|knows_athletics_2|knows_looting_1|knows_tracking_1|knows_pathfinding_1|knows_spotting_2|knows_inventory_management_1|knows_wound_treatment_1|knows_persuasion_1 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i2_woodmen_forester&quot;,&quot;Woodmen_Forester&quot;,&quot;Woodmen_Foresters&quot;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" calcext:value-type="string">
            <text:p>["i2_woodmen_forester","Woodmen_Forester","Woodmen_Foresters"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woodman_scout_good, itm_woodman_padde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power_strike_3|knows_ironflesh_3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i3_woodmen_skilled_forester&quot;,&quot;Woodmen_Skilled_Forester&quot;,&quot;Woodmen_Skilled_Foresters&quot;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" calcext:value-type="string">
            <text:p>["i3_woodmen_skilled_forester","Woodmen_Skilled_Forester","Woodmen_Skilled_Foresters"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</text:p>
          </table:table-cell>
          <table:table-cell table:number-columns-repeated="43"/>
        </table:table-row>
        <table:table-row table:style-name="ro6">
          <table:table-cell table:style-name="ce3" office:value-type="string" calcext:value-type="string">
            <text:p>i4_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, itm_woodmen_heavy_ba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4|knows_ironflesh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i4_woodmen_axemen&quot;,&quot;Woodmen_Axeman&quot;,&quot;Woodmen_Axemen&quot;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" calcext:value-type="string">
            <text:p>["i4_woodmen_axemen","Woodmen_Axeman","Woodmen_Axemen"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</text:p>
          </table:table-cell>
          <table:table-cell table:number-columns-repeated="43"/>
        </table:table-row>
        <table:table-row table:style-name="ro9">
          <table:table-cell table:style-name="ce3" office:value-type="string" calcext:value-type="string">
            <text:p>i5_woodmen_night_guard</text:p>
          </table:table-cell>
          <table:table-cell table:style-name="ce3" office:value-type="string" calcext:value-type="string">
            <text:p>Night_Guard_of_Mirkwood</text:p>
          </table:table-cell>
          <table:table-cell table:style-name="ce3" office:value-type="string" calcext:value-type="string">
            <text:p>Night_Guards_of_Mirkwood</text:p>
          </table:table-cell>
          <table:table-cell table:style-name="ce8" office:value-type="string" calcext:value-type="string">
            <text:p>tfg_armor| tfg_helm| 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_good, itm_north_skullcap, itm_north_nasal_helm_good,</text:p>
          </table:table-cell>
          <table:table-cell table:style-name="ce12" office:value-type="string" calcext:value-type="string">
            <text:p>itm_woodmen_heavy,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2_handed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i5_woodmen_night_guard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" calcext:value-type="string">
            <text:p>["i5_woodmen_night_guard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cloak,</text:p>
          </table:table-cell>
          <table:table-cell table:style-name="ce12"/>
          <table:table-cell table:style-name="ce12" office:value-type="string" calcext:value-type="string">
            <text:p>itm_leather_boots_bad,itm_rohan_shoes,itm_furry_boot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athletics_3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a2_woodmen_tracker&quot;,&quot;Woodmen_Tracker&quot;,&quot;Woodmen_Trackers&quot;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" calcext:value-type="string">
            <text:p>["a2_woodmen_tracker","Woodmen_Tracker","Woodmen_Trackers"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</text:p>
          </table:table-cell>
          <table:table-cell table:style-name="ce12" office:value-type="string" calcext:value-type="string">
            <text:p>itm_woodman_tunic_good_cloak, itm_woodman_scout_cloak,</text:p>
          </table:table-cell>
          <table:table-cell table:style-name="ce12"/>
          <table:table-cell table:style-name="ce12" office:value-type="string" calcext:value-type="string">
            <text:p>itm_leather_boots_bad,itm_furry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a, 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power_strike_1|knows_ironflesh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a3_woodmen_scout&quot;,&quot;Woodmen_Scout&quot;,&quot;Woodmen_Scouts&quot;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" calcext:value-type="string">
            <text:p>["a3_woodmen_scout","Woodmen_Scout","Woodmen_Scouts"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</text:p>
          </table:table-cell>
          <table:table-cell table:number-columns-repeated="43"/>
        </table:table-row>
        <table:table-row table:style-name="ro9">
          <table:table-cell table:style-name="ce3" office:value-type="string" calcext:value-type="string">
            <text:p>a4_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8" office:value-type="string" calcext:value-type="string">
            <text:p>tfg_ranged| tfg_armor| tfg_helm|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 itm_north_leather_skullcap,</text:p>
          </table:table-cell>
          <table:table-cell table:style-name="ce12" office:value-type="string" calcext:value-type="string">
            <text:p>itm_woodman_scout_good_cloak, itm_woodman_padded_cloak,</text:p>
          </table:table-cell>
          <table:table-cell table:style-name="ce12" office:value-type="string" calcext:value-type="string">
            <text:p>itm_leather_gloves,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3|knows_power_strike_2|knows_ironflesh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a4_woodmen_archer&quot;,&quot;Woodmen_Archer&quot;,&quot;Woodmen_Archers&quot;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" calcext:value-type="string">
            <text:p>["a4_woodmen_archer","Woodmen_Archer","Woodmen_Archers"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</text:p>
          </table:table-cell>
          <table:table-cell table:number-columns-repeated="43"/>
        </table:table-row>
        <table:table-row table:style-name="ro9">
          <table:table-cell table:style-name="ce3" office:value-type="string" calcext:value-type="string">
            <text:p>a5_woodmen_night_stalker</text:p>
          </table:table-cell>
          <table:table-cell table:style-name="ce3" office:value-type="string" calcext:value-type="string">
            <text:p>Night_Stalker_of_Mirkwood</text:p>
          </table:table-cell>
          <table:table-cell table:style-name="ce3" office:value-type="string" calcext:value-type="string">
            <text:p>Night_Stalkers_of_Mirkwood</text:p>
          </table:table-cell>
          <table:table-cell table:style-name="ce8" office:value-type="string" calcext:value-type="string">
            <text:p>tfg_ranged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_cloak, 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elven_bow,itm_arrows,</text:p>
          </table:table-cell>
          <table:table-cell table:style-name="ce12" office:value-type="string" calcext:value-type="string">
            <text:p>itm_long_bearded_axe,itm_long_bearded_axe,itm_beorn_staf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10)|wp_melee(150)</text:p>
          </table:table-cell>
          <table:table-cell table:style-name="ce23" office:value-type="string" calcext:value-type="string">
            <text:p>knows_common|knows_athletics_6|knows_power_draw_4|knows_power_strike_3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a5_woodmen_night_stalker&quot;,&quot;Night_Stalker_of_Mirkwood&quot;,&quot;Night_Stalkers_of_Mirkwood&quot;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" calcext:value-type="string">
            <text:p>["a5_woodmen_night_stalker","Night_Stalker_of_Mirkwood","Night_Stalkers_of_Mirkwood"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</text:p>
          </table:table-cell>
          <table:table-cell table:number-columns-repeated="43"/>
        </table:table-row>
        <table:table-row table:style-name="ro5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style-name="ce43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beorning_man</text:p>
          </table:table-cell>
          <table:table-cell table:style-name="ce3" office:value-type="string" calcext:value-type="string">
            <text:p>Beorning_Man</text:p>
          </table:table-cell>
          <table:table-cell table:style-name="ce3" office:value-type="string" calcext:value-type="string">
            <text:p>Beorning_Men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beorn_tunic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itm_beorn_axe,itm_dwarf_sword_b,</text:p>
          </table:table-cell>
          <table:table-cell table:style-name="ce12" table:number-columns-repeated="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3|knows_power_strike_1|knows_athletics_3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i1_beorning_man&quot;,&quot;Beorning_Man&quot;,&quot;Beorning_Men&quot;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" calcext:value-type="string">
            <text:p>["i1_beorning_man","Beorning_Man","Beorning_Men"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gondor_ranger_hood,</text:p>
          </table:table-cell>
          <table:table-cell table:style-name="ce12" office:value-type="string" calcext:value-type="string">
            <text:p>itm_beorn_tunic,itm_beor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athletics_4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i2_beorning_warrior&quot;,&quot;Beorning_Warrior&quot;,&quot;Beorning_Warriors&quot;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" calcext:value-type="string">
            <text:p>["i2_beorning_warrior","Beorning_Warrior","Beorning_Warriors"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8" office:value-type="string" calcext:value-type="string">
            <text:p>tfg_armor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padded, itm_beorn_heavy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dwarf_sword_b,</text:p>
          </table:table-cell>
          <table:table-cell table:style-name="ce12" office:value-type="string" calcext:value-type="string">
            <text:p>itm_beorn_shield,itm_north_round_shield,itm_rohirrim_throwing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3|knows_ironflesh_4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i3_beorning_tolltacker&quot;,&quot;Beorning_Toll-Taker&quot;,&quot;Beorning_Toll-Takers&quot;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" calcext:value-type="string">
            <text:p>["i3_beorning_tolltacker","Beorning_Toll-Taker","Beorning_Toll-Takers"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heavy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b,itm_dale_sword,</text:p>
          </table:table-cell>
          <table:table-cell table:style-name="ce12" office:value-type="string" calcext:value-type="string">
            <text:p>itm_beorn_shield,itm_beorn_shield_good,itm_rohirrim_throwing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3|knows_ironflesh_5|knows_shield_3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i4_beorning_sentinel&quot;,&quot;Beorning_Sentinel&quot;,&quot;Beorning_Sentinels&quot;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" calcext:value-type="string">
            <text:p>["i4_beorning_sentinel","Beorning_Sentinel","Beorning_Sentinels"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, </text:p>
          </table:table-cell>
          <table:table-cell table:style-name="ce12" office:value-type="string" calcext:value-type="string">
            <text:p>itm_beorn_heavy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a,itm_dwarf_sword_b,itm_dale_sword,itm_dale_sword_long,</text:p>
          </table:table-cell>
          <table:table-cell table:style-name="ce12" office:value-type="string" calcext:value-type="string">
            <text:p>itm_beorn_shield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3|knows_ironflesh_6|knows_shield_5|knows_power_throw_3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i5_beorning_warden_of_the_ford&quot;,&quot;Beorning_Warden_of_the_Ford&quot;,&quot;Beorning_Wardens_of_the_Ford&quot;,tfg_gloves| tfg_shield| tfg_armor| tfg_helm| tfg_boots,0,0,fac_beorn,[itm_north_skullcap,itm_beorn_helmet, itm_beorn_heavy_good,itm_leather_gloves,itm_leather_boots,itm_dwarf_sword_a,itm_dwarf_sword_b,itm_dale_sword,itm_dale_sword_long,itm_beorn_shield_good,],attr_tier_5,wp_tier_5,knows_common|knows_athletics_5|knows_power_strike_3|knows_ironflesh_6|knows_shield_5|knows_power_throw_3,beorn_face1,beorn_face2]," calcext:value-type="string">
            <text:p>["i5_beorning_warden_of_the_ford","Beorning_Warden_of_the_Ford","Beorning_Wardens_of_the_Ford",tfg_gloves| tfg_shield| tfg_armor| tfg_helm| tfg_boots,0,0,fac_beorn,[itm_north_skullcap,itm_beorn_helmet, itm_beorn_heavy_good,itm_leather_gloves,itm_leather_boots,itm_dwarf_sword_a,itm_dwarf_sword_b,itm_dale_sword,itm_dale_sword_long,itm_beorn_shield_good,],attr_tier_5,wp_tier_5,knows_common|knows_athletics_5|knows_power_strike_3|knows_ironflesh_6|knows_shield_5|knows_power_throw_3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tunic_good,itm_beorn_padded_bad,itm_beorn_berserk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</text:p>
          </table:table-cell>
          <table:table-cell table:style-name="ce12" office:value-type="string" calcext:value-type="string">
            <text:p>itm_javelin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6|knows_power_strike_4|knows_ironflesh_6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i3_beorning_carrock_lookout&quot;,&quot;Beorning_Carrock_Lookout&quot;,&quot;Beorning_Carrock_Lookouts&quot;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" calcext:value-type="string">
            <text:p>["i3_beorning_carrock_lookout","Beorning_Carrock_Lookout","Beorning_Carrock_Lookouts"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itm_beorn_helmet_light,</text:p>
          </table:table-cell>
          <table:table-cell table:style-name="ce12" office:value-type="string" calcext:value-type="string">
            <text:p>itm_beorn_padded, itm_beorn_berserk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7|knows_power_strike_5|knows_ironflesh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i4_beorning_carrock_fighter&quot;,&quot;Beorning_Carrock_Fighter&quot;,&quot;Beorning_Carrock_Fighters&quot;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" calcext:value-type="string">
            <text:p>["i4_beorning_carrock_fighter","Beorning_Carrock_Fighter","Beorning_Carrock_Fighters"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padded_good,itm_beorn_berserk_goo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8|knows_power_strike_7|knows_ironflesh_9|knows_power_throw_6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i5_beorning_carrock_berserker&quot;,&quot;Beorning_Carrock_Berserker&quot;,&quot;Beorning_Carrock_Berserkers&quot;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" calcext:value-type="string">
            <text:p>["i5_beorning_carrock_berserker","Beorning_Carrock_Berserker","Beorning_Carrock_Berserkers"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beorning_bear_warrio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chief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 itm_leather_boots_dark,itm_splinted_greaves,</text:p>
          </table:table-cell>
          <table:table-cell table:style-name="ce12" office:value-type="string" calcext:value-type="string">
            <text:p>itm_beorn_axe_reward,</text:p>
          </table:table-cell>
          <table:table-cell table:style-name="ce12" office:value-type="string" calcext:value-type="string">
            <text:p>itm_beorn_shield_reward,itm_rohirrim_throwing_axe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5|knows_power_strike_4|knows_ironflesh_8|knows_shield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i6_beorning_bear_warrior&quot;,&quot;Bear_Warrior&quot;,&quot;Bear_Warriors&quot;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4|knows_ironflesh_8|knows_shield_7|knows_power_throw_4,beorn_face1,beorn_face2]," calcext:value-type="string">
            <text:p>["i6_beorning_bear_warrior","Bear_Warrior","Bear_Warriors"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4|knows_ironflesh_8|knows_shield_7|knows_power_throw_4,beorn_face1,beorn_face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8" office:value-type="string" calcext:value-type="string">
            <text:p>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hood_grey_bad,</text:p>
          </table:table-cell>
          <table:table-cell table:style-name="ce12" office:value-type="string" calcext:value-type="string">
            <text:p>itm_north_leather,itm_dale_light_a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dale_pike, itm_dale_sword, itm_arrows,itm_short_bow,itm_axe_a,</text:p>
          </table:table-cell>
          <table:table-cell table:style-name="ce12" office:value-type="string" calcext:value-type="string">
            <text:p>itm_north_round_shiel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draw_2|knows_shield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swadian_face_younger_1</text:p>
          </table:table-cell>
          <table:table-cell table:style-name="ce26" office:value-type="string" calcext:value-type="string">
            <text:p>swadian_face_middle_2</text:p>
          </table:table-cell>
          <table:table-cell table:style-name="ce27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i1_dale_militia&quot;,&quot;Dale_Militiaman&quot;,&quot;Dale_Militia&quot;,tfg_boots| tfg_armor,0,0,fac_dale,[itm_north_leather_skullcap, itm_north_leather_skullcap_bad,itm_hood_grey_bad,itm_north_leather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swadian_face_younger_1,swadian_face_middle_2]," calcext:value-type="string">
            <text:p>["i1_dale_militia","Dale_Militiaman","Dale_Militia",tfg_boots| tfg_armor,0,0,fac_dale,[itm_north_leather_skullcap, itm_north_leather_skullcap_bad,itm_hood_grey_bad,itm_north_leather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swadian_face_younger_1,swadi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2" office:value-type="string" calcext:value-type="string">
            <text:p>itm_dale_light_a, itm_dale_light_a_good, itm_dale_med_b_bad,itm_dale_med_d_ba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dale_sword,itm_dale_pike, itm_axe_a, itm_axe_b, itm_axe_c,</text:p>
          </table:table-cell>
          <table:table-cell table:style-name="ce12" office:value-type="string" calcext:value-type="string">
            <text:p>itm_north_round_shield, itm_dale_shield_c, itm_dale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2|knows_shield_2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middle_2</text:p>
          </table:table-cell>
          <table:table-cell table:style-name="ce27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i2_dale_man_at_arms&quot;,&quot;Dale_Man-at-Arms&quot;,&quot;Dale_Men-at-Arms&quot;,tfg_shield| tfg_boots| tfg_armor| tfg_helm,0,0,fac_dale,[itm_north_leather_skullcap, itm_north_leather_skullcap_good, itm_north_skullcap, itm_north_skullcap_good, itm_dale_helmet_a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swadian_face_young_1,swadian_face_middle_2]," calcext:value-type="string">
            <text:p>["i2_dale_man_at_arms","Dale_Man-at-Arms","Dale_Men-at-Arms",tfg_shield| tfg_boots| tfg_armor| tfg_helm,0,0,fac_dale,[itm_north_leather_skullcap, itm_north_leather_skullcap_good, itm_north_skullcap, itm_north_skullcap_good, itm_dale_helmet_a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swadian_face_young_1,swadi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dale_scout</text:p>
          </table:table-cell>
          <table:table-cell table:style-name="ce3" office:value-type="string" calcext:value-type="string">
            <text:p>Dale_Scout</text:p>
          </table:table-cell>
          <table:table-cell table:style-name="ce3" office:value-type="string" calcext:value-type="string">
            <text:p>Dale_Scouts</text:p>
          </table:table-cell>
          <table:table-cell table:style-name="ce8" office:value-type="string" calcext:value-type="string">
            <text:p>tfg_ranged| 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</text:p>
          </table:table-cell>
          <table:table-cell table:style-name="ce12" office:value-type="string" calcext:value-type="string">
            <text:p><text:s/>itm_dale_light_a, itm_dale_light_a_good,itm_north_leather_ok,itm_north_leather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regular_bow,</text:p>
          </table:table-cell>
          <table:table-cell table:style-name="ce12" office:value-type="string" calcext:value-type="string">
            <text:p>itm_dale_sword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shield_1|knows_athletics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_2</text:p>
          </table:table-cell>
          <table:table-cell table:style-name="ce27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a2_dale_scout&quot;,&quot;Dale_Scout&quot;,&quot;Dale_Scouts&quot;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swadian_face_young_1,swadian_face_old_2]," calcext:value-type="string">
            <text:p>["a2_dale_scout","Dale_Scout","Dale_Scouts"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swadian_face_young_1,swadi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dale_bowman</text:p>
          </table:table-cell>
          <table:table-cell table:style-name="ce3" office:value-type="string" calcext:value-type="string">
            <text:p>Dale_Bowman</text:p>
          </table:table-cell>
          <table:table-cell table:style-name="ce3" office:value-type="string" calcext:value-type="string">
            <text:p>Dale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b,itm_dale_helmet_b,itm_dale_helmet_b, itm_dale_helmet_b_good,</text:p>
          </table:table-cell>
          <table:table-cell table:style-name="ce12" office:value-type="string" calcext:value-type="string">
            <text:p>itm_dale_med_b,itm_dale_med_b_bad,itm_dale_med_b_ok,itm_dale_med_b_bad,itm_dale_med_b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a, itm_axe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<text:span text:style-name="T4">knows_common|knows_ironflesh_2|knows_power_draw_2|knows_power_strike_1</text:span>|knows_athletics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a3_dale_bowman&quot;,&quot;Dale_Bowman&quot;,&quot;Dale_Bowmen&quot;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swadian_face_young_1,swadian_face_older_2]," calcext:value-type="string">
            <text:p>["a3_dale_bowman","Dale_Bowman","Dale_Bowmen"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swadian_face_young_1,swadi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dale_archer</text:p>
          </table:table-cell>
          <table:table-cell table:style-name="ce3" office:value-type="string" calcext:value-type="string">
            <text:p>Dale_Archer</text:p>
          </table:table-cell>
          <table:table-cell table:style-name="ce3" office:value-type="string" calcext:value-type="string">
            <text:p>Dale_Archers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,itm_dale_helmet_c,</text:p>
          </table:table-cell>
          <table:table-cell table:style-name="ce12" office:value-type="string" calcext:value-type="string">
            <text:p>itm_dale_med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b, itm_axe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<text:span text:style-name="T4">knows_common|knows_ironflesh_3|knows_power_draw_3|knows_power_strike_2</text:span>|knows_athletics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a4_dale_archer&quot;,&quot;Dale_Archer&quot;,&quot;Dale_Archers&quot;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swadian_face_young_1,swadian_face_older_2]," calcext:value-type="string">
            <text:p>["a4_dale_archer","Dale_Archer","Dale_Archers"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swadian_face_young_1,swadi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barding_bowman</text:p>
          </table:table-cell>
          <table:table-cell table:style-name="ce3" office:value-type="string" calcext:value-type="string">
            <text:p>Barding_Bowman</text:p>
          </table:table-cell>
          <table:table-cell table:style-name="ce3" office:value-type="string" calcext:value-type="string">
            <text:p>Barding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_good,itm_dale_helmet_c_good,</text:p>
          </table:table-cell>
          <table:table-cell table:style-name="ce12" office:value-type="string" calcext:value-type="string">
            <text:p>itm_dale_med_c,itm_dale_med_c_bad,itm_dale_med_c_good,itm_dale_med_c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arrows,itm_dale_bow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/>
          <table:table-cell table:style-name="ce23" office:value-type="string" calcext:value-type="string">
            <text:p>str_19|agi_18| int_8| cha_8|level(33)</text:p>
          </table:table-cell>
          <table:table-cell table:style-name="ce23" office:value-type="string" calcext:value-type="string">
            <text:p>wp_archery(260)|wp_melee(180)</text:p>
          </table:table-cell>
          <table:table-cell table:style-name="ce23" office:value-type="string" calcext:value-type="string">
            <text:p>knows_common|knows_ironflesh_4|knows_power_draw_4|knows_power_strike_2|knows_athletics_3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a5_barding_bowman&quot;,&quot;Barding_Bowman&quot;,&quot;Barding_Bowmen&quot;,tfg_ranged| tfg_boots| tfg_armor| tfg_helm,0,0,fac_dale,[itm_dale_helmet_d_good,itm_dale_helmet_c_good,itm_dale_med_c,itm_dale_med_c_bad,itm_dale_med_c_good,itm_dale_med_c_cloak,itm_leather_gloves_good,itm_leather_boots,itm_leather_boots_dark,itm_arrows,itm_arrows,itm_dale_bow,itm_dale_sword_broad, itm_axe_d,],str_19|agi_18| int_8| cha_8|level(33),wp_archery(260)|wp_melee(180),knows_common|knows_ironflesh_4|knows_power_draw_4|knows_power_strike_2|knows_athletics_3,swadian_face_young_1,swadian_face_older_2]," calcext:value-type="string">
            <text:p>["a5_barding_bowman","Barding_Bowman","Barding_Bowmen",tfg_ranged| tfg_boots| tfg_armor| tfg_helm,0,0,fac_dale,[itm_dale_helmet_d_good,itm_dale_helmet_c_good,itm_dale_med_c,itm_dale_med_c_bad,itm_dale_med_c_good,itm_dale_med_c_cloak,itm_leather_gloves_good,itm_leather_boots,itm_leather_boots_dark,itm_arrows,itm_arrows,itm_dale_bow,itm_dale_sword_broad, itm_axe_d,],str_19|agi_18| int_8| cha_8|level(33),wp_archery(260)|wp_melee(180),knows_common|knows_ironflesh_4|knows_power_draw_4|knows_power_strike_2|knows_athletics_3,swadian_face_young_1,swadi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ale_swordsman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d,</text:p>
          </table:table-cell>
          <table:table-cell table:style-name="ce12"/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dale_sword,</text:p>
          </table:table-cell>
          <table:table-cell table:style-name="ce12" office:value-type="string" calcext:value-type="string">
            <text:p>itm_dale_shield_a, itm_dale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2|knows_ironflesh_3|knows_shield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_2</text:p>
          </table:table-cell>
          <table:table-cell table:style-name="ce27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i3_dale_swordsman&quot;,&quot;Dale_Swordsman&quot;,&quot;Dale_Swordsmen&quot;,tfg_shield| tfg_boots| tfg_armor| tfg_helm,0,0,fac_dale,[itm_north_skullcap, itm_north_skullcap_good, itm_north_nasal_helm, itm_dale_helmet_a, itm_dale_helmet_a_good,itm_dale_med_d,itm_leather_boots,itm_leather_boots_dark,itm_dale_sword,itm_dale_shield_a, itm_dale_shield_b,],attr_tier_3,wp_tier_3,knows_common|knows_athletics_1|knows_power_strike_2|knows_ironflesh_3|knows_shield_2,swadian_face_young_1,swadian_face_old_2]," calcext:value-type="string">
            <text:p>["i3_dale_swordsman","Dale_Swordsman","Dale_Swordsmen",tfg_shield| tfg_boots| tfg_armor| tfg_helm,0,0,fac_dale,[itm_north_skullcap, itm_north_skullcap_good, itm_north_nasal_helm, itm_dale_helmet_a, itm_dale_helmet_a_good,itm_dale_med_d,itm_leather_boots,itm_leather_boots_dark,itm_dale_sword,itm_dale_shield_a, itm_dale_shield_b,],attr_tier_3,wp_tier_3,knows_common|knows_athletics_1|knows_power_strike_2|knows_ironflesh_3|knows_shield_2,swadian_face_young_1,swadi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ale_sergeant</text:p>
          </table:table-cell>
          <table:table-cell table:style-name="ce3" office:value-type="string" calcext:value-type="string">
            <text:p>Dale_Sergeant</text:p>
          </table:table-cell>
          <table:table-cell table:style-name="ce3" office:value-type="string" calcext:value-type="string">
            <text:p>Dale_Sergeant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d_good,itm_dale_heavy_a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sword,itm_dale_sword_broad,itm_axe_d,</text:p>
          </table:table-cell>
          <table:table-cell table:style-name="ce12" office:value-type="string" calcext:value-type="string">
            <text:p>itm_dale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4|knows_shield_3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i4_dale_sergeant&quot;,&quot;Dale_Sergeant&quot;,&quot;Dale_Sergeants&quot;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swadian_face_young_1,swadian_face_older_2]," calcext:value-type="string">
            <text:p>["i4_dale_sergeant","Dale_Sergeant","Dale_Sergeants"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swadian_face_young_1,swadi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ale_hearthman</text:p>
          </table:table-cell>
          <table:table-cell table:style-name="ce3" office:value-type="string" calcext:value-type="string">
            <text:p>Hearthman_of_Dale</text:p>
          </table:table-cell>
          <table:table-cell table:style-name="ce3" office:value-type="string" calcext:value-type="string">
            <text:p>Hearthmen_of_Dale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e,</text:p>
          </table:table-cell>
          <table:table-cell table:style-name="ce12" office:value-type="string" calcext:value-type="string">
            <text:p>itm_dale_heavy_a_goo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 office:value-type="string" calcext:value-type="string">
            <text:p>itm_dale_shield_b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4|knows_ironflesh_5|knows_shield_5</text:p>
          </table:table-cell>
          <table:table-cell table:style-name="ce26" office:value-type="string" calcext:value-type="string">
            <text:p>swadian_face_middle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i5_dale_hearthman&quot;,&quot;Hearthman_of_Dale&quot;,&quot;Hearthmen_of_Dale&quot;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swadian_face_middle_1,swadian_face_older_2]," calcext:value-type="string">
            <text:p>["i5_dale_hearthman","Hearthman_of_Dale","Hearthmen_of_Dale"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swadian_face_middle_1,swadi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ale_spear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c,</text:p>
          </table:table-cell>
          <table:table-cell table:style-name="ce12"/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pik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1|knows_ironflesh_1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_2</text:p>
          </table:table-cell>
          <table:table-cell table:style-name="ce27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i3_dale_spearman&quot;,&quot;Dale_Spearman&quot;,&quot;Dale_Spearmen&quot;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swadian_face_young_1,swadian_face_old_2]," calcext:value-type="string">
            <text:p>["i3_dale_spearman","Dale_Spearman","Dale_Spearmen"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swadian_face_young_1,swadi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c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ironflesh_2|knows_power_strike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i4_dale_billman&quot;,&quot;Dale_Billman&quot;,&quot;Dale_Billmen&quot;,tfg_boots| tfg_armor| tfg_helm,0,0,fac_dale,[itm_dale_helmet_c,itm_dale_med_c_good,itm_leather_gloves,itm_splinted_greaves,itm_dale_billhook,],attr_tier_4,wp_tier_4,knows_common|knows_athletics_2|knows_ironflesh_2|knows_power_strike_2,swadian_face_young_1,swadian_face_older_2]," calcext:value-type="string">
            <text:p>["i4_dale_billman","Dale_Billman","Dale_Billmen",tfg_boots| tfg_armor| tfg_helm,0,0,fac_dale,[itm_dale_helmet_c,itm_dale_med_c_good,itm_leather_gloves,itm_splinted_greaves,itm_dale_billhook,],attr_tier_4,wp_tier_4,knows_common|knows_athletics_2|knows_ironflesh_2|knows_power_strike_2,swadian_face_young_1,swadi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f,</text:p>
          </table:table-cell>
          <table:table-cell table:style-name="ce12" office:value-type="string" calcext:value-type="string">
            <text:p>itm_dale_heavy_b,itm_dale_heavy_b_good, itm_dale_heavy_b_pelt, itm_dale_heavy_b_lordly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ironflesh_5|knows_power_strike_4</text:p>
          </table:table-cell>
          <table:table-cell table:style-name="ce26" office:value-type="string" calcext:value-type="string">
            <text:p>swadian_face_middle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i5_dale_bill_master&quot;,&quot;Dale_Bill_Master&quot;,&quot;Dale_Bill_Masters&quot;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swadian_face_middle_1,swadian_face_older_2]," calcext:value-type="string">
            <text:p>["i5_dale_bill_master","Dale_Bill_Master","Dale_Bill_Masters"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swadian_face_middle_1,swadi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rhovanion_retainer</text:p>
          </table:table-cell>
          <table:table-cell table:style-name="ce3" office:value-type="string" calcext:value-type="string">
            <text:p>Northmen_Retainer</text:p>
          </table:table-cell>
          <table:table-cell table:style-name="ce3" office:value-type="string" calcext:value-type="string">
            <text:p>Northmen_Retainers</text:p>
          </table:table-cell>
          <table:table-cell table:style-name="ce8" office:value-type="string" calcext:value-type="string">
            <text:p>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dale_light_b, itm_dale_light_b_good,itm_north_leather_ok,</text:p>
          </table:table-cell>
          <table:table-cell table:style-name="ce12"/>
          <table:table-cell table:style-name="ce12" office:value-type="string" calcext:value-type="string">
            <text:p>itm_leather_boots_dark_bad,itm_rohan_shoes,</text:p>
          </table:table-cell>
          <table:table-cell table:style-name="ce12" office:value-type="string" calcext:value-type="string">
            <text:p>itm_dale_pik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2|knows_athletics_1|knows_ironflesh_1|knows_shield_3</text:p>
          </table:table-cell>
          <table:table-cell table:style-name="ce26" office:value-type="string" calcext:value-type="string">
            <text:p>nord_face_young_1</text:p>
          </table:table-cell>
          <table:table-cell table:style-name="ce26" office:value-type="string" calcext:value-type="string">
            <text:p>nord_face_old_2</text:p>
          </table:table-cell>
          <table:table-cell table:style-name="ce27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c2_rhovanion_retainer&quot;,&quot;Northmen_Retainer&quot;,&quot;Northmen_Retainers&quot;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nord_face_young_1,nord_face_old_2]," calcext:value-type="string">
            <text:p>["c2_rhovanion_retainer","Northmen_Retainer","Northmen_Retainers"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nord_face_young_1,nord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rhovanion_auxilia</text:p>
          </table:table-cell>
          <table:table-cell table:style-name="ce3" office:value-type="string" calcext:value-type="string">
            <text:p>Northmen_Auxiliary</text:p>
          </table:table-cell>
          <table:table-cell table:style-name="ce3" office:value-type="string" calcext:value-type="string">
            <text:p>Northmen_Auxilia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dale_light_b_good, itm_dale_light_b_lordly,itm_north_leather_good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4|knows_athletics_1|knows_ironflesh_1|knows_power_strike_1|knows_shield_3</text:p>
          </table:table-cell>
          <table:table-cell table:style-name="ce26" office:value-type="string" calcext:value-type="string">
            <text:p>nord_face_young_1</text:p>
          </table:table-cell>
          <table:table-cell table:style-name="ce26" office:value-type="string" calcext:value-type="string">
            <text:p>nord_face_old_2</text:p>
          </table:table-cell>
          <table:table-cell table:style-name="ce27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c3_rhovanion_auxilia&quot;,&quot;Northmen_Auxiliary&quot;,&quot;Northmen_Auxilia&quot;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nord_face_young_1,nord_face_old_2]," calcext:value-type="string">
            <text:p>["c3_rhovanion_auxilia","Northmen_Auxiliary","Northmen_Auxilia"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nord_face_young_1,nord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rhovanion_rider</text:p>
          </table:table-cell>
          <table:table-cell table:style-name="ce3" office:value-type="string" calcext:value-type="string">
            <text:p>Rhovanion_Rider</text:p>
          </table:table-cell>
          <table:table-cell table:style-name="ce3" office:value-type="string" calcext:value-type="string">
            <text:p>Rhovanion_Riders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_good, itm_north_skullcap, itm_north_nasal_helm, itm_north_skullcap_good,</text:p>
          </table:table-cell>
          <table:table-cell table:style-name="ce12" office:value-type="string" calcext:value-type="string">
            <text:p>itm_dale_med_a_bad, itm_dale_med_a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horse,itm_dale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ironflesh_2|knows_power_strike_2|knows_shield_4</text:p>
          </table:table-cell>
          <table:table-cell table:style-name="ce26" office:value-type="string" calcext:value-type="string">
            <text:p>nord_face_young_1</text:p>
          </table:table-cell>
          <table:table-cell table:style-name="ce26" office:value-type="string" calcext:value-type="string">
            <text:p>nord_face_older_2</text:p>
          </table:table-cell>
          <table:table-cell table:style-name="ce27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c4_rhovanion_rider&quot;,&quot;Rhovanion_Rider&quot;,&quot;Rhovanion_Riders&quot;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nord_face_young_1,nord_face_older_2]," calcext:value-type="string">
            <text:p>["c4_rhovanion_rider","Rhovanion_Rider","Rhovanion_Riders"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nord_face_young_1,nord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rhovanion_marchwarden</text:p>
          </table:table-cell>
          <table:table-cell table:style-name="ce3" office:value-type="string" calcext:value-type="string">
            <text:p>Rhovanion_Marchwarden</text:p>
          </table:table-cell>
          <table:table-cell table:style-name="ce3" office:value-type="string" calcext:value-type="string">
            <text:p>Rhovanion_Marchwardens</text:p>
          </table:table-cell>
          <table:table-cell table:style-name="ce8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itm_north_skullcap_good,</text:p>
          </table:table-cell>
          <table:table-cell table:style-name="ce12" office:value-type="string" calcext:value-type="string">
            <text:p>itm_dale_med_a_good,itm_dale_med_a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dale_sword_long, itm_javelin, itm_javelin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8|knows_shield_5|knows_ironflesh_3|knows_power_strike_3|knows_power_throw_6|knows_horse_archery_5</text:p>
          </table:table-cell>
          <table:table-cell table:style-name="ce26" office:value-type="string" calcext:value-type="string">
            <text:p>nord_face_middle_1</text:p>
          </table:table-cell>
          <table:table-cell table:style-name="ce26" office:value-type="string" calcext:value-type="string">
            <text:p>nord_face_older_2</text:p>
          </table:table-cell>
          <table:table-cell table:style-name="ce27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ac5_rhovanion_marchwarden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nord_face_middle_1,nord_face_older_2]," calcext:value-type="string">
            <text:p>["ac5_rhovanion_marchwarden","Rhovanion_Marchwarden","Rhovanion_Marchwardens"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nord_face_middle_1,nord_face_older_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rhovanion_noble</text:p>
          </table:table-cell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men</text:p>
          </table:table-cell>
          <table:table-cell table:style-name="ce8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 itm_north_nasal_helm_good,</text:p>
          </table:table-cell>
          <table:table-cell table:style-name="ce12" office:value-type="string" calcext:value-type="string">
            <text:p>itm_dale_heavy_c,itm_dale_heavy_c_good,</text:p>
          </table:table-cell>
          <table:table-cell table:style-name="ce12" office:value-type="string" calcext:value-type="string">
            <text:p>itm_leather_gloves_good,itm_mail_mittens,</text:p>
          </table:table-cell>
          <table:table-cell table:style-name="ce12" office:value-type="string" calcext:value-type="string">
            <text:p>itm_leather_boots_dark, itm_splinted_greaves_good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7|knows_shield_6|knows_ironflesh_4|knows_power_strike_3</text:p>
          </table:table-cell>
          <table:table-cell table:style-name="ce26" office:value-type="string" calcext:value-type="string">
            <text:p>nord_face_middle_1</text:p>
          </table:table-cell>
          <table:table-cell table:style-name="ce26" office:value-type="string" calcext:value-type="string">
            <text:p>nord_face_older_2</text:p>
          </table:table-cell>
          <table:table-cell table:style-name="ce27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c5_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nord_face_middle_1,nord_face_older_2]," calcext:value-type="string">
            <text:p>["c5_rhovanion_noble","Rhovanion_Noble","Rhovanion_Noblemen"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nord_face_middle_1,nord_face_older_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8" office:value-type="string" calcext:value-type="string">
            <text:p>tf_evil_man| tf_mount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hortsword,</text:p>
          </table:table-cell>
          <table:table-cell table:style-name="ce12" office:value-type="string" calcext:value-type="string">
            <text:p>itm_arrows,itm_hunting_bow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i1_rhun_tribesman&quot;,&quot;Rhun_Tribesman&quot;,&quot;Rhun_Tribesmen&quot;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" calcext:value-type="string">
            <text:p>["i1_rhun_tribesman","Rhun_Tribesman","Rhun_Tribesmen"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2_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8" office:value-type="string" calcext:value-type="string">
            <text:p>tf_evil_man| tf_mounted| tfg_boots| tfg_armor| tfg_horse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falchion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2|knows_riding_3|knows_horse_archery_2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ac2_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" calcext:value-type="string">
            <text:p>["ac2_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_bad, itm_rhun_helm_leather,itm_rhun_helm_round_bad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riding_5|knows_power_draw_3|knows_ironflesh_1|knows_horse_archery_3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ac3_rhun_horse_archer&quot;,&quot;Rhun_Horse_Archer&quot;,&quot;Rhun_Horse_Archers&quot;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3|knows_power_throw_1,rhun_man1,rhun_man2]," calcext:value-type="string">
            <text:p>["ac3_rhun_horse_archer","Rhun_Horse_Archer","Rhun_Horse_Archers"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3|knows_power_throw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8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, itm_rhun_helm_leather_good,itm_rhun_helm_roun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riding_6|knows_power_draw_4|knows_power_strike_1|knows_ironflesh_2|knows_horse_archery_5|knows_power_throw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ac4_rhun_veteran_horse_archer&quot;,&quot;Rhun_Veteran_Horse_Archer&quot;,&quot;Rhun_Veteran_Horse_Archers&quot;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" calcext:value-type="string">
            <text:p>["ac4_rhun_veteran_horse_archer","Rhun_Veteran_Horse_Archer","Rhun_Veteran_Horse_Archers"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rhun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8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round_good, itm_rhun_helm_barbed_good,</text:p>
          </table:table-cell>
          <table:table-cell table:style-name="ce12" office:value-type="string" calcext:value-type="string">
            <text:p>itm_rhun_armor_o,itm_rhun_armor_n,itm_rhun_armor_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arrows,itm_rhun_bow,</text:p>
          </table:table-cell>
          <table:table-cell table:style-name="ce12" office:value-type="string" calcext:value-type="string">
            <text:p>itm_rhun_sword,itm_rhun_bull1_shield,itm_rhun_bull2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riding_6|knows_power_strike_2|knows_power_draw_5|knows_power_throw_4|knows_ironflesh_2|knows_horse_archery_7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ac5_rhun_balchoth_horse_archer&quot;,&quot;Balchoth_Horse_Archer&quot;,&quot;Balchoth_Horse_Archers&quot;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7,rhun_man1,rhun_man2]," calcext:value-type="string">
            <text:p>["ac5_rhun_balchoth_horse_archer","Balchoth_Horse_Archer","Balchoth_Horse_Archers"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7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_bad, itm_rhun_helm_horde_bad, itm_rhun_helm_round_bad,</text:p>
          </table:table-cell>
          <table:table-cell table:style-name="ce12" office:value-type="string" calcext:value-type="string">
            <text:p>itm_rhun_armor_a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c3_rhun_swift_horseman&quot;,&quot;Rhun_Swift_Horseman&quot;,&quot;Rhun_Swift_Horsemen&quot;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" calcext:value-type="string">
            <text:p>["c3_rhun_swift_horseman","Rhun_Swift_Horseman","Rhun_Swift_Horsemen"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8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, itm_rhun_helm_horde, itm_rhun_helm_roun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itm_rhun_shield, 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c4_rhun_veteran_swift_horseman&quot;,&quot;Rhun_Veteran_Swift_Horseman&quot;,&quot;Rhun_Veteran_Swift_Horsemen&quot;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 itm_rhun_horse_d,itm_rhun_horse_b,],attr_evil_tier_4,wp_tier_4,knows_common|knows_riding_6|knows_power_strike_2|knows_power_draw_2|knows_power_throw_2|knows_ironflesh_2|knows_horse_archery_1,rhun_man1,rhun_man2]," calcext:value-type="string">
            <text:p>["c4_rhun_veteran_swift_horseman","Rhun_Veteran_Swift_Horseman","Rhun_Veteran_Swift_Horsemen"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 itm_rhun_horse_d,itm_rhun_horse_b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rhun_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8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_good,itm_rhun_helm_horde_good,itm_rhun_helm_round_good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shield,</text:p>
          </table:table-cell>
          <table:table-cell table:style-name="ce12" office:value-type="string" calcext:value-type="string">
            <text:p>itm_rhun_horse_e,itm_rhun_horse_f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c5_rhun_falcon_horseman&quot;,&quot;Falcon_Horseman&quot;,&quot;Falcon_Horsemen&quot;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" calcext:value-type="string">
            <text:p>["c5_rhun_falcon_horseman","Falcon_Horseman","Falcon_Horsemen"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rhun_tribal_warrior</text:p>
          </table:table-cell>
          <table:table-cell table:style-name="ce3" office:value-type="string" calcext:value-type="string">
            <text:p>Rhun_Tribal_Footman</text:p>
          </table:table-cell>
          <table:table-cell table:style-name="ce3" office:value-type="string" calcext:value-type="string">
            <text:p>Rhun_Tribal_Footmen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falchion,itm_rhun_shortsword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1|knows_athletics_2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i2_rhun_tribal_warrior&quot;,&quot;Rhun_Tribal_Footman&quot;,&quot;Rhun_Tribal_Footmen&quot;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" calcext:value-type="string">
            <text:p>["i2_rhun_tribal_warrior","Rhun_Tribal_Footman","Rhun_Tribal_Footmen"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rhun_tribal_infantry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_bad,itm_rhun_helm_horde_bad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glaive,itm_rhun_greatfalchion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ironflesh_1|knows_power_strike_1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i3_rhun_tribal_infantry&quot;,&quot;Rhun_Tribal_Warrior&quot;,&quot;Rhun_Tribal_Warriors&quot;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" calcext:value-type="string">
            <text:p>["i3_rhun_tribal_infantry","Rhun_Tribal_Warrior","Rhun_Tribal_Warriors"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rhun_vet_infantry</text:p>
          </table:table-cell>
          <table:table-cell table:style-name="ce3" office:value-type="string" calcext:value-type="string">
            <text:p>Rhun_Veteran_Warrior</text:p>
          </table:table-cell>
          <table:table-cell table:style-name="ce3" office:value-type="string" calcext:value-type="string">
            <text:p>Rhun_Veteran_Warriors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, itm_rhun_helm_horde, itm_rhun_helm_round_good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falchion,itm_rhun_glaive,itm_rhun_greatfalchion,itm_rhun_battleax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ironflesh_2|knows_power_strike_2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i4_rhun_vet_infantry&quot;,&quot;Rhun_Veteran_Warrior&quot;,&quot;Rhun_Veteran_Warriors&quot;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" calcext:value-type="string">
            <text:p>["i4_rhun_vet_infantry","Rhun_Veteran_Warrior","Rhun_Veteran_Warriors"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rhun_ox_warrior</text:p>
          </table:table-cell>
          <table:table-cell table:style-name="ce3" office:value-type="string" calcext:value-type="string">
            <text:p>Warrior_of_the_Ox</text:p>
          </table:table-cell>
          <table:table-cell table:style-name="ce3" office:value-type="string" calcext:value-type="string">
            <text:p>Warriors_of_the_Ox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_good, itm_rhun_helm_pot_good, itm_rhun_helm_horde_good,</text:p>
          </table:table-cell>
          <table:table-cell table:style-name="ce12" office:value-type="string" calcext:value-type="string">
            <text:p>itm_rhun_armor_g_good,itm_rhun_armor_h_good,itm_rhun_armor_p_bad,itm_rhun_armor_k_ba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leather_boots_dark_bad, itm_splinted_greaves,</text:p>
          </table:table-cell>
          <table:table-cell table:style-name="ce12" office:value-type="string" calcext:value-type="string">
            <text:p>itm_rhun_warpick, itm_rhun_mangler, itm_rhun_glaive, itm_rhun_battleaxe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ironflesh_3|knows_power_strike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5_rhun_ox_warrior&quot;,&quot;Warrior_of_the_Ox&quot;,&quot;Warriors_of_the_Ox&quot;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battleaxe,itm_rhun_bull2_shield,],attr_evil_tier_5,wp_tier_5,knows_common|knows_athletics_5|knows_shield_2|knows_ironflesh_3|knows_power_strike_3,rhun_man1,rhun_man2]," calcext:value-type="string">
            <text:p>["i5_rhun_ox_warrior","Warrior_of_the_Ox","Warriors_of_the_Ox"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battleaxe,itm_rhun_bull2_shield,],attr_evil_tier_5,wp_tier_5,knows_common|knows_athletics_5|knows_shield_2|knows_ironflesh_3|knows_power_strike_3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rhun_horseman</text:p>
          </table:table-cell>
          <table:table-cell table:style-name="ce3" office:value-type="string" calcext:value-type="string">
            <text:p>Horseman_of_Rhun</text:p>
          </table:table-cell>
          <table:table-cell table:style-name="ce3" office:value-type="string" calcext:value-type="string">
            <text:p>Horsemen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4|knows_power_draw_3|knows_power_throw_1|knows_horse_archery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c2_rhun_horseman&quot;,&quot;Horseman_of_Rhun&quot;,&quot;Horsemen_of_Rhun&quot;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" calcext:value-type="string">
            <text:p>["c2_rhun_horseman","Horseman_of_Rhun","Horsemen_of_Rhun"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rhun_outrider</text:p>
          </table:table-cell>
          <table:table-cell table:style-name="ce3" office:value-type="string" calcext:value-type="string">
            <text:p>Outrider_of_Rhun</text:p>
          </table:table-cell>
          <table:table-cell table:style-name="ce3" office:value-type="string" calcext:value-type="string">
            <text:p>Outriders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horde,itm_rhun_helm_round,itm_rhun_helm_pot_ba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itm_rhun_bull2_shield, </text:p>
          </table:table-cell>
          <table:table-cell table:style-name="ce12" office:value-type="string" calcext:value-type="string">
            <text:p>itm_rhun_horse_b,itm_rhun_horse_d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power_strike_1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c3_rhun_outrider&quot;,&quot;Outrider_of_Rhun&quot;,&quot;Outriders_of_Rhun&quot;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 itm_rhun_horse_b,itm_rhun_horse_d,],attr_evil_tier_3,wp_tier_3,knows_common|knows_riding_5|knows_power_draw_4|knows_power_strike_1|knows_ironflesh_1|knows_power_throw_1,rhun_man1,rhun_man2]," calcext:value-type="string">
            <text:p>["c3_rhun_outrider","Outrider_of_Rhun","Outriders_of_Rhun"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 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rhun_noble_rider</text:p>
          </table:table-cell>
          <table:table-cell table:style-name="ce3" office:value-type="string" calcext:value-type="string">
            <text:p>Noble_Rider_of_Rhun</text:p>
          </table:table-cell>
          <table:table-cell table:style-name="ce3" office:value-type="string" calcext:value-type="string">
            <text:p>Noble_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horde_good,itm_rhun_helm_barbed,itm_rhun_helm_pot,</text:p>
          </table:table-cell>
          <table:table-cell table:style-name="ce12" office:value-type="string" calcext:value-type="string">
            <text:p>itm_rhun_armor_n,itm_rhun_armor_h,itm_rhun_armor_g,</text:p>
          </table:table-cell>
          <table:table-cell table:style-name="ce12"/>
          <table:table-cell table:style-name="ce12" office:value-type="string" calcext:value-type="string">
            <text:p>itm_furry_boots,itm_leather_boots_dark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 office:value-type="string" calcext:value-type="string">
            <text:p>itm_rhun_horse_b,itm_rhun_horse_e,itm_rhun_horse_f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c4_rhun_noble_rider&quot;,&quot;Noble_Rider_of_Rhun&quot;,&quot;Noble_Riders_of_Rhun&quot;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" calcext:value-type="string">
            <text:p>["c4_rhun_noble_rider","Noble_Rider_of_Rhun","Noble_Riders_of_Rhun"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rhun_warrider</text:p>
          </table:table-cell>
          <table:table-cell table:style-name="ce3" office:value-type="string" calcext:value-type="string">
            <text:p>Warrider_of_Rhun</text:p>
          </table:table-cell>
          <table:table-cell table:style-name="ce3" office:value-type="string" calcext:value-type="string">
            <text:p>War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_good,itm_rhun_helm_pot_good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rhun_sword,itm_rhun_greatsword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c5_rhun_warrider&quot;,&quot;Warrider_of_Rhun&quot;,&quot;Warriders_of_Rhun&quot;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],attr_evil_tier_5,wp_tier_5,knows_common|knows_riding_6|knows_power_strike_3|knows_power_draw_2|knows_power_throw_2|knows_ironflesh_2|knows_horse_archery_1,rhun_man1,rhun_man2]," calcext:value-type="string">
            <text:p>["c5_rhun_warrider","Warrider_of_Rhun","Warriders_of_Rhun"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],attr_evil_tier_5,wp_tier_5,knows_common|knows_riding_6|knows_power_strike_3|knows_power_draw_2|knows_power_throw_2|knows_ironflesh_2|knows_horse_archery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rhun_warlord</text:p>
          </table:table-cell>
          <table:table-cell table:style-name="ce3" office:value-type="string" calcext:value-type="string">
            <text:p>Warlord_of_Rhun</text:p>
          </table:table-cell>
          <table:table-cell table:style-name="ce3" office:value-type="string" calcext:value-type="string">
            <text:p>Warlord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hieftain,</text:p>
          </table:table-cell>
          <table:table-cell table:style-name="ce12" office:value-type="string" calcext:value-type="string">
            <text:p>itm_rhun_armor_p_good,itm_rhun_armor_k_goo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rhun_sword,itm_rhun_greatfalchion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</text:p>
          </table:table-cell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power_strike_4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c6_rhun_warlord&quot;,&quot;Warlord_of_Rhun&quot;,&quot;Warlords_of_Rhun&quot;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riding_7|knows_power_strike_4|knows_power_draw_2|knows_power_throw_2|knows_ironflesh_2|knows_horse_archery_1,rhun_man1,rhun_man2]," calcext:value-type="string">
            <text:p>["c6_rhun_warlord","Warlord_of_Rhun","Warlords_of_Rhun"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riding_7|knows_power_strike_4|knows_power_draw_2|knows_power_throw_2|knows_ironflesh_2|knows_horse_archery_1,rhun_man1,rhun_man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dwarf_apprentice</text:p>
          </table:table-cell>
          <table:table-cell table:style-name="ce3" office:value-type="string" calcext:value-type="string">
            <text:p>Apprentice-dwarf</text:p>
          </table:table-cell>
          <table:table-cell table:style-name="ce3" office:value-type="string" calcext:value-type="string">
            <text:p>Apprentice-dwarve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</text:p>
          </table:table-cell>
          <table:table-cell table:style-name="ce12" table:number-columns-repeated="2"/>
          <table:table-cell table:style-name="ce23" office:value-type="string" calcext:value-type="string">
            <text:p>attr_dwarf_tier_1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2</text:p>
          </table:table-cell>
          <table:table-cell table:style-name="ce26" office:value-type="string" calcext:value-type="string">
            <text:p>dwarf_face_3</text:p>
          </table:table-cell>
          <table:table-cell table:style-name="ce27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f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" calcext:value-type="string">
            <text:p>["i1_dwarf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dwarf_warrior</text:p>
          </table:table-cell>
          <table:table-cell table:style-name="ce3" office:value-type="string" calcext:value-type="string">
            <text:p>Warrior-dwarf</text:p>
          </table:table-cell>
          <table:table-cell table:style-name="ce3" office:value-type="string" calcext:value-type="string">
            <text:p>Warrio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miner, itm_dwarf_miner_nasal,itm_dwarf_nasal_b,</text:p>
          </table:table-cell>
          <table:table-cell table:style-name="ce12" office:value-type="string" calcext:value-type="string">
            <text:p>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3|knows_power_strike_1|knows_power_throw_2|knows_shield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f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" calcext:value-type="string">
            <text:p>["i2_dwarf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warf_hardened_warrior</text:p>
          </table:table-cell>
          <table:table-cell table:style-name="ce3" office:value-type="string" calcext:value-type="string">
            <text:p>Hardened_Warrior-dwarf</text:p>
          </table:table-cell>
          <table:table-cell table:style-name="ce3" office:value-type="string" calcext:value-type="string">
            <text:p>Hardened_Warrior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helm_kettle, itm_dwarf_helm_round,itm_dwarf_nasal_b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2|knows_power_strike_2|knows_power_throw_2|knows_ironflesh_4|knows_shield_3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f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" calcext:value-type="string">
            <text:p>["i3_dwarf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warf_spearman</text:p>
          </table:table-cell>
          <table:table-cell table:style-name="ce3" office:value-type="string" calcext:value-type="string">
            <text:p>Spear-dwarf</text:p>
          </table:table-cell>
          <table:table-cell table:style-name="ce3" office:value-type="string" calcext:value-type="string">
            <text:p>Spea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strike_4|knows_ironflesh_5|knows_shield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f_spearman&quot;,&quot;Spear-dwarf&quot;,&quot;Spear-dwarves&quot;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" calcext:value-type="string">
            <text:p>["i4_dwarf_spearman","Spear-dwarf","Spear-dwarves"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warf_pikeman</text:p>
          </table:table-cell>
          <table:table-cell table:style-name="ce3" office:value-type="string" calcext:value-type="string">
            <text:p>Pike-dwarf</text:p>
          </table:table-cell>
          <table:table-cell table:style-name="ce3" office:value-type="string" calcext:value-type="string">
            <text:p>Pik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c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2|knows_power_strike_5|knows_ironflesh_6|knows_shield_4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f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" calcext:value-type="string">
            <text:p>["i5_dwarf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dwarf_longpikeman</text:p>
          </table:table-cell>
          <table:table-cell table:style-name="ce3" office:value-type="string" calcext:value-type="string">
            <text:p>Longpike_Dwarf</text:p>
          </table:table-cell>
          <table:table-cell table:style-name="ce3" office:value-type="string" calcext:value-type="string">
            <text:p>Longpike_Dwarves</text:p>
          </table:table-cell>
          <table:table-cell table:style-name="ce8" office:value-type="string" calcext:value-type="string">
            <text:p>tf_dwarf| tfg_armor| tfg_shield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itm_dwarf_scale_boots,</text:p>
          </table:table-cell>
          <table:table-cell table:style-name="ce12" office:value-type="string" calcext:value-type="string">
            <text:p>itm_dwarf_spear_b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7|knows_shield_5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f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" calcext:value-type="string">
            <text:p>["i6_dwarf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warf_axeman</text:p>
          </table:table-cell>
          <table:table-cell table:style-name="ce3" office:value-type="string" calcext:value-type="string">
            <text:p>Axedwarf</text:p>
          </table:table-cell>
          <table:table-cell table:style-name="ce3" office:value-type="string" calcext:value-type="string">
            <text:p>Axe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</text:p>
          </table:table-cell>
          <table:table-cell table:style-name="ce12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throw_2|knows_power_strike_5|knows_ironflesh_5|knows_shield_4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f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" calcext:value-type="string">
            <text:p>["i4_dwarf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warf_expert_axeman</text:p>
          </table:table-cell>
          <table:table-cell table:style-name="ce3" office:value-type="string" calcext:value-type="string">
            <text:p>Expert_Axedwarf</text:p>
          </table:table-cell>
          <table:table-cell table:style-name="ce3" office:value-type="string" calcext:value-type="string">
            <text:p>Expert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a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 itm_dwarf_battle_axe,</text:p>
          </table:table-cell>
          <table:table-cell table:style-name="ce12" office:value-type="string" calcext:value-type="string">
            <text:p>itm_dwarf_throwing_axe,itm_dwarf_throwing_axe,itm_dwarf_shield_b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3|knows_power_throw_4|knows_power_strike_6|knows_ironflesh_6|knows_shield_5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f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" calcext:value-type="string">
            <text:p>["i5_dwarf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dwarf_longbeard_axeman</text:p>
          </table:table-cell>
          <table:table-cell table:style-name="ce3" office:value-type="string" calcext:value-type="string">
            <text:p>Longbeard_Axedwarf</text:p>
          </table:table-cell>
          <table:table-cell table:style-name="ce3" office:value-type="string" calcext:value-type="string">
            <text:p>Longbeard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leather_dwarf_armo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battle_axe,</text:p>
          </table:table-cell>
          <table:table-cell table:style-name="ce12" office:value-type="string" calcext:value-type="string">
            <text:p>itm_dwarf_throwing_axe,itm_dwarf_throwing_axe,itm_dwarf_shield_b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throw_5|knows_power_strike_7|knows_ironflesh_7|knows_shield_6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dwarf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" calcext:value-type="string">
            <text:p>["i6_dwarf_longbeard_axeman","Longbeard_Axedwarf","Longbeard_Axedwarves"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dwarf_lookout</text:p>
          </table:table-cell>
          <table:table-cell table:style-name="ce3" office:value-type="string" calcext:value-type="string">
            <text:p>Lookout-dwarf</text:p>
          </table:table-cell>
          <table:table-cell table:style-name="ce3" office:value-type="string" calcext:value-type="string">
            <text:p>Lookout-dwarves</text:p>
          </table:table-cell>
          <table:table-cell table:style-name="ce8" office:value-type="string" calcext:value-type="string">
            <text:p>tf_dwarf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 <text:s/>itm_dwarf_miner_nasal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power_draw_1|knows_athletics_2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f_lookout&quot;,&quot;Lookout-dwarf&quot;,&quot;Lookout-dwarves&quot;,tf_dwarf| tfg_ranged| tfg_armor| tfg_helm| tfg_boots,0,0,fac_dwarf,[itm_dwarf_hood, itm_dwarf_miner,  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" calcext:value-type="string">
            <text:p>["a2_dwarf_lookout","Lookout-dwarf","Lookout-dwarves",tf_dwarf| tfg_ranged| tfg_armor| tfg_helm| tfg_boots,0,0,fac_dwarf,[itm_dwarf_hood, itm_dwarf_miner, <text:s/>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dwarf_scout</text:p>
          </table:table-cell>
          <table:table-cell table:style-name="ce3" office:value-type="string" calcext:value-type="string">
            <text:p>Scout-dwarf</text:p>
          </table:table-cell>
          <table:table-cell table:style-name="ce3" office:value-type="string" calcext:value-type="string">
            <text:p>Scout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helm_coif, itm_dwarf_miner, <text:s/>itm_dwarf_miner_nasal,</text:p>
          </table:table-cell>
          <table:table-cell table:style-name="ce12" office:value-type="string" calcext:value-type="string">
            <text:p>itm_dwarf_vest_lordly,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2</text:p>
          </table:table-cell>
          <table:table-cell table:style-name="ce23" office:value-type="string" calcext:value-type="string">
            <text:p>knows_common_dwarf|knows_athletics_4|knows_power_draw_2|knows_power_strike_2|knows_ironflesh_4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f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" calcext:value-type="string">
            <text:p>["a3_dwarf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dwarf_bowman</text:p>
          </table:table-cell>
          <table:table-cell table:style-name="ce3" office:value-type="string" calcext:value-type="string">
            <text:p>Bow-dwarf</text:p>
          </table:table-cell>
          <table:table-cell table:style-name="ce3" office:value-type="string" calcext:value-type="string">
            <text:p>Bow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horn_bow, itm_arrows,</text:p>
          </table:table-cell>
          <table:table-cell table:style-name="ce12" office:value-type="string" calcext:value-type="string">
            <text:p>itm_dwarf_hand_axe, itm_dwarf_swor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6|knows_power_draw_4|knows_power_strike_4|knows_ironflesh_5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f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" calcext:value-type="string">
            <text:p>["a4_dwarf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dwarf_longaxeman</text:p>
          </table:table-cell>
          <table:table-cell table:style-name="ce3" office:value-type="string" calcext:value-type="string">
            <text:p>Longaxe Dwarf</text:p>
          </table:table-cell>
          <table:table-cell table:style-name="ce3" office:value-type="string" calcext:value-type="string">
            <text:p>Longaxe Dwarves</text:p>
          </table:table-cell>
          <table:table-cell table:style-name="ce8" office:value-type="string" calcext:value-type="string">
            <text:p>tf_dwarf| tfg_armor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spear_c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8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f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" calcext:value-type="string">
            <text:p>["i6_dwarf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ron_hills_warrior</text:p>
          </table:table-cell>
          <table:table-cell table:style-name="ce3" office:value-type="string" calcext:value-type="string">
            <text:p>Iron_Hills_Warrior</text:p>
          </table:table-cell>
          <table:table-cell table:style-name="ce3" office:value-type="string" calcext:value-type="string">
            <text:p>Iron_Hills_Warriors</text:p>
          </table:table-cell>
          <table:table-cell table:style-name="ce8" office:value-type="string" calcext:value-type="string">
            <text:p>tf_dwarf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 itm_dwarf_helm_coif_reinf,</text:p>
          </table:table-cell>
          <table:table-cell table:style-name="ce12" office:value-type="string" calcext:value-type="string">
            <text:p>itm_leather_dwarf_armor_b, itm_dwarf_vest_b,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57" office:value-type="string" calcext:value-type="string">
            <text:p>knows_common|knows_ironflesh_2|knows_power_strike_3|knows_power_throw_1|knows_athletics_3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iron_hills_miner</text:p>
          </table:table-cell>
          <table:table-cell table:style-name="ce3" office:value-type="string" calcext:value-type="string">
            <text:p>Iron_Hills_Miner</text:p>
          </table:table-cell>
          <table:table-cell table:style-name="ce3" office:value-type="string" calcext:value-type="string">
            <text:p>Iron_Hills_Miner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, itm_dwarf_miner_reinf,</text:p>
          </table:table-cell>
          <table:table-cell table:style-name="ce12" office:value-type="string" calcext:value-type="string">
            <text:p>itm_dwarf_vest,itm_dwarf_vest_lordly,itm_leather_dwarf_armor_b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2|knows_power_strike_2|knows_power_throw_1|knows_athletics_2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ron_hills_infantry</text:p>
          </table:table-cell>
          <table:table-cell table:number-columns-repeated="2" table:style-name="ce3" office:value-type="string" calcext:value-type="string">
            <text:p>Iron_Hills_Infantry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</text:p>
          </table:table-cell>
          <table:table-cell table:style-name="ce12" office:value-type="string" calcext:value-type="string">
            <text:p>itm_dwarf_vest_b, 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great_mattock, itm_dwarf_mattock_good, itm_dwarf_sword_a,</text:p>
          </table:table-cell>
          <table:table-cell table:style-name="ce12" office:value-type="string" calcext:value-type="string">
            <text:p><text:s/>itm_dwarf_sword_a_good,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4|knows_power_strike_3|knows_ironflesh_5|knows_shield_2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iron_hills_battle_dwarf</text:p>
          </table:table-cell>
          <table:table-cell table:style-name="ce3" office:value-type="string" calcext:value-type="string">
            <text:p>Iron_Hills_Battle-dwarf</text:p>
          </table:table-cell>
          <table:table-cell table:style-name="ce3" office:value-type="string" calcext:value-type="string">
            <text:p>Iron_Hills_Battl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reinf, itm_dwarf_helm_fris_reinf,</text:p>
          </table:table-cell>
          <table:table-cell table:style-name="ce12" office:value-type="string" calcext:value-type="string">
            <text:p>itm_dwarf_vest_b,itm_dwarf_vest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, itm_dwarf_great_mattock,itm_dwarf_great_axe</text:p>
          </table:table-cell>
          <table:table-cell table:style-name="ce12" table:number-columns-repeated="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5|knows_power_strike_4|knows_ironflesh_7|knows_shield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dwarf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" calcext:value-type="string">
            <text:p>["i5_iron_hills_battle_dwarf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iron_hills_grors_guard</text:p>
          </table:table-cell>
          <table:table-cell table:style-name="ce3" office:value-type="string" calcext:value-type="string">
            <text:p>Gror's_Guard</text:p>
          </table:table-cell>
          <table:table-cell table:style-name="ce3" office:value-type="string" calcext:value-type="string">
            <text:p>Gror's_Guard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lordly, itm_dwarf_helm_fris_lordly,</text:p>
          </table:table-cell>
          <table:table-cell table:style-name="ce12" office:value-type="string" calcext:value-type="string">
            <text:p>itm_dwarf_armor_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_good,itm_dwarf_great_mattock_good,itm_dwarf_great_axe,itm_dwarf_great_axe_good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6|knows_power_strike_6|knows_ironflesh_9|knows_shield_5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iron_hills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" calcext:value-type="string">
            <text:p>["i6_iron_hills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gon_levy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8" office:value-type="string" calcext:value-type="string">
            <text:p>tf_gondor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bad,</text:p>
          </table:table-cell>
          <table:table-cell table:style-name="ce12" office:value-type="string" calcext:value-type="string">
            <text:p>itm_gon_jerkin,itm_white_tunic_a,</text:p>
          </table:table-cell>
          <table:table-cell table:style-name="ce16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weapon_master_1|knows_shield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i1_gon_levy&quot;,&quot;Gondor_Levy&quot;,&quot;Gondor_Levies&quot;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" calcext:value-type="string">
            <text:p>["i1_gon_levy","Gondor_Levy","Gondor_Levies"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gon_watchma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itm_gondor_short_sword,itm_good_mac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draw_1|knows_weapon_master_1|knows_shield_2|knows_athletics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i2_gon_watchman&quot;,&quot;Gondor_Watchman&quot;,&quot;Gondor_Watchmen&quot;,tf_gondor| tfg_armor| tfg_shield| tfg_boots| tfg_helm,0,0,fac_gondor,[itm_gondor_auxila_helm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" calcext:value-type="string">
            <text:p>["i2_gon_watchman","Gondor_Watchman","Gondor_Watchmen",tf_gondor| tfg_armor| tfg_shield| tfg_boots| tfg_helm,0,0,fac_gondor,[itm_gondor_auxila_helm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gon_footman</text:p>
          </table:table-cell>
          <table:table-cell table:style-name="ce3" office:value-type="string" calcext:value-type="string">
            <text:p>Footman_of_Gondor</text:p>
          </table:table-cell>
          <table:table-cell table:style-name="ce7" office:value-type="string" calcext:value-type="string">
            <text:p>Foot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_bad,</text:p>
          </table:table-cell>
          <table:table-cell table:style-name="ce12" office:value-type="string" calcext:value-type="string">
            <text:p>itm_gon_footman,</text:p>
          </table:table-cell>
          <table:table-cell table:style-name="ce17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itm_gondor_short_sword,itm_good_mace,</text:p>
          </table:table-cell>
          <table:table-cell table:style-name="ce20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J87];[.K87];[.L87];[.M87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i3_gon_footman&quot;,&quot;Footman_of_Gondor&quot;,&quot;Footmen_of_Gondor&quot;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" calcext:value-type="string">
            <text:p>["i3_gon_footman","Footman_of_Gondor","Footmen_of_Gondor"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Gondor Spearmen</text:p>
          </table:table-cell>
          <table:table-cell table:style-name="ce5" table:number-columns-repeated="12"/>
          <table:table-cell table:style-name="ce22"/>
          <table:table-cell table:style-name="ce5" table:number-columns-repeated="5"/>
          <table:table-cell table:style-name="ce28"/>
          <table:table-cell table:style-name="ce28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30" table:number-columns-repeated="43"/>
        </table:table-row>
        <table:table-row table:style-name="ro5">
          <table:table-cell table:style-name="ce3" office:value-type="string" calcext:value-type="string">
            <text:p>i4_gon_spearma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spear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i4_gon_spearman&quot;,&quot;Spearman_of_Gondor&quot;,&quot;Spearmen_of_Gondor&quot;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i4_gon_spearman","Spearman_of_Gondor","Spearmen_of_Gondor"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on_vet_spearma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3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i5_gon_vet_spearman&quot;,&quot;Veteran_Spearman_of_Gondor&quot;,&quot;Veteran_Spearmen_of_Gondor&quot;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" calcext:value-type="string">
            <text:p>["i5_gon_vet_spearman","Veteran_Spearman_of_Gondor","Veteran_Spearmen_of_Gondor"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gon_tower_spearman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3" office:value-type="string" calcext:value-type="string">
            <text:p>itm_gon_tower_guar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tower_spear,</text:p>
          </table:table-cell>
          <table:table-cell table:style-name="ce12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2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i6_gon_tower_spearman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" calcext:value-type="string">
            <text:p>["i6_gon_tower_spearman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Gondor swordsmen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gon_swordsma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i4_gon_swordsman&quot;,&quot;Swordsman_of_Gondor&quot;,&quot;Swordsmen_of_Gondor&quot;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i4_gon_swordsman","Swordsman_of_Gondor","Swordsmen_of_Gondor"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on_vet_swordsma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i5_gon_vet_swordsman&quot;,&quot;Veteran_Swordsman_of_Gondor&quot;,&quot;Veteran_Swordsmen_of_Gondor&quot;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" calcext:value-type="string">
            <text:p>["i5_gon_vet_swordsman","Veteran_Swordsman_of_Gondor","Veteran_Swordsmen_of_Gondor"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gon_tower_swordsman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tower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itadel_sword,</text:p>
          </table:table-cell>
          <table:table-cell table:style-name="ce13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i6_gon_tower_swordsman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" calcext:value-type="string">
            <text:p>["i6_gon_tower_swordsman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Gondor Noble Line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1_gon_nobleman</text:p>
          </table:table-cell>
          <table:table-cell table:number-columns-repeated="2" table:style-name="ce3" office:value-type="string" calcext:value-type="string">
            <text:p>Gondor_Noble</text:p>
          </table:table-cell>
          <table:table-cell table:style-name="ce8" office:value-type="string" calcext:value-type="string">
            <text:p><text:span text:style-name="T1">tf_gondor| tf_mounted| tfg_armor| tfg_boots| tfg_horse</text:span>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gondor_infantry_helm_bad, 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/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c1_gon_nobleman&quot;,&quot;Gondor_Noble&quot;,&quot;Gondor_Noble&quot;,tf_gondor| tf_mounted| tfg_armor| tfg_boots| tfg_horse,0,0,fac_gondor,[itm_gondor_auxila_helm,itm_gondor_infantry_helm_bad, itm_gon_jerkin,itm_gondor_light_greaves,itm_gondor_sword,itm_saddle_horse,],attr_tier_1,wp_tier_1,knows_common|knows_power_strike_2|knows_weapon_master_1|knows_riding_2|knows_trainer_2|knows_tactics_1|knows_inventory_management_1|knows_wound_treatment_1|knows_leadership_3,gondor_face1,gondor_face2]," calcext:value-type="string">
            <text:p>["c1_gon_nobleman","Gondor_Noble","Gondor_Noble",tf_gondor| tf_mounted| tfg_armor| tfg_boots| tfg_horse,0,0,fac_gondor,[itm_gondor_auxila_helm,itm_gondor_infantry_helm_bad, itm_gon_jerkin,itm_gondor_light_greaves,itm_gondor_sword,itm_saddle_horse,],attr_tier_1,wp_tier_1,knows_common|knows_power_strike_2|knows_weapon_master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gon_squire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8" office:value-type="string" calcext:value-type="string">
            <text:p>tf_gondor| tf_mounted| tfg_helm| tfg_armor| tfg_boots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3" office:value-type="string" calcext:value-type="string">
            <text:p>itm_gon_noble_cloak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c2_gon_squire&quot;,&quot;Squire_of_Gondor&quot;,&quot;Squires_of_Gondor&quot;,tf_gondor| tf_mounted| tfg_helm| tfg_armor| tfg_boots| tfg_horse,0,0,fac_gondor,[itm_gondor_auxila_helm_good,itm_gon_noble_cloak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" calcext:value-type="string">
            <text:p>["c2_gon_squire","Squire_of_Gondor","Squires_of_Gondor",tf_gondor| tf_mounted| tfg_helm| tfg_armor| tfg_boots| tfg_horse,0,0,fac_gondor,[itm_gondor_auxila_helm_good,itm_gon_noble_cloak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gon_vet_squire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c3_gon_vet_squire&quot;,&quot;Veteran_Squire_of_Gondor&quot;,&quot;Veteran_Squires_of_Gondor&quot;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c3_gon_vet_squire","Veteran_Squire_of_Gondor","Veteran_Squires_of_Gondor"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gon_knight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,</text:p>
          </table:table-cell>
          <table:table-cell table:style-name="ce13" office:value-type="string" calcext:value-type="string">
            <text:p>itm_g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c4_gon_knight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c4_gon_knight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gon_vet_knight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_good,</text:p>
          </table:table-cell>
          <table:table-cell table:style-name="ce12" office:value-type="string" calcext:value-type="string">
            <text:p>itm_gon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3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4|knows_shield_3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c5_gon_vet_knight&quot;,&quot;Veteran_Knight_of_Gondor&quot;,&quot;Veteran_Knights_of_Gondor&quot;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c5_gon_vet_knight","Veteran_Knight_of_Gondor","Veteran_Knights_of_Gondor"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gon_tower_knight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citadel_knight_helm,</text:p>
          </table:table-cell>
          <table:table-cell table:style-name="ce12" office:value-type="string" calcext:value-type="string">
            <text:p>itm_gon_tower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lance_banner,itm_gondor_citadel_sword,</text:p>
          </table:table-cell>
          <table:table-cell table:style-name="ce13" office:value-type="string" calcext:value-type="string">
            <text:p>itm_gondor_shield_b,</text:p>
          </table:table-cell>
          <table:table-cell table:style-name="ce13" office:value-type="string" calcext:value-type="string">
            <text:p>itm_gondor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6|knows_shield_4|knows_power_strike_6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c6_gon_tower_knight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c6_gon_tower_knight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Gondor Archers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30" table:number-columns-repeated="43"/>
        </table:table-row>
        <table:table-row table:style-name="ro5">
          <table:table-cell table:style-name="ce3" office:value-type="string" calcext:value-type="string">
            <text:p>a3_gon_bowman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bad,</text:p>
          </table:table-cell>
          <table:table-cell table:style-name="ce13" office:value-type="string" calcext:value-type="string">
            <text:p>itm_gon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1|knows_power_draw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a3_gon_bowman&quot;,&quot;Bowman_of_Gondor&quot;,&quot;Bowmen_of_Gondor&quot;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" calcext:value-type="string">
            <text:p>["a3_gon_bowman","Bowman_of_Gondor","Bowmen_of_Gondor"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gon_arche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,</text:p>
          </table:table-cell>
          <table:table-cell table:style-name="ce12" office:value-type="string" calcext:value-type="string">
            <text:p>itm_gon_archer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2|knows_power_draw_3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4_gon_arche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" calcext:value-type="string">
            <text:p>["a4_gon_arche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gon_vet_arche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good,</text:p>
          </table:table-cell>
          <table:table-cell table:style-name="ce12" office:value-type="string" calcext:value-type="string">
            <text:p>itm_gon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2|knows_power_draw_4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a5_gon_vet_archer&quot;,&quot;Veteran_Archer_of_Gondor&quot;,&quot;Veteran_Archers_of_Gondor&quot;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" calcext:value-type="string">
            <text:p>["a5_gon_vet_archer","Veteran_Archer_of_Gondor","Veteran_Archers_of_Gondor"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gon_tower_archer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archer_helm,</text:p>
          </table:table-cell>
          <table:table-cell table:style-name="ce13" office:value-type="string" calcext:value-type="string">
            <text:p>itm_gon_steward_guar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ow,itm_gondor_arrows,itm_gondor_arrows,</text:p>
          </table:table-cell>
          <table:table-cell table:style-name="ce12" office:value-type="string" calcext:value-type="string">
            <text:p>itm_gondor_citadel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athletics_3|knows_power_draw_6|knows_power_strike_2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6_gon_tower_archer&quot;,&quot;Archer_of_the_Tower_Guard&quot;,&quot;Archers_of_the_Tower_Guard&quot;,tf_gondor| tfg_ranged| tfg_shield| tfg_armor| tfg_helm| tfg_boots,0,0,fac_gondor,[itm_tower_archer_helm,itm_gon_steward_guard,itm_leather_gloves,itm_gondor_heavy_greaves,itm_gondor_bow,itm_gondor_arrows,itm_gondor_arrows,itm_gondor_citadel_sword,],attr_tier_6,wp_tier_bow_6,knows_common|knows_athletics_3|knows_power_draw_6|knows_power_strike_2|knows_ironflesh_2,gondor_face1,gondor_face3]," calcext:value-type="string">
            <text:p>["a6_gon_tower_archer","Archer_of_the_Tower_Guard","Archers_of_the_Tower_Guard",tf_gondor| tfg_ranged| tfg_shield| tfg_armor| tfg_helm| tfg_boots,0,0,fac_gondor,[itm_tower_archer_helm,itm_gon_steward_guard,itm_leather_gloves,itm_gondor_heavy_greaves,itm_gondor_bow,itm_gondor_arrows,itm_gondor_arrows,itm_gondor_citadel_sword,],attr_tier_6,wp_tier_bow_6,knows_common|knows_athletics_3|knows_power_draw_6|knows_power_strike_2|knows_ironflesh_2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Special Denethor Guards (only for scene)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steward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tower_spear,</text:p>
          </table:table-cell>
          <table:table-cell table:style-name="ce13" office:value-type="string" calcext:value-type="string">
            <text:p>itm_gon_tab_shield_b,</text:p>
          </table:table-cell>
          <table:table-cell table:style-name="ce13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4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ithilien_ranger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8" office:value-type="string" calcext:value-type="string">
            <text:p>tf_gondor| tfg_ranged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archery(170)|wp(170)</text:p>
          </table:table-cell>
          <table:table-cell table:style-name="ce23" office:value-type="string" calcext:value-type="string">
            <text:p>knows_common|knows_pathfinding_1|knows_riding_1|knows_athletics_6|knows_power_draw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a4_ithilien_ranger&quot;,&quot;Ranger_of_Ithilien&quot;,&quot;Rangers_of_Ithilien&quot;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" calcext:value-type="string">
            <text:p>["a4_ithilien_ranger","Ranger_of_Ithilien","Rangers_of_Ithilien"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ithilien_vet_ranger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(220)</text:p>
          </table:table-cell>
          <table:table-cell table:style-name="ce23" office:value-type="string" calcext:value-type="string">
            <text:p>knows_common|knows_pathfinding_2|knows_riding_1|knows_athletics_7|knows_power_draw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a5_ithilien_vet_ranger&quot;,&quot;Veteran_Ranger_of_Ithilien&quot;,&quot;Veteran_Rangers_of_Ithilien&quot;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" calcext:value-type="string">
            <text:p>["a5_ithilien_vet_ranger","Veteran_Ranger_of_Ithilien","Veteran_Rangers_of_Ithilien"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ithilien_master_ranger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2" office:value-type="string" calcext:value-type="string">
            <text:p>(itm_gon_ranger_skirt, imod_reinforced)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melee(320)|wp_archery(300)</text:p>
          </table:table-cell>
          <table:table-cell table:style-name="ce23" office:value-type="string" calcext:value-type="string">
            <text:p>knows_common|knows_pathfinding_3|knows_riding_1|knows_athletics_8|knows_power_draw_6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a6_ithilien_master_ranger&quot;,&quot;Master_Ranger_of_Ithilien&quot;,&quot;Master_Rangers_of_Ithilien&quot;,tf_gondor| tfg_ranged| tfg_armor| tfg_helm| tfg_boots,0,subfac_rangers,fac_gondor,[itm_gondor_ranger_hood_mask,(itm_gon_ranger_skirt, imod_reinforced)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" calcext:value-type="string">
            <text:p>["a6_ithilien_master_ranger","Master_Ranger_of_Ithilien","Master_Rangers_of_Ithilien",tf_gondor| tfg_ranged| tfg_armor| tfg_helm| tfg_boots,0,subfac_rangers,fac_gondor,[itm_gondor_ranger_hood_mask,(itm_gon_ranger_skirt, imod_reinforced)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46" office:value-type="string" calcext:value-type="string">
            <text:p>(itm_gon_ranger_skirt, imod_lordly)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7</text:p>
          </table:table-cell>
          <table:table-cell table:style-name="ce23" office:value-type="string" calcext:value-type="string">
            <text:p>wp_tier_7</text:p>
          </table:table-cell>
          <table:table-cell table:style-name="ce23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a6_ithilien_leader&quot;,&quot;Captain_of_Ithilien_Rangers&quot;,&quot;Captains_of_Ithilien_Rangers&quot;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a6_ithilien_leader","Captain_of_Ithilien_Rangers","Captains_of_Ithilien_Rangers"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Lossarnach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loss_woodsman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cloth_cap,</text:p>
          </table:table-cell>
          <table:table-cell table:style-name="ce12" office:value-type="string" calcext:value-type="string">
            <text:p>itm_lossarnach_shirt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throw_2|knows_weapon_master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i1_loss_woodsman&quot;,&quot;Woodsman_of_Lossarnach&quot;,&quot;Woodsmen_of_Lossarnach&quot;,tf_gondor| tfg_armor| tfg_boots,0,subfac_lossarnach,fac_gondor,[itm_lossarnach_cloth_cap,itm_lossarnach_shirt,itm_gondor_light_greaves,itm_loss_axe,itm_gon_tab_shield_a,itm_loss_throwing_axes,],attr_fief_tier_1,wp_tier_1,knows_common|knows_ironflesh_1|knows_power_strike_1|knows_power_throw_2|knows_weapon_master_1|knows_looting_1|knows_tracking_1|knows_pathfinding_1|knows_wound_treatment_1|knows_surgery_1|knows_first_aid_1|knows_persuasion_1|knows_trade_1,gondor_face1,gondor_face2]," calcext:value-type="string">
            <text:p>["i1_loss_woodsman","Woodsman_of_Lossarnach","Woodsmen_of_Lossarnach",tf_gondor| tfg_armor| tfg_boots,0,subfac_lossarnach,fac_gondor,[itm_lossarnach_cloth_cap,itm_lossarnach_shirt,itm_gondor_light_greaves,itm_loss_axe,itm_gon_tab_shield_a,itm_loss_throwing_axes,],attr_fief_tier_1,wp_tier_1,knows_common|knows_ironflesh_1|knows_power_strike_1|knows_power_throw_2|knows_weapon_master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loss_axeman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3" office:value-type="string" calcext:value-type="string">
            <text:p>itm_lossarnach_axe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3|knows_weapon_master_1|knows_athletics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i2_loss_axeman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attr_fief_tier_2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" calcext:value-type="string">
            <text:p>["i2_loss_axeman","Axeman_of_Lossarnach","Axemen_of_Lossarnach",tf_gondor| tfg_armor| tfg_shield| tfg_boots| tfg_helm,0,subfac_lossarnach,fac_gondor,[itm_lossarnach_leather_cap,itm_lossarnach_axeman,itm_gondor_light_greaves,itm_loss_axe,itm_gon_tab_shield_a,itm_loss_throwing_axes,],attr_fief_tier_2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loss_vet_axeman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2" office:value-type="string" calcext:value-type="string">
            <text:p>itm_lossarnach_vet_axe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power_throw_4|knows_athletics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i3_loss_vet_axeman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attr_fief_tier_3,wp_tier_3,knows_common|knows_power_throw_4|knows_athletics_3|knows_power_strike_3|knows_ironflesh_3,gondor_face1,gondor_face2]," calcext:value-type="string">
            <text:p>["i3_loss_vet_axeman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attr_fief_tier_3,wp_tier_3,knows_common|knows_power_throw_4|knows_athletics_3|knows_power_strike_3|knows_ironflesh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loss_heavy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8" office:value-type="string" calcext:value-type="string">
            <text:p>tf_gondor| tfg_shield| tfg_armor| tfg_helm| tfg_boots| tfg_glove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ssarnach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4|knows_power_throw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i4_loss_heavy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attr_fief_tier_4,wp_tier_4,knows_common|knows_athletics_4|knows_power_strike_5|knows_ironflesh_4|knows_power_throw_5,gondor_face1,gondor_face2]," calcext:value-type="string">
            <text:p>["i4_loss_heavy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attr_fief_tier_4,wp_tier_4,knows_common|knows_athletics_4|knows_power_strike_5|knows_ironflesh_4|knows_power_throw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loss_axemaster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vet_warrio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loss_war_axe,</text:p>
          </table:table-cell>
          <table:table-cell table:style-name="ce13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ironflesh_5|knows_power_throw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i5_loss_axemaster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attr_tier_5,wp_tier_5,knows_common|knows_athletics_5|knows_power_strike_7|knows_ironflesh_5|knows_power_throw_6,gondor_face1,gondor_face2]," calcext:value-type="string">
            <text:p>["i5_loss_axemaster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attr_tier_5,wp_tier_5,knows_common|knows_athletics_5|knows_power_strike_7|knows_ironflesh_5|knows_power_throw_6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loss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8" office:value-type="string" calcext:value-type="string">
            <text:p>tf_gondor| tf_mount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lossarnac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gondor_cav_sword,itm_loss_ax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i6_loss_leader&quot;,&quot;Captain_of_Lossarnach&quot;,&quot;Captains_of_Lossarnach&quot;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" calcext:value-type="string">
            <text:p>["i6_loss_leader","Captain_of_Lossarnach","Captains_of_Lossarnach"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Pelargir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pel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/>
          <table:table-cell table:style-name="ce12" office:value-type="string" calcext:value-type="string">
            <text:p>itm_pel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throw_1|knows_weapon_master_1|knows_shield_1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i1_pel_watchman&quot;,&quot;Pelargir_Watchman&quot;,&quot;Pelargir_Watchmen&quot;,tf_gondor| tfg_armor| tfg_helm| tfg_boots,0,subfac_pelargir,fac_gondor,[itm_pel_jerkin,itm_gondor_light_greaves,itm_pelargir_eket,itm_shortened_spear,],attr_fief_tier_1,wp_tier_2,knows_common|knows_ironflesh_1|knows_power_throw_1|knows_weapon_master_1|knows_shield_1|knows_athletics_1|knows_trainer_1|knows_tactics_2|knows_spotting_1|knows_inventory_management_1|knows_leadership_1|knows_trade_2,gondor_face1,gondor_face2]," calcext:value-type="string">
            <text:p>["i1_pel_watchman","Pelargir_Watchman","Pelargir_Watchmen",tf_gondor| tfg_armor| tfg_helm| tfg_boots,0,subfac_pelargir,fac_gondor,[itm_pel_jerkin,itm_gondor_light_greaves,itm_pelargir_eket,itm_shortened_spear,],attr_fief_tier_1,wp_tier_2,knows_common|knows_ironflesh_1|knows_power_throw_1|knows_weapon_master_1|knows_shield_1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pel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3" office:value-type="string" calcext:value-type="string">
            <text:p>itm_pel_marine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throw_3|knows_weapon_master_1|knows_shield_1|knows_athletics_3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a2_pel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attr_tier_2,wp_tier_3,knows_common|knows_ironflesh_1|knows_power_throw_3|knows_weapon_master_1|knows_shield_1|knows_athletics_3|knows_trainer_1|knows_tactics_2|knows_spotting_1|knows_inventory_management_1|knows_leadership_1|knows_trade_2,gondor_face1,gondor_face2]," calcext:value-type="string">
            <text:p>["a2_pel_marine","Pelargir_Marine","Pelargir_Marines",tf_gondor| tfg_ranged| tfg_shield| tfg_armor| tfg_helm| tfg_boots,0,subfac_pelargir,fac_gondor,[itm_pelargir_hood,itm_pel_marine,itm_gondor_light_greaves,itm_pelargir_eket,itm_gondor_javelin,itm_gon_tab_shield_a,],attr_tier_2,wp_tier_3,knows_common|knows_ironflesh_1|knows_power_throw_3|knows_weapon_master_1|knows_shield_1|knows_athletics_3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pel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2" office:value-type="string" calcext:value-type="string">
            <text:p>itm_pel_marine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dor_javelin,itm_gon_tab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throw_5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a3_pel_vet_marine&quot;,&quot;Pelargir_Veteran_Marine&quot;,&quot;Pelargir_Veteran_Marines&quot;,tf_gondor| tfg_ranged| tfg_shield| tfg_armor| tfg_helm| tfg_boots,0,subfac_pelargir,fac_gondor,[itm_pelargir_hood,itm_pel_marine,itm_gondor_light_greaves,itm_pelargir_eket,itm_gondor_javelin,itm_gondor_javelin,itm_gon_tab_shield_a,],attr_tier_5,wp_tier_5,knows_common|knows_athletics_6|knows_power_throw_5|knows_power_strike_2|knows_ironflesh_3,gondor_face1,gondor_face2]," calcext:value-type="string">
            <text:p>["a3_pel_vet_marine","Pelargir_Veteran_Marine","Pelargir_Veteran_Marines",tf_gondor| tfg_ranged| tfg_shield| tfg_armor| tfg_helm| tfg_boots,0,subfac_pelargir,fac_gondor,[itm_pelargir_hood,itm_pel_marine,itm_gondor_light_greaves,itm_pelargir_eket,itm_gondor_javelin,itm_gondor_javelin,itm_gon_tab_shield_a,],attr_tier_5,wp_tier_5,knows_common|knows_athletics_6|knows_power_throw_5|knows_power_strike_2|knows_ironflesh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pel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strike_1|knows_power_throw_1|knows_weapon_master_1|knows_shield_4|knows_athletics_1|knows_trainer_1|knows_tactics_2|knows_spotting_1|knows_inventory_management_1|knows_leadership_1|knows_trade_2 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i2_pel_infantry&quot;,&quot;Pelargir_Infantryman&quot;,&quot;Pelargir_Infantrymen&quot;,tf_gondor| tfg_gloves| tfg_shield| tfg_armor| tfg_helm| tfg_boots,0,subfac_pelargir,fac_gondor,[itm_pelargir_helmet_light,itm_pel_footman,itm_leather_gloves,itm_gondor_light_greaves,itm_pelargir_sword,itm_gon_tab_shield_b,],attr_tier_2,wp_tier_3,knows_common|knows_ironflesh_1|knows_power_strike_1|knows_power_throw_1|knows_weapon_master_1|knows_shield_4|knows_athletics_1|knows_trainer_1|knows_tactics_2|knows_spotting_1|knows_inventory_management_1|knows_leadership_1|knows_trade_2 ,gondor_face1,gondor_face2]," calcext:value-type="string">
            <text:p>["i2_pel_infantry","Pelargir_Infantryman","Pelargir_Infantrymen",tf_gondor| tfg_gloves| tfg_shield| tfg_armor| tfg_helm| tfg_boots,0,subfac_pelargir,fac_gondor,[itm_pelargir_helmet_light,itm_pel_footman,itm_leather_gloves,itm_gondor_light_greaves,itm_pelargir_sword,itm_gon_tab_shield_b,],attr_tier_2,wp_tier_3,knows_common|knows_ironflesh_1|knows_power_strike_1|knows_power_throw_1|knows_weapon_master_1|knows_shield_4|knows_athletics_1|knows_trainer_1|knows_tactics_2|knows_spotting_1|knows_inventory_management_1|knows_leadership_1|knows_trade_2 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pel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heavy,</text:p>
          </table:table-cell>
          <table:table-cell table:style-name="ce12" office:value-type="string" calcext:value-type="string">
            <text:p>itm_pelargir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4">knows_common|knows_athletics_2|knows_shield_5</text:span>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i3_pel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attr_tier_5,wp_tier_5,knows_common|knows_athletics_2|knows_shield_5|knows_power_strike_5|knows_ironflesh_5,gondor_face1,gondor_face2]," calcext:value-type="string">
            <text:p>["i3_pel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attr_tier_5,wp_tier_5,knows_common|knows_athletics_2|knows_shield_5|knows_power_strike_5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pel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elmet_light,</text:p>
          </table:table-cell>
          <table:table-cell table:style-name="ce13" office:value-type="string" calcext:value-type="string">
            <text:p>itm_pel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i6_pel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" calcext:value-type="string">
            <text:p>["i6_pel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pel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8" office:value-type="string" calcext:value-type="string">
            <text:p>tf_gondor| tfg_rang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argir_marine_leader,</text:p>
          </table:table-cell>
          <table:table-cell table:style-name="ce12"/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itm_gondor_javelin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a6_pel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" calcext:value-type="string">
            <text:p>["a6_pel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Lamedon</text:p>
          </table:table-cell>
          <table:table-cell table:style-name="ce5" table:number-columns-repeated="18"/>
          <table:table-cell table:style-name="ce28"/>
          <table:table-cell table:style-name="ce28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lam_clansma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lamedon_clans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itm_spear,</text:p>
          </table:table-cell>
          <table:table-cell table:style-name="ce12" office:value-type="string" calcext:value-type="string">
            <text:p>itm_gondor_arrows,itm_gondor_javelin,itm_gondor_javelin,itm_short_bow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i1_lam_clansman&quot;,&quot;Clansman_of_Lamedon&quot;,&quot;Clansmen_of_Lamedon&quot;,tf_gondor| tfg_armor| tfg_boots,0,subfac_ethring,fac_gondor,[itm_lamedon_clansman,itm_gondor_light_greaves,itm_loss_axe,itm_spear,itm_gondor_arrows,itm_gondor_javelin,itm_gondor_javelin,itm_short_bow,],attr_fief_tier_1,wp_tier_1,knows_common|knows_ironflesh_2|knows_power_strike_1|knows_weapon_master_1|knows_athletics_1|knows_looting_1|knows_pathfinding_1|knows_spotting_1|knows_inventory_management_1|knows_surgery_1|knows_first_aid_1|knows_leadership_1|knows_trade_1,gondor_face1,gondor_face2]," calcext:value-type="string">
            <text:p>["i1_lam_clansman","Clansman_of_Lamedon","Clansmen_of_Lamedon",tf_gondor| tfg_armor| tfg_boots,0,subfac_ethring,fac_gondor,[itm_lamedon_clansman,itm_gondor_light_greaves,itm_loss_axe,itm_spear,itm_gondor_arrows,itm_gondor_javelin,itm_gondor_javelin,itm_short_bow,],attr_fief_tier_1,wp_tier_1,knows_common|knows_ironflesh_2|knows_power_strike_1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lam_footma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8" office:value-type="string" calcext:value-type="string">
            <text:p>tf_gondor| tfg_shield| tfg_armor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amedon_hood,</text:p>
          </table:table-cell>
          <table:table-cell table:style-name="ce12" office:value-type="string" calcext:value-type="string">
            <text:p>itm_lamedon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gondor_spear,itm_loss_axe,itm_loss_axe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attr_fief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i2_lam_footma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attr_fief_tier_2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2_lam_footman","Footman_of_Lamedon","Footmen_of_Lamedon",tf_gondor| tfg_shield| tfg_armor| tfg_boots| tfg_helm,0,subfac_ethring,fac_gondor,[itm_lamedon_hood,itm_lamedon_footman,itm_gondor_light_greaves,itm_gondor_spear,itm_loss_axe,itm_loss_axe,itm_gondor_javelin,itm_gon_tab_shield_a,],attr_fief_tier_2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lam_vetera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veter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itm_gondor_spear,itm_gondor_sword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fief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i3_lam_vetera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attr_fief_tier_3,wp_tier_3,knows_common|knows_athletics_4|knows_power_strike_4|knows_ironflesh_5,gondor_face1,gondor_face2]," calcext:value-type="string">
            <text:p>["i3_lam_veteran","Veteran_of_Lamedon","Veterans_of_Lamedon",tf_gondor| tfg_shield| tfg_armor| tfg_helm| tfg_boots,0,subfac_ethring,fac_gondor,[itm_gondor_auxila_helm,itm_lamedon_veteran,itm_gondor_light_greaves,itm_loss_axe,itm_gondor_spear,itm_gondor_sword,itm_gon_tab_shield_a,],attr_fief_tier_3,wp_tier_3,knows_common|knows_athletics_4|knows_power_strike_4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lam_warrior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warrior,</text:p>
          </table:table-cell>
          <table:table-cell table:style-name="ce13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loss_axe,itm_gondor_sword,</text:p>
          </table:table-cell>
          <table:table-cell table:style-name="ce13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i4_lam_warrior&quot;,&quot;Warrior_of_Lamedon&quot;,&quot;Warriors_of_Lamedon&quot;,tf_gondor| tfg_shield| tfg_armor| tfg_helm| tfg_boots,0,subfac_ethring,fac_gondor,[itm_gondor_auxila_helm,itm_lamedon_warrior,itm_gondor_med_greaves,itm_loss_axe,itm_gondor_sword,itm_gon_tab_shield_d,],attr_fief_tier_4,wp_tier_4,knows_common|knows_athletics_4|knows_power_strike_5|knows_ironflesh_5,gondor_face1,gondor_face2]," calcext:value-type="string">
            <text:p>["i4_lam_warrior","Warrior_of_Lamedon","Warriors_of_Lamedon",tf_gondor| tfg_shield| tfg_armor| tfg_helm| tfg_boots,0,subfac_ethring,fac_gondor,[itm_gondor_auxila_helm,itm_lamedon_warrior,itm_gondor_med_greaves,itm_loss_axe,itm_gondor_sword,itm_gon_tab_shield_d,],attr_fief_tier_4,wp_tier_4,knows_common|knows_athletics_4|knows_power_strike_5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lam_champi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helm,</text:p>
          </table:table-cell>
          <table:table-cell table:style-name="ce13" office:value-type="string" calcext:value-type="string">
            <text:p>itm_lamedon_vet_warrio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2h_sword,itm_gondor_2h_sword,itm_loss_war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i5_lam_champion&quot;,&quot;Champion_of_Lamedon&quot;,&quot;Champions_of_Lamedon&quot;,tf_gondor| tfg_gloves| tfg_armor| tfg_helm| tfg_boots,0,subfac_ethring,fac_gondor,[itm_gondor_lamedon_helm,itm_lamedon_vet_warrior,itm_mail_mittens,itm_gondor_heavy_greaves,itm_gondor_2h_sword,itm_gondor_2h_sword,itm_loss_war_axe,],attr_tier_5,wp_tier_5,knows_common|knows_athletics_5|knows_power_strike_5|knows_ironflesh_6,gondor_face1,gondor_face2]," calcext:value-type="string">
            <text:p>["i5_lam_champion","Champion_of_Lamedon","Champions_of_Lamedon",tf_gondor| tfg_gloves| tfg_armor| tfg_helm| tfg_boots,0,subfac_ethring,fac_gondor,[itm_gondor_lamedon_helm,itm_lamedon_vet_warrior,itm_mail_mittens,itm_gondor_heavy_greaves,itm_gondor_2h_sword,itm_gondor_2h_sword,itm_loss_war_axe,],attr_tier_5,wp_tier_5,knows_common|knows_athletics_5|knows_power_strike_5|knows_ironflesh_6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lam_knight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8" office:value-type="string" calcext:value-type="string">
            <text:p>tf_gondor| tf_mounted | tfg_gloves| tfg_shield| tfg_horse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amedon_helm,</text:p>
          </table:table-cell>
          <table:table-cell table:style-name="ce12" office:value-type="string" calcext:value-type="string">
            <text:p>itm_lamed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6|knows_ironflesh_7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c5_lam_knight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attr_tier_5,wp_tier_5,knows_common|knows_riding_6|knows_power_strike_6|knows_ironflesh_7,gondor_face1,gondor_face2]," calcext:value-type="string">
            <text:p>["c5_lam_knight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attr_tier_5,wp_tier_5,knows_common|knows_riding_6|knows_power_strike_6|knows_ironflesh_7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lam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leader_helm,</text:p>
          </table:table-cell>
          <table:table-cell table:style-name="ce13" office:value-type="string" calcext:value-type="string">
            <text:p>itm_lamedon_leader_surcoat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c6_lam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c6_lam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Pinnath Gelin</text:p>
          </table:table-cell>
          <table:table-cell table:style-name="ce5" table:number-columns-repeated="6"/>
          <table:table-cell table:style-name="ce14"/>
          <table:table-cell table:style-name="ce5" table:number-columns-repeated="3"/>
          <table:table-cell table:style-name="ce14"/>
          <table:table-cell table:style-name="ce5" table:number-columns-repeated="7"/>
          <table:table-cell table:style-name="ce28"/>
          <table:table-cell table:style-name="ce28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pinnath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pinnath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gondor_arrows,itm_short_bow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i1_pinnath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attr_fief_tier_1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1_pinnath_plainsman","Plainsman_of_Pinnath_Gelin","Plainsmen_of_Pinnath_Gelin",tf_gondor| tfg_armor| tfg_boots,0,subfac_pinnath_gelin,fac_gondor,[itm_gondor_ranger_hood,itm_pinnath_footman,itm_gondor_light_greaves,itm_shortened_spear,itm_gondor_arrows,itm_short_bow,],attr_fief_tier_1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pinnath_rider</text:p>
          </table:table-cell>
          <table:table-cell table:style-name="ce3" office:value-type="string" calcext:value-type="string">
            <text:p>Rider_of_Pinnath_Gelin</text:p>
          </table:table-cell>
          <table:table-cell table:style-name="ce3" office:value-type="string" calcext:value-type="string">
            <text:p>Riders_of_Pinnath_Gelin</text:p>
          </table:table-cell>
          <table:table-cell table:style-name="ce8" office:value-type="string" calcext:value-type="string">
            <text:p>tf_gondor|tf_mounted|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pinnath_warrior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od_mace,</text:p>
          </table:table-cell>
          <table:table-cell table:style-name="ce13" office:value-type="string" calcext:value-type="string">
            <text:p>itm_gon_tab_shield_a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draw_1|knows_athletics_2|knows_riding_3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c2_pinnath_rider&quot;,&quot;Rider_of_Pinnath_Gelin&quot;,&quot;Riders_of_Pinnath_Gelin&quot;,tf_gondor|tf_mounted|tfg_shield| tfg_armor| tfg_helm| tfg_boots|tfg_horse,0,subfac_pinnath_gelin,fac_gondor,[itm_gondor_auxila_helm,itm_pinnath_warrior,itm_leather_gloves,itm_gondor_light_greaves,itm_good_mace,itm_gon_tab_shield_a,itm_gondor_courser,],attr_tier_2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" calcext:value-type="string">
            <text:p>["c2_pinnath_rider","Rider_of_Pinnath_Gelin","Riders_of_Pinnath_Gelin",tf_gondor|tf_mounted|tfg_shield| tfg_armor| tfg_helm| tfg_boots|tfg_horse,0,subfac_pinnath_gelin,fac_gondor,[itm_gondor_auxila_helm,itm_pinnath_warrior,itm_leather_gloves,itm_gondor_light_greaves,itm_good_mace,itm_gon_tab_shield_a,itm_gondor_courser,],attr_tier_2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pinnath_knight</text:p>
          </table:table-cell>
          <table:table-cell table:style-name="ce3" office:value-type="string" calcext:value-type="string">
            <text:p>Knight_of_Pinnath_Gelin</text:p>
          </table:table-cell>
          <table:table-cell table:style-name="ce3" office:value-type="string" calcext:value-type="string">
            <text:p>Knights_of_Pinnath_Gelin</text:p>
          </table:table-cell>
          <table:table-cell table:style-name="ce8" office:value-type="string" calcext:value-type="string">
            <text:p>tf_gondor|tf_mounted| tfg_gloves| 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itm_gondor_heavy_greaves, </text:p>
          </table:table-cell>
          <table:table-cell table:style-name="ce18" office:value-type="string" calcext:value-type="string">
            <text:p>itm_good_ma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riding_6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c3_pinnath_knight&quot;,&quot;Knight_of_Pinnath_Gelin&quot;,&quot;Knights_of_Pinnath_Gelin&quot;,tf_gondor|tf_mounted| tfg_gloves| tfg_shield| tfg_armor| tfg_helm| tfg_boots|tfg_horse,0,subfac_pinnath_gelin,fac_gondor,[itm_gondor_knight_helm_bad,itm_pinnath_leader,itm_leather_gloves,itm_gondor_med_greaves,itm_gondor_heavy_greaves, itm_good_mace,itm_gondor_lance,itm_gon_tab_shield_c,itm_gondor_hunter,],attr_tier_5,wp_tier_5,knows_common|knows_athletics_5|knows_riding_6|knows_power_strike_4|knows_ironflesh_5,gondor_face1,gondor_face2]," calcext:value-type="string">
            <text:p>["c3_pinnath_knight","Knight_of_Pinnath_Gelin","Knights_of_Pinnath_Gelin",tf_gondor|tf_mounted| tfg_gloves| tfg_shield| tfg_armor| tfg_helm| tfg_boots|tfg_horse,0,subfac_pinnath_gelin,fac_gondor,[itm_gondor_knight_helm_bad,itm_pinnath_leader,itm_leather_gloves,itm_gondor_med_greaves,itm_gondor_heavy_greaves, itm_good_mace,itm_gondor_lance,itm_gon_tab_shield_c,itm_gondor_hunter,],attr_tier_5,wp_tier_5,knows_common|knows_athletics_5|knows_riding_6|knows_power_strike_4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pinnath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pinnath_ve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4</text:p>
          </table:table-cell>
          <table:table-cell table:style-name="ce57" office:value-type="string" calcext:value-type="string">
            <text:p>knows_common|knows_power_strike_1|knows_power_draw_3|knows_athletics_4|knows_riding_1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a2_pinnath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attr_tier_2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" calcext:value-type="string">
            <text:p>["a2_pinnath_bowman","Bowman_of_Pinnath_Gelin","Bowmen_of_Pinnath_Gelin",tf_gondor| tfg_ranged| tfg_armor| tfg_helm| tfg_boots,0,subfac_pinnath_gelin,fac_gondor,[itm_gondor_ranger_hood,itm_pinnath_vet_footman,itm_gondor_light_greaves,itm_gondor_arrows,itm_regular_bow,itm_good_mace,],attr_tier_2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pinnath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itm_gondor_auxila_helm,</text:p>
          </table:table-cell>
          <table:table-cell table:style-name="ce12" office:value-type="string" calcext:value-type="string">
            <text:p>itm_pinnath_archer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a3_pinnath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attr_fief_tier_4,wp_tier_bow_5,knows_common|knows_athletics_6|knows_power_draw_5|knows_power_strike_5|knows_ironflesh_4,gondor_face1,gondor_face2]," calcext:value-type="string">
            <text:p>["a3_pinnath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attr_fief_tier_4,wp_tier_bow_5,knows_common|knows_athletics_6|knows_power_draw_5|knows_power_strike_5|knows_ironflesh_4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eader_helm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med_greaves,itm_gondor_heavy_greaves, 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c6_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heavy_greaves, itm_gondor_cav_sword,itm_gon_tab_shield_c,itm_gondor_hunter,],attr_tier_6,wp_tier_6,knows_common|knows_riding_8|knows_shield_9|knows_power_strike_8|knows_ironflesh_10,gondor_face1,gondor_face3]," calcext:value-type="string">
            <text:p>["c6_pinnath_leader","Captain_of_Pinnath_Gelin","Captains_of_Pinnath_Gelin",tf_gondor| tf_mounted| tfg_shield| tfg_armor| tfg_helm| tfg_horse| tfg_boots,0,subfac_pinnath_gelin,fac_gondor,[itm_gondor_leader_helm,itm_pinnath_leader,itm_mail_mittens,itm_gondor_med_greaves,itm_gondor_heavy_greaves, 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Blackroot Vale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blackroot_hunter</text:p>
          </table:table-cell>
          <table:table-cell table:style-name="ce3" office:value-type="string" calcext:value-type="string">
            <text:p>Hunter_of_Blackroot_Vale</text:p>
          </table:table-cell>
          <table:table-cell table:style-name="ce3" office:value-type="string" calcext:value-type="string">
            <text:p>Hunters_of_Blackroot_Vale</text:p>
          </table:table-cell>
          <table:table-cell table:style-name="ce8" office:value-type="string" calcext:value-type="string">
            <text:p>tf_gondor| <text:s/>tfg_armor| <text:s/>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short_bow,itm_gondor_arrow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a1_blackroot_hunter&quot;,&quot;Hunter_of_Blackroot_Vale&quot;,&quot;Hunters_of_Blackroot_Vale&quot;,tf_gondor|  tfg_armor|  tfg_boots,0,subfac_blackroot,fac_gondor,[itm_hood_black,itm_blackroot_footman,itm_gondor_light_greaves,itm_short_bow,itm_gondor_arrows,itm_shortened_spear,],attr_fief_tier_1,wp_tier_bow_2,knows_common|knows_ironflesh_1|knows_power_draw_2|knows_athletics_2|knows_looting_1|knows_tracking_2|knows_spotting_2|knows_surgery_1|knows_prisoner_management_1|knows_leadership_1,gondor_face1,gondor_face2]," calcext:value-type="string">
            <text:p>["a1_blackroot_hunter","Hunter_of_Blackroot_Vale","Hunters_of_Blackroot_Vale",tf_gondor| <text:s/>tfg_armor| <text:s/>tfg_boots,0,subfac_blackroot,fac_gondor,[itm_hood_black,itm_blackroot_footman,itm_gondor_light_greaves,itm_short_bow,itm_gondor_arrows,itm_shortened_spear,],attr_fief_tier_1,wp_tier_bow_2,knows_common|knows_ironflesh_1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blackroot_bowman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draw_3|knows_athletics_3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a2_blackroot_bowman&quot;,&quot;Bowman_of_Blackroot_Vale&quot;,&quot;Bowmen_of_Blackroot_Vale&quot;,tf_gondor| tfg_ranged| tfg_armor| tfg_helm| tfg_boots,0,subfac_blackroot,fac_gondor,[itm_hood_black,itm_blackroot_footman,itm_gondor_light_greaves,itm_gondor_arrows,itm_regular_bow,itm_gondor_short_sword,],attr_tier_2,wp_tier_bow_3,knows_common|knows_ironflesh_1|knows_power_draw_3|knows_athletics_3|knows_looting_1|knows_tracking_2|knows_spotting_2|knows_surgery_1|knows_prisoner_management_1|knows_leadership_1,gondor_face1,gondor_face2]," calcext:value-type="string">
            <text:p>["a2_blackroot_bowman","Bowman_of_Blackroot_Vale","Bowmen_of_Blackroot_Vale",tf_gondor| tfg_ranged| tfg_armor| tfg_helm| tfg_boots,0,subfac_blackroot,fac_gondor,[itm_hood_black,itm_blackroot_footman,itm_gondor_light_greaves,itm_gondor_arrows,itm_regular_bow,itm_gondor_short_sword,],attr_tier_2,wp_tier_bow_3,knows_common|knows_ironflesh_1|knows_power_draw_3|knows_athletics_3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blackroot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3" office:value-type="string" calcext:value-type="string">
            <text:p>itm_blackroot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5|knows_power_draw_3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a3_blackroot_archer&quot;,&quot;Archer_of_Blackroot_Vale&quot;,&quot;Archers_of_Blackroot_Vale&quot;,tf_gondor| tfg_ranged| tfg_armor| tfg_helm| tfg_boots,0,subfac_blackroot,fac_gondor,[itm_hood_black,itm_blackroot_bowman,itm_gondor_med_greaves,itm_gondor_arrows,itm_gondor_bow,itm_gondor_short_sword,],attr_fief_tier_4,wp_tier_bow_4,knows_common|knows_athletics_5|knows_power_draw_3|knows_power_strike_2|knows_ironflesh_3,gondor_face1,gondor_face2]," calcext:value-type="string">
            <text:p>["a3_blackroot_archer","Archer_of_Blackroot_Vale","Archers_of_Blackroot_Vale",tf_gondor| tfg_ranged| tfg_armor| tfg_helm| tfg_boots,0,subfac_blackroot,fac_gondor,[itm_hood_black,itm_blackroot_bowman,itm_gondor_med_greaves,itm_gondor_arrows,itm_gondor_bow,itm_gondor_short_sword,],attr_fief_tier_4,wp_tier_bow_4,knows_common|knows_athletics_5|knows_power_draw_3|knows_power_strike_2|knows_ironflesh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blackroot_footman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_bad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i2_blackroot_footman&quot;,&quot;Footman_of_Blackroot_Vale&quot;,&quot;Footmen_of_Blackroot_Vale&quot;,tf_gondor| tfg_armor| tfg_helm| tfg_boots,0,subfac_blackroot,fac_gondor,[itm_gondor_auxila_helm_bad,itm_blackroot_footman,itm_gondor_light_greaves,itm_gondor_spear,itm_gon_tab_shield_a,],attr_tier_2,wp_tier_3,knows_common|knows_ironflesh_2|knows_power_strike_2|knows_power_draw_2|knows_athletics_2|knows_looting_1|knows_tracking_2|knows_spotting_2|knows_surgery_1|knows_prisoner_management_1|knows_leadership_1,gondor_face1,gondor_face2]," calcext:value-type="string">
            <text:p>["i2_blackroot_footman","Footman_of_Blackroot_Vale","Footmen_of_Blackroot_Vale",tf_gondor| tfg_armor| tfg_helm| tfg_boots,0,subfac_blackroot,fac_gondor,[itm_gondor_auxila_helm_bad,itm_blackroot_footman,itm_gondor_light_greaves,itm_gondor_spear,itm_gon_tab_shield_a,],attr_tier_2,wp_tier_3,knows_common|knows_ironflesh_2|knows_power_strike_2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blackroot_spearman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2" office:value-type="string" calcext:value-type="string">
            <text:p>itm_blackroot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i3_blackroot_spearman&quot;,&quot;Spearman_of_Blackroot_Vale&quot;,&quot;Spearmen_of_Blackroot_Vale&quot;,tf_gondor| tfg_gloves| tfg_armor| tfg_helm| tfg_boots,0,subfac_blackroot,fac_gondor,[itm_gondor_auxila_helm,itm_blackroot_warrior,itm_leather_gloves,itm_gondor_med_greaves,itm_gondor_spear,itm_gon_tab_shield_d,],attr_fief_tier_4,wp_tier_4,knows_common|knows_athletics_5|knows_power_strike_5|knows_ironflesh_5,gondor_face1,gondor_face2]," calcext:value-type="string">
            <text:p>["i3_blackroot_spearman","Spearman_of_Blackroot_Vale","Spearmen_of_Blackroot_Vale",tf_gondor| tfg_gloves| tfg_armor| tfg_helm| tfg_boots,0,subfac_blackroot,fac_gondor,[itm_gondor_auxila_helm,itm_blackroot_warrior,itm_leather_gloves,itm_gondor_med_greaves,itm_gondor_spear,itm_gon_tab_shield_d,],attr_fief_tier_4,wp_tier_4,knows_common|knows_athletics_5|knows_power_strike_5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blackroot_shadow_hunter</text:p>
          </table:table-cell>
          <table:table-cell table:style-name="ce3" office:value-type="string" calcext:value-type="string">
            <text:p>Morthond_Shadow_Hunter</text:p>
          </table:table-cell>
          <table:table-cell table:style-name="ce3" office:value-type="string" calcext:value-type="string">
            <text:p>Morthond_Shadow_Hunt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blackroot_leader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_tab_shield_c,itm_gondor_spear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melee(200)|wp_archery(200)</text:p>
          </table:table-cell>
          <table:table-cell table:style-name="ce23" office:value-type="string" calcext:value-type="string">
            <text:p>knows_common|knows_athletics_7|knows_power_draw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a5_blackroot_shadow_hunter&quot;,&quot;Morthond_Shadow_Hunter&quot;,&quot;Morthond_Shadow_Hunters&quot;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a5_blackroot_shadow_hunter","Morthond_Shadow_Hunter","Morthond_Shadow_Hunters"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Dol Amroth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amroth_recruit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8" office:value-type="string" calcext:value-type="string">
            <text:p>tf_gondor| tfg_armor| tfg_shield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3" office:value-type="string" calcext:value-type="string">
            <text:p>itm_dol_shirt,</text:p>
          </table:table-cell>
          <table:table-cell table:style-name="ce12"/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i1_amroth_recruit&quot;,&quot;Dol_Amroth_Recruit&quot;,&quot;Dol_Amroth_Recruits&quot;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" calcext:value-type="string">
            <text:p>["i1_amroth_recruit","Dol_Amroth_Recruit","Dol_Amroth_Recruits"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amroth_squire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2" office:value-type="string" calcext:value-type="string">
            <text:p>itm_dol_padded_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ol_shoes,</text:p>
          </table:table-cell>
          <table:table-cell table:style-name="ce12" office:value-type="string" calcext:value-type="string">
            <text:p>itm_gondor_lance,itm_amroth_sword_a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c2_amroth_squire&quot;,&quot;Squire_of_Dol_Amroth&quot;,&quot;Squires_of_Dol_Amroth&quot;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" calcext:value-type="string">
            <text:p>["c2_amroth_squire","Squire_of_Dol_Amroth","Squires_of_Dol_Amroth"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amroth_vet_squire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dolamroth_helm_bad,</text:p>
          </table:table-cell>
          <table:table-cell table:style-name="ce13" office:value-type="string" calcext:value-type="string">
            <text:p>itm_dol_padded_coat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lance,itm_amroth_sword_a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c3_amroth_vet_squire&quot;,&quot;Veteran_Squire_of_Dol_Amroth&quot;,&quot;Veteran_Squires_of_Dol_Amroth&quot;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c3_amroth_vet_squire","Veteran_Squire_of_Dol_Amroth","Veteran_Squires_of_Dol_Amroth"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amroth_knight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8" office:value-type="string" calcext:value-type="string">
            <text:p>tf_gondor| tf_mounted| tfg_gloves| tfg_shield| tfg_armor| tfg_helm| tfg_horse| tfg_boots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,</text:p>
          </table:table-cell>
          <table:table-cell table:style-name="ce12" office:value-type="string" calcext:value-type="string">
            <text:p>itm_dol_hauber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3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c4_amroth_knight&quot;,&quot;Knight_of_Dol_Amroth&quot;,&quot;Knights_of_Dol_Amroth&quot;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c4_amroth_knight","Knight_of_Dol_Amroth","Knights_of_Dol_Amroth"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amroth_vet_knight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_good,</text:p>
          </table:table-cell>
          <table:table-cell table:style-name="ce12" office:value-type="string" calcext:value-type="string">
            <text:p>itm_dol_heavy_mail,itm_dol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2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c5_amroth_vet_knight&quot;,&quot;Veteran_Knight_of_Dol_Amroth&quot;,&quot;Veteran_Knights_of_Dol_Amroth&quot;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c5_amroth_vet_knight","Veteran_Knight_of_Dol_Amroth","Veteran_Knights_of_Dol_Amroth"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amroth_swan_knight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swan_knight_helm,</text:p>
          </table:table-cell>
          <table:table-cell table:style-name="ce12" office:value-type="string" calcext:value-type="string">
            <text:p>itm_dol_very_heavy_mail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lance_banner,itm_amroth_sword_b,</text:p>
          </table:table-cell>
          <table:table-cell table:style-name="ce13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(360)</text:p>
          </table:table-cell>
          <table:table-cell table:style-name="ce23" office:value-type="string" calcext:value-type="string">
            <text:p>knows_common|knows_riding_8|knows_shield_4|knows_power_strike_8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c6_amroth_swan_knight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c6_amroth_swan_knight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dol_very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bastard,itm_amroth_lance_banner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c6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c6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Lothlorien #Lorien</text:p>
          </table:table-cell>
          <table:table-cell table:style-name="ce4" table:number-columns-repeated="19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 #Lorien" calcext:value-type="string">
            <text:p>#Lothlorien #Lorie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8" office:value-type="string" calcext:value-type="string">
            <text:p>tf_lorien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lorien_archer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2|knows_weapon_master_1|knows_athletics_2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a1_lorien_scout&quot;,&quot;Lothlorien_Scout&quot;,&quot;Lothlorien_Scouts&quot;,tf_lorien| tfg_ranged| tfg_armor| tfg_boots| tf_no_capture_alive,0,0,fac_lorien,[itm_hood_grey,itm_lorien_archer,itm_lorien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" calcext:value-type="string">
            <text:p>["a1_lorien_scout","Lothlorien_Scout","Lothlorien_Scouts",tf_lorien| tfg_ranged| tfg_armor| tfg_boots| tf_no_capture_alive,0,0,fac_lorien,[itm_hood_grey,itm_lorien_archer,itm_lorien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8" office:value-type="string" calcext:value-type="string">
            <text:p>tf_lorien| tf_mounted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itm_hood_grey,</text:p>
          </table:table-cell>
          <table:table-cell table:style-name="ce12" office:value-type="string" calcext:value-type="string">
            <text:p>itm_lorien_archer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regular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2|knows_weapon_master_1|knows_shield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a2_lorien_warden&quot;,&quot;Lothlorien_Warden&quot;,&quot;Lothlorien_Wardens&quot;,tf_lorien| tf_mounted| tfg_ranged| tfg_armor| tfg_boots| tf_no_capture_alive,0,0,fac_lorien,[itm_lorien_helm_a,itm_hood_grey,itm_lorien_archer_cloak,itm_lorien_boots,itm_regular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" calcext:value-type="string">
            <text:p>["a2_lorien_warden","Lothlorien_Warden","Lothlorien_Wardens",tf_lorien| tf_mounted| tfg_ranged| tfg_armor| tfg_boots| tf_no_capture_alive,0,0,fac_lorien,[itm_lorien_helm_a,itm_hood_grey,itm_lorien_archer_cloak,itm_lorien_boots,itm_regular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lorien_vet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8" office:value-type="string" calcext:value-type="string">
            <text:p>tf_lorien| tf_mounted| tfg_rang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archer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draw_4|knows_power_strike_3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a3_lorien_vet_warden&quot;,&quot;Lothlorien_Veteran_Warden&quot;,&quot;Lothlorien_Veteran_Wardens&quot;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" calcext:value-type="string">
            <text:p>["a3_lorien_vet_warden","Lothlorien_Veteran_Warden","Lothlorien_Veteran_Wardens"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lorien_gal_warden</text:p>
          </table:table-cell>
          <table:table-cell table:style-name="ce3" office:value-type="string" calcext:value-type="string">
            <text:p>Galadhrim_Warden</text:p>
          </table:table-cell>
          <table:table-cell table:style-name="ce3" office:value-type="string" calcext:value-type="string">
            <text:p>Galadhrim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a_good,</text:p>
          </table:table-cell>
          <table:table-cell table:style-name="ce12" office:value-type="string" calcext:value-type="string">
            <text:p>itm_lorien_light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draw_4|knows_power_strike_3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a4_lorien_gal_warden&quot;,&quot;Galadhrim_Warden&quot;,&quot;Galadhrim_Wardens&quot;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" calcext:value-type="string">
            <text:p>["a4_lorien_gal_warden","Galadhrim_Warden","Galadhrim_Wardens"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lorien_gal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a5_lorien_gal_royal_warden&quot;,&quot;Galadhrim_Royal_Warden&quot;,&quot;Galadhrim_Royal_Wardens&quot;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" calcext:value-type="string">
            <text:p>["a5_lorien_gal_royal_warden","Galadhrim_Royal_Warden","Galadhrim_Royal_Wardens"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lorien_grey_warden</text:p>
          </table:table-cell>
          <table:table-cell table:style-name="ce3" office:value-type="string" calcext:value-type="string">
            <text:p>Grey_Warden</text:p>
          </table:table-cell>
          <table:table-cell table:style-name="ce3" office:value-type="string" calcext:value-type="string">
            <text:p>Grey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_good,</text:p>
          </table:table-cell>
          <table:table-cell table:style-name="ce13" office:value-type="string" calcext:value-type="string">
            <text:p>itm_lorien_heavy_good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(itm_lorien_bow_reward, imod_balanced), 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melee(460)|wp_archery(320)</text:p>
          </table:table-cell>
          <table:table-cell table:style-name="ce23" office:value-type="string" calcext:value-type="string">
            <text:p>knows_common|knows_athletics_9|knows_shield_5|knows_power_draw_6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a6_lorien_grey_warden&quot;,&quot;Grey_Warden&quot;,&quot;Grey_Wardens&quot;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" calcext:value-type="string">
            <text:p>["a6_lorien_grey_warden","Grey_Warden","Grey_Wardens"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shield_1|knows_power_draw_6|knows_power_strike_5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8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med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round_shield,</text:p>
          </table:table-cell>
          <table:table-cell table:style-name="ce12" office:value-type="string" calcext:value-type="string">
            <text:p>itm_lorien_warhorse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8" office:value-type="string" calcext:value-type="string">
            <text:p>tf_lorien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ligh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3|knows_weapon_master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a2_lorien_archer&quot;,&quot;Lothlorien_Archer&quot;,&quot;Lothlorien_Archers&quot;,tf_lorien| tfg_ranged| tfg_armor| tfg_helm| tfg_boots| tf_no_capture_alive,0,0,fac_lorien,[itm_lorien_helm_a,itm_lorien_light,itm_leather_gloves,itm_lorien_boots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" calcext:value-type="string">
            <text:p>["a2_lorien_archer","Lothlorien_Archer","Lothlorien_Archers",tf_lorien| tfg_ranged| tfg_armor| tfg_helm| tfg_boots| tf_no_capture_alive,0,0,fac_lorien,[itm_lorien_helm_a,itm_lorien_light,itm_leather_gloves,itm_lorien_boots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lorien_vet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3" office:value-type="string" calcext:value-type="string">
            <text:p>itm_lorien_med_bad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3|knows_power_strike_4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a3_lorien_vet_archer&quot;,&quot;Lothlorien_Veteran_Archer&quot;,&quot;Lothlorien_Veteran_Archers&quot;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" calcext:value-type="string">
            <text:p>["a3_lorien_vet_archer","Lothlorien_Veteran_Archer","Lothlorien_Veteran_Archers"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lorien_gal_archer</text:p>
          </table:table-cell>
          <table:table-cell table:style-name="ce3" office:value-type="string" calcext:value-type="string">
            <text:p>Galadhrim_Archer</text:p>
          </table:table-cell>
          <table:table-cell table:style-name="ce3" office:value-type="string" calcext:value-type="string">
            <text:p>Galadhrim_Archers</text:p>
          </table:table-cell>
          <table:table-cell table:style-name="ce8" office:value-type="string" calcext:value-type="string">
            <text:p>tf_lorien| tfg_ranged|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5|knows_power_draw_3|knows_power_strike_5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a4_lorien_gal_archer&quot;,&quot;Galadhrim_Archer&quot;,&quot;Galadhrim_Archers&quot;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" calcext:value-type="string">
            <text:p>["a4_lorien_gal_archer","Galadhrim_Archer","Galadhrim_Archers"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lorien_gal_royal_archer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a5_lorien_gal_royal_archer&quot;,&quot;Galadhrim_Royal_Marksman&quot;,&quot;Galadhrim_Royal_Marksmen&quot;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" calcext:value-type="string">
            <text:p>["a5_lorien_gal_royal_archer","Galadhrim_Royal_Marksman","Galadhrim_Royal_Marksmen"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lorien_inf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 office:value-type="string" calcext:value-type="string">
            <text:p>itm_lorien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3|knows_shield_3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i3_lorien_inf&quot;,&quot;Lothlorien_Infantry&quot;,&quot;Lothlorien_Infantry&quot;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" calcext:value-type="string">
            <text:p>["i3_lorien_inf","Lothlorien_Infantry","Lothlorien_Infantry"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lorien_gal_inf</text:p>
          </table:table-cell>
          <table:table-cell table:number-columns-repeated="2" table:style-name="ce3" office:value-type="string" calcext:value-type="string">
            <text:p>Galadhrim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4|knows_shield_4|knows_power_draw_5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i4_lorien_gal_inf&quot;,&quot;Galadhrim_Infantry&quot;,&quot;Galadhrim_Infantry&quot;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" calcext:value-type="string">
            <text:p>["i4_lorien_gal_inf","Galadhrim_Infantry","Galadhrim_Infantry"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lorien_gal_royal_inf</text:p>
          </table:table-cell>
          <table:table-cell table:style-name="ce3" office:value-type="string" calcext:value-type="string">
            <text:p>Galadhrim_Royal_Guard</text:p>
          </table:table-cell>
          <table:table-cell table:style-name="ce3" office:value-type="string" calcext:value-type="string">
            <text:p>Galadhrim_Royal_Guards</text:p>
          </table:table-cell>
          <table:table-cell table:style-name="ce8" office:value-type="string" calcext:value-type="string">
            <text:p>tf_lorien| <text:s/>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shield_5|knows_power_draw_6|knows_power_strike_6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i5_lorien_gal_royal_inf&quot;,&quot;Galadhrim_Royal_Guard&quot;,&quot;Galadhrim_Royal_Guards&quot;,tf_lorien|  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" calcext:value-type="string">
            <text:p>["i5_lorien_gal_royal_inf","Galadhrim_Royal_Guard","Galadhrim_Royal_Guards",tf_lorien| <text:s/>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anner,</text:p>
          </table:table-cell>
          <table:table-cell table:style-name="ce13"/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3|knows_power_strike_7|knows_ironflesh_10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</text:p>
          </table:table-cell>
          <table:table-cell table:number-columns-repeated="43"/>
        </table:table-row>
        <table:table-row table:style-name="ro5">
          <table:table-cell table:number-columns-repeated="5"/>
          <table:table-cell table:style-name="ce4"/>
          <table:table-cell table:number-columns-repeated="58"/>
        </table:table-row>
        <table:table-row table:style-name="ro5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hood_green_bad, </text:p>
          </table:table-cell>
          <table:table-cell table:style-name="ce12" office:value-type="string" calcext:value-type="string">
            <text:p>itm_mirkwood_leather_bad,</text:p>
          </table:table-cell>
          <table:table-cell table:style-name="ce12"/>
          <table:table-cell table:style-name="ce13" office:value-type="string" calcext:value-type="string">
            <text:p>itm_rohan_shoes,itm_leather_boots_dark_bad,</text:p>
          </table:table-cell>
          <table:table-cell table:style-name="ce13" office:value-type="string" calcext:value-type="string">
            <text:p>itm_short_bow,itm_woodelf_arrows,</text:p>
          </table:table-cell>
          <table:table-cell table:style-name="ce12" office:value-type="string" calcext:value-type="string">
            <text:p>itm_mirkwood_knife,itm_mirkwood_short_spear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bow_1</text:p>
          </table:table-cell>
          <table:table-cell table:style-name="ce57" office:value-type="string" calcext:value-type="string">
            <text:p>knows_common|knows_ironflesh_1|knows_power_strike_1|knows_power_draw_2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a1_greenwood_scout&quot;,&quot;Greenwood_Scout&quot;,&quot;Greenwood_Scouts&quot;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" calcext:value-type="string">
            <text:p>["a1_greenwood_scout","Greenwood_Scout","Greenwood_Scouts"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,itm_mirkwood_pad_bad,</text:p>
          </table:table-cell>
          <table:table-cell table:style-name="ce12"/>
          <table:table-cell table:style-name="ce13" office:value-type="string" calcext:value-type="string">
            <text:p>itm_leather_boots_bad,itm_leather_boots_dark_bad,itm_rohan_shoes,</text:p>
          </table:table-cell>
          <table:table-cell table:style-name="ce12" office:value-type="string" calcext:value-type="string">
            <text:p>itm_regular_bow,itm_woodelf_arrows,</text:p>
          </table:table-cell>
          <table:table-cell table:style-name="ce12" office:value-type="string" calcext:value-type="string">
            <text:p>itm_mirkwood_knife,itm_mirkwood_short_spear,itm_mirkwood_axe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4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a2_greenwood_veteran_scout&quot;,&quot;Greenwood_Veteran_Scout&quot;,&quot;Greenwood_Veteran_Scouts&quot;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" calcext:value-type="string">
            <text:p>["a2_greenwood_veteran_scout","Greenwood_Veteran_Scout","Greenwood_Veteran_Scouts"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greenwood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8" office:value-type="string" calcext:value-type="string">
            <text:p>tf_woodelf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</text:p>
          </table:table-cell>
          <table:table-cell table:style-name="ce12" office:value-type="string" calcext:value-type="string">
            <text:p>itm_mirkwood_pad,</text:p>
          </table:table-cell>
          <table:table-cell table:style-name="ce12"/>
          <table:table-cell table:style-name="ce13" office:value-type="string" calcext:value-type="string">
            <text:p>itm_leather_boots, itm_leather_boots_dark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5|knows_power_strike_3|knows_ironflesh_3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a3_greenwood_archer&quot;,&quot;Greenwood_Archer&quot;,&quot;Greenwood_Archers&quot;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" calcext:value-type="string">
            <text:p>["a3_greenwood_archer","Greenwood_Archer","Greenwood_Archers"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greenwood_veteran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good,itm_mirkwood_mail_ba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6|knows_power_draw_6|knows_power_strike_3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a4_greenwood_veteran_archer&quot;,&quot;Greenwood_Veteran_Archer&quot;,&quot;Greenwood_Veteran_Archers&quot;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" calcext:value-type="string">
            <text:p>["a4_greenwood_veteran_archer","Greenwood_Veteran_Archer","Greenwood_Veteran_Archers"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greenwood_master_archer</text:p>
          </table:table-cell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Master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war_spear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a5_greenwood_master_archer&quot;,&quot;Greenwood_Master_Archer&quot;,&quot;Greenwood_Master_Archers&quot;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" calcext:value-type="string">
            <text:p>["a5_greenwood_master_archer","Greenwood_Master_Archer","Greenwood_Master_Archers"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greenwood_chosen_marksman</text:p>
          </table:table-cell>
          <table:table-cell table:style-name="ce3" office:value-type="string" calcext:value-type="string">
            <text:p>Thranduil's_Chosen_Marksman</text:p>
          </table:table-cell>
          <table:table-cell table:style-name="ce3" office:value-type="string" calcext:value-type="string">
            <text:p>Thranduil's_Chosen_Marksmen</text:p>
          </table:table-cell>
          <table:table-cell table:style-name="ce8" office:value-type="string" calcext:value-type="string">
            <text:p>tf_woodelf| tfg_ranged| tfg_gloves| <text:s/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itm_woodelf_arrows,</text:p>
          </table:table-cell>
          <table:table-cell table:style-name="ce12" office:value-type="string" calcext:value-type="string">
            <text:p>itm_mirkwood_great_spear,</text:p>
          </table:table-cell>
          <table:table-cell table:style-name="ce13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8|knows_power_draw_7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a6_greenwood_chosen_marksman&quot;,&quot;Thranduil's_Chosen_Marksman&quot;,&quot;Thranduil's_Chosen_Marksmen&quot;,tf_woodelf| tfg_ranged| tfg_gloves|  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" calcext:value-type="string">
            <text:p>["a6_greenwood_chosen_marksman","Thranduil's_Chosen_Marksman","Thranduil's_Chosen_Marksmen",tf_woodelf| tfg_ranged| tfg_gloves| <text:s/>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8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_goo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2|knows_power_draw_5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a3_greenwood_sentinel&quot;,&quot;Greenwood_Sentinel&quot;,&quot;Greenwood_Sentinels&quot;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" calcext:value-type="string">
            <text:p>["a3_greenwood_sentinel","Greenwood_Sentinel","Greenwood_Sentinels"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8" office:value-type="string" calcext:value-type="string">
            <text:p>tf_woodelf| tfg_ranged| tfg_gloves| tfg_shield| tfg_armor|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bad,itm_mirkwood_leather_good,</text:p>
          </table:table-cell>
          <table:table-cell table:style-name="ce12"/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8|knows_shield_3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a4_greenwood_vet_sentinel&quot;,&quot;Greenwood_Veteran_Sentinel&quot;,&quot;Greenwood_Veteran_Sentinels&quot;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" calcext:value-type="string">
            <text:p>["a4_greenwood_vet_sentinel","Greenwood_Veteran_Sentinel","Greenwood_Veteran_Sentinels"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greenwood_vigilant</text:p>
          </table:table-cell>
          <table:table-cell table:style-name="ce3" office:value-type="string" calcext:value-type="string">
            <text:p>Greenwood_Guardian</text:p>
          </table:table-cell>
          <table:table-cell table:style-name="ce3" office:value-type="string" calcext:value-type="string">
            <text:p>Greenwood_Guardians</text:p>
          </table:table-cell>
          <table:table-cell table:style-name="ce8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9|knows_shield_5|knows_power_draw_6|knows_power_strike_5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a5_greenwood_vigilant&quot;,&quot;Greenwood_Guardian&quot;,&quot;Greenwood_Guardians&quot;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" calcext:value-type="string">
            <text:p>["a5_greenwood_vigilant","Greenwood_Guardian","Greenwood_Guardians"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greenwood_infantry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8" office:value-type="string" calcext:value-type="string">
            <text:p><text:span text:style-name="T1">tf_woodelf| tfg_shield| </text:span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<text:span text:style-name="T2">itm_mirkwood_helm_a_good,itm_mirkwood_helm_b,</text:span><text:span text:style-name="T3">itm_hood_green,</text:span></text:p>
          </table:table-cell>
          <table:table-cell table:style-name="ce13" office:value-type="string" calcext:value-type="string">
            <text:p>itm_mirkwood_scale_ba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mirkwood_war_spear,itm_mirkwood_short_spear,itm_mirkwood_axe,itm_mirkwood_knife,</text:p>
          </table:table-cell>
          <table:table-cell table:style-name="ce13" office:value-type="string" calcext:value-type="string">
            <text:p>itm_mirkwood_spear_shield_a,</text:p>
          </table:table-cell>
          <table:table-cell table:style-name="ce13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weapon_master_1|knows_shield_1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i2_greenwood_infantry&quot;,&quot;Greenwood_Infantry&quot;,&quot;Greenwood_Infantry&quot;,tf_woodelf| tfg_shield| tfg_armor| tfg_helm| tfg_boots| tf_no_capture_alive,0,0,fac_woodelf,[itm_mirkwood_helm_a_good,itm_mirkwood_helm_b,itm_hood_green,itm_mirkwood_scale_bad,itm_mirkwood_boots,itm_leather_boots,itm_mirkwood_war_spear,itm_mirkwood_short_spear,itm_mirkwood_axe,itm_mirkwood_knife,itm_mirkwood_spear_shield_a,],attr_elf_tier_2,wp_elf_tier_2,knows_common|knows_ironflesh_2|knows_power_strike_3|knows_weapon_master_1|knows_shield_1|knows_athletics_4|knows_looting_1|knows_tracking_1|knows_tactics_1|knows_pathfinding_1|knows_spotting_1|knows_persuasion_1,mirkwood_elf_face_1,mirkwood_elf_face_2]," calcext:value-type="string">
            <text:p>["i2_greenwood_infantry","Greenwood_Infantry","Greenwood_Infantry",tf_woodelf| tfg_shield| tfg_armor| tfg_helm| tfg_boots| tf_no_capture_alive,0,0,fac_woodelf,[itm_mirkwood_helm_a_good,itm_mirkwood_helm_b,itm_hood_green,itm_mirkwood_scale_bad,itm_mirkwood_boots,itm_leather_boots,itm_mirkwood_war_spear,itm_mirkwood_short_spear,itm_mirkwood_axe,itm_mirkwood_knife,itm_mirkwood_spear_shield_a,],attr_elf_tier_2,wp_elf_tier_2,knows_common|knows_ironflesh_2|knows_power_strike_3|knows_weapon_master_1|knows_shield_1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greenwood_vet_infantry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b_good,itm_mirkwood_helm_c,</text:p>
          </table:table-cell>
          <table:table-cell table:style-name="ce12" office:value-type="string" calcext:value-type="string">
            <text:p>itm_mirkwood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i3_greenwood_vet_infantry&quot;,&quot;Greenwood_Veteran_Infantry&quot;,&quot;Greenwood_Veteran_Infantry&quot;,tf_woodelf| tfg_gloves| tfg_shield| tfg_armor| tfg_helm| tfg_boots |tfg_polearm| tf_no_capture_alive,0,0,fac_woodelf,[itm_mirkwood_helm_b_good,itm_mirkwood_helm_c,itm_mirkwood_scale,itm_leather_gloves,itm_mirkwood_boots,itm_mirkwood_war_spear,itm_mirkwood_axe,itm_mirkwood_sword,itm_mirkwood_spear_shield_a,],attr_elf_tier_3,wp_elf_tier_3,knows_common|knows_athletics_6|knows_shield_3|knows_power_strike_4|knows_ironflesh_4,mirkwood_elf_face_1,mirkwood_elf_face_2]," calcext:value-type="string">
            <text:p>["i3_greenwood_vet_infantry","Greenwood_Veteran_Infantry","Greenwood_Veteran_Infantry",tf_woodelf| tfg_gloves| tfg_shield| tfg_armor| tfg_helm| tfg_boots |tfg_polearm| tf_no_capture_alive,0,0,fac_woodelf,[itm_mirkwood_helm_b_good,itm_mirkwood_helm_c,itm_mirkwood_scale,itm_leather_gloves,itm_mirkwood_boots,itm_mirkwood_war_spear,itm_mirkwood_axe,itm_mirkwood_sword,itm_mirkwood_spear_shield_a,],attr_elf_tier_3,wp_elf_tier_3,knows_common|knows_athletics_6|knows_shield_3|knows_power_strike_4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greenwood_elite_infantry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c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i4_greenwood_elite_infantry&quot;,&quot;Greenwood_Elite_Infantry&quot;,&quot;Greenwood_Elite_Infantry&quot;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" calcext:value-type="string">
            <text:p>["i4_greenwood_elite_infantry","Greenwood_Elite_Infantry","Greenwood_Elite_Infantry"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reenwood_chosen_shieldmaster</text:p>
          </table:table-cell>
          <table:table-cell table:style-name="ce3" office:value-type="string" calcext:value-type="string">
            <text:p>Thranduil's_Chosen_Shield_Master</text:p>
          </table:table-cell>
          <table:table-cell table:style-name="ce3" office:value-type="string" calcext:value-type="string">
            <text:p>Thranduil's_Chosen_Shield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6|knows_power_strike_6|knows_ironflesh_6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i5_greenwood_chosen_shieldmaster&quot;,&quot;Thranduil's_Chosen_Shield_Master&quot;,&quot;Thranduil's_Chosen_Shield_Masters&quot;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" calcext:value-type="string">
            <text:p>["i5_greenwood_chosen_shieldmaster","Thranduil's_Chosen_Shield_Master","Thranduil's_Chosen_Shield_Masters"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reenwood_chosen_spearmaster</text:p>
          </table:table-cell>
          <table:table-cell table:style-name="ce3" office:value-type="string" calcext:value-type="string">
            <text:p>Thranduil's_Chosen_Spear_Master</text:p>
          </table:table-cell>
          <table:table-cell table:style-name="ce3" office:value-type="string" calcext:value-type="string">
            <text:p>Thranduil's_Chosen_Spear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heavy_scale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great_spea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8|knows_power_strike_7|knows_ironflesh_7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i5_greenwood_chosen_spearmaster&quot;,&quot;Thranduil's_Chosen_Spear_Master&quot;,&quot;Thranduil's_Chosen_Spear_Masters&quot;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" calcext:value-type="string">
            <text:p>["i5_greenwood_chosen_spearmaster","Thranduil's_Chosen_Spear_Master","Thranduil's_Chosen_Spear_Masters"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woodelf_banne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power_draw_6|knows_power_strike_4|knows_ironflesh_10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i5_greenwood_standard_bearer&quot;,&quot;Greenwood_Standard_Bearer&quot;,&quot;Greenwood_Standard_Bearers&quot;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" calcext:value-type="string">
            <text:p>["i5_greenwood_standard_bearer","Greenwood_Standard_Bearer","Greenwood_Standard_Bearers"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3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riv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3" office:value-type="string" calcext:value-type="string">
            <text:p>itm_riv_light_cloak,</text:p>
          </table:table-cell>
          <table:table-cell table:style-name="ce12"/>
          <table:table-cell table:style-name="ce12" office:value-type="string" calcext:value-type="string">
            <text:p>itm_rohan_shoes,itm_leather_boots,</text:p>
          </table:table-cell>
          <table:table-cell table:style-name="ce13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1|knows_weapon_master_2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a1_riv_scout&quot;,&quot;Rivendell_Scout&quot;,&quot;Rivendell_Scouts&quot;,tf_imladris| tfg_ranged| tfg_armor| tfg_boots| tf_no_capture_alive,0,0,fac_imladris,[itm_hood_grey_bad,itm_riv_light_cloak,itm_rohan_shoes,itm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" calcext:value-type="string">
            <text:p>["a1_riv_scout","Rivendell_Scout","Rivendell_Scouts",tf_imladris| tfg_ranged| tfg_armor| tfg_boots| tf_no_capture_alive,0,0,fac_imladris,[itm_hood_grey_bad,itm_riv_light_cloak,itm_rohan_shoes,itm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riv_vet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/>
          <table:table-cell table:style-name="ce12" office:value-type="string" calcext:value-type="string">
            <text:p>itm_riv_boots,itm_leather_boots,</text:p>
          </table:table-cell>
          <table:table-cell table:style-name="ce12" office:value-type="string" calcext:value-type="string">
            <text:p>itm_regular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1|knows_weapon_master_3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a2_riv_vet_scout&quot;,&quot;Rivendell_Veteran_Scout&quot;,&quot;Rivendell_Veteran_Scouts&quot;,tf_imladris| tfg_ranged| tfg_armor| tfg_boots| tf_no_capture_alive,0,0,fac_imladris,[itm_hood_grey,itm_riv_leather_cloak,itm_riv_boots,itm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" calcext:value-type="string">
            <text:p>["a2_riv_vet_scout","Rivendell_Veteran_Scout","Rivendell_Veteran_Scouts",tf_imladris| tfg_ranged| tfg_armor| tfg_boots| tf_no_capture_alive,0,0,fac_imladris,[itm_hood_grey,itm_riv_leather_cloak,itm_riv_boots,itm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riv_archer</text:p>
          </table:table-cell>
          <table:table-cell table:style-name="ce3" office:value-type="string" calcext:value-type="string">
            <text:p>Rivendell_Archer</text:p>
          </table:table-cell>
          <table:table-cell table:style-name="ce3" office:value-type="string" calcext:value-type="string">
            <text:p>Rivendell_Archers</text:p>
          </table:table-cell>
          <table:table-cell table:style-name="ce8" office:value-type="string" calcext:value-type="string">
            <text:p>tf_imladris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<text:span text:style-name="T1">itm_riv_helm_b</text:span>,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leather_boots,</text:p>
          </table:table-cell>
          <table:table-cell table:style-name="ce12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a3_riv_archer&quot;,&quot;Rivendell_Archer&quot;,&quot;Rivendell_Archers&quot;,tf_imladris| tfg_ranged| tfg_armor| tfg_helm| tfg_boots| tf_no_capture_alive,0,0,fac_imladris,[itm_riv_helm_b,itm_hood_grey,itm_riv_leather_cloak,itm_leather_gloves,itm_riv_boots,itm_leather_boots,itm_elven_bow,itm_elven_arrows,itm_riv_1h_sword,],attr_elf_tier_3,wp_elf_tier_3,knows_common|knows_athletics_4|knows_power_draw_4|knows_power_strike_3|knows_ironflesh_3,rivendell_elf_face_1,rivendell_elf_face_2]," calcext:value-type="string">
            <text:p>["a3_riv_archer","Rivendell_Archer","Rivendell_Archers",tf_imladris| tfg_ranged| tfg_armor| tfg_helm| tfg_boots| tf_no_capture_alive,0,0,fac_imladris,[itm_riv_helm_b,itm_hood_grey,itm_riv_leather_cloak,itm_leather_gloves,itm_riv_boots,itm_leather_boots,itm_elven_bow,itm_elven_arrows,itm_riv_1h_sword,],attr_elf_tier_3,wp_elf_tier_3,knows_common|knows_athletics_4|knows_power_draw_4|knows_power_strike_3|knows_ironflesh_3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riv_vet_archer</text:p>
          </table:table-cell>
          <table:table-cell table:style-name="ce3" office:value-type="string" calcext:value-type="string">
            <text:p>Rivendell_Veteran_Archer</text:p>
          </table:table-cell>
          <table:table-cell table:style-name="ce3" office:value-type="string" calcext:value-type="string">
            <text:p>Rivendell_Veteran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4|knows_power_strike_3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a4_riv_vet_archer&quot;,&quot;Rivendell_Veteran_Archer&quot;,&quot;Rivendell_Veteran_Archers&quot;,tf_imladris| tfg_ranged| tfg_gloves| tfg_armor| tfg_helm| tfg_boots| tf_no_capture_alive,0,0,fac_imladris,[itm_riv_helm_b,itm_riv_foot_mail_cloak,itm_leather_gloves,itm_riv_boots,itm_riv_bow,itm_elven_arrows,itm_riv_1h_sword,],attr_elf_tier_4,wp_elf_tier_4,knows_common|knows_athletics_5|knows_power_draw_4|knows_power_strike_3|knows_ironflesh_4,rivendell_elf_face_1,rivendell_elf_face_2]," calcext:value-type="string">
            <text:p>["a4_riv_vet_archer","Rivendell_Veteran_Archer","Rivendell_Veteran_Archers",tf_imladris| tfg_ranged| tfg_gloves| tfg_armor| tfg_helm| tfg_boots| tf_no_capture_alive,0,0,fac_imladris,[itm_riv_helm_b,itm_riv_foot_mail_cloak,itm_leather_gloves,itm_riv_boots,itm_riv_bow,itm_elven_arrows,itm_riv_1h_sword,],attr_elf_tier_4,wp_elf_tier_4,knows_common|knows_athletics_5|knows_power_draw_4|knows_power_strike_3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riv_master_archer</text:p>
          </table:table-cell>
          <table:table-cell table:style-name="ce3" office:value-type="string" calcext:value-type="string">
            <text:p>Rivendell_Master_Archer</text:p>
          </table:table-cell>
          <table:table-cell table:style-name="ce3" office:value-type="string" calcext:value-type="string">
            <text:p>Rivendell_Master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5|knows_power_draw_5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a5_riv_master_archer&quot;,&quot;Rivendell_Master_Archer&quot;,&quot;Rivendell_Master_Archers&quot;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" calcext:value-type="string">
            <text:p>["a5_riv_master_archer","Rivendell_Master_Archer","Rivendell_Master_Archers"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riv_guardian</text:p>
          </table:table-cell>
          <table:table-cell table:style-name="ce3" office:value-type="string" calcext:value-type="string">
            <text:p>Guardian_of_Imladris</text:p>
          </table:table-cell>
          <table:table-cell table:style-name="ce3" office:value-type="string" calcext:value-type="string">
            <text:p>Guardians_of_Imladri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a6_riv_guardian&quot;,&quot;Guardian_of_Imladris&quot;,&quot;Guardians_of_Imladris&quot;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" calcext:value-type="string">
            <text:p>["a6_riv_guardian","Guardian_of_Imladris","Guardians_of_Imladris"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riv_swordbearer</text:p>
          </table:table-cell>
          <table:table-cell table:style-name="ce3" office:value-type="string" calcext:value-type="string">
            <text:p>Rivendell_Swordbearer</text:p>
          </table:table-cell>
          <table:table-cell table:style-name="ce3" office:value-type="string" calcext:value-type="string">
            <text:p>Rivendell_Swordbearers</text:p>
          </table:table-cell>
          <table:table-cell table:style-name="ce8" office:value-type="string" calcext:value-type="string">
            <text:p>tf_imladri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3" office:value-type="string" calcext:value-type="string">
            <text:p>itm_riv_foot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itm_riv_archer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4|knows_shield_3|</text:span>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i3_riv_swordbearer&quot;,&quot;Rivendell_Swordbearer&quot;,&quot;Rivendell_Swordbearers&quot;,tf_imladris| tfg_shield| tfg_armor| tfg_helm| tfg_boots| tf_no_capture_alive,0,0,fac_imladris,[itm_riv_helm_b,itm_riv_foot_mail,itm_leather_gloves,itm_riv_boots,itm_riv_1h_sword,itm_riv_archer_sword,itm_riv_shield_a,],attr_elf_tier_3,wp_elf_tier_3,knows_common|knows_athletics_4|knows_shield_3|knows_power_draw_4|knows_power_strike_3|knows_ironflesh_3,rivendell_elf_face_1,rivendell_elf_face_2]," calcext:value-type="string">
            <text:p>["i3_riv_swordbearer","Rivendell_Swordbearer","Rivendell_Swordbearers",tf_imladris| tfg_shield| tfg_armor| tfg_helm| tfg_boots| tf_no_capture_alive,0,0,fac_imladris,[itm_riv_helm_b,itm_riv_foot_mail,itm_leather_gloves,itm_riv_boots,itm_riv_1h_sword,itm_riv_archer_sword,itm_riv_shield_a,],attr_elf_tier_3,wp_elf_tier_3,knows_common|knows_athletics_4|knows_shield_3|knows_power_draw_4|knows_power_strike_3|knows_ironflesh_3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riv_vet_swordbearer</text:p>
          </table:table-cell>
          <table:table-cell table:style-name="ce3" office:value-type="string" calcext:value-type="string">
            <text:p>Rivendell_Veteran_Swordbearer</text:p>
          </table:table-cell>
          <table:table-cell table:style-name="ce3" office:value-type="string" calcext:value-type="string">
            <text:p>Rivendell_Veteran_Sword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good, itm_riv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athletics_5|knows_shield_4</text:span>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i4_riv_vet_swordbearer&quot;,&quot;Rivendell_Veteran_Swordbearer&quot;,&quot;Rivendell_Veteran_Swordbearers&quot;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draw_4|knows_power_strike_4|knows_ironflesh_4,rivendell_elf_face_1,rivendell_elf_face_2]," calcext:value-type="string">
            <text:p>["i4_riv_vet_swordbearer","Rivendell_Veteran_Swordbearer","Rivendell_Veteran_Swordbearers"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draw_4|knows_power_strike_4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riv_swordmaster</text:p>
          </table:table-cell>
          <table:table-cell table:style-name="ce3" office:value-type="string" calcext:value-type="string">
            <text:p>Rivendell_Swordmaster</text:p>
          </table:table-cell>
          <table:table-cell table:style-name="ce3" office:value-type="string" calcext:value-type="string">
            <text:p>Rivendell_Swordmast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c,</text:p>
          </table:table-cell>
          <table:table-cell table:style-name="ce12" office:value-type="string" calcext:value-type="string">
            <text:p>itm_riv_surcoat_good,itm_riv_foot_scale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9" office:value-type="string" calcext:value-type="string">
            <text:p>itm_riv_1h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athletics_5|knows_shield_5</text:span>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i5_riv_swordmaster&quot;,&quot;Rivendell_Swordmaster&quot;,&quot;Rivendell_Swordmasters&quot;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draw_5|knows_power_strike_5|knows_ironflesh_4,rivendell_elf_face_1,rivendell_elf_face_2]," calcext:value-type="string">
            <text:p>["i5_riv_swordmaster","Rivendell_Swordmaster","Rivendell_Swordmasters"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riv_champion</text:p>
          </table:table-cell>
          <table:table-cell table:style-name="ce3" office:value-type="string" calcext:value-type="string">
            <text:p>Champion_of_Imladris</text:p>
          </table:table-cell>
          <table:table-cell table:style-name="ce3" office:value-type="string" calcext:value-type="string">
            <text:p>Champions_of_Imladri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lordly,itm_riv_knight_good,itm_riv_surcoat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1h_sword,itm_riv_bas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athletics_5|knows_shield_6</text:span>|knows_power_strike_7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i6_riv_champion&quot;,&quot;Champion_of_Imladris&quot;,&quot;Champions_of_Imladris&quot;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" calcext:value-type="string">
            <text:p>["i6_riv_champion","Champion_of_Imladris","Champions_of_Imladris"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riv_rider</text:p>
          </table:table-cell>
          <table:table-cell table:style-name="ce3" office:value-type="string" calcext:value-type="string">
            <text:p>Rivendell_Rider</text:p>
          </table:table-cell>
          <table:table-cell table:style-name="ce3" office:value-type="string" calcext:value-type="string">
            <text:p>Rivendell_Rider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, itm_riv_surcoat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(itm_lorien_bow_reward,imod_bent), itm_elven_arrows,</text:p>
          </table:table-cell>
          <table:table-cell table:style-name="ce12" office:value-type="string" calcext:value-type="string">
            <text:p>itm_riv_shield_b,itm_riv_spear,itm_riv_riding_sword,</text:p>
          </table:table-cell>
          <table:table-cell table:style-name="ce12" office:value-type="string" calcext:value-type="string">
            <text:p>itm_riv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riding_5|knows_shield_3</text:span>|knows_athletics_5|knows_horse_archery_6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ac5_riv_rider&quot;,&quot;Rivendell_Rider&quot;,&quot;Rivendell_Riders&quot;,tf_imladris| tfg_ranged| tf_mounted| tfg_gloves| tfg_armor| tfg_helm| tfg_horse| tfg_boots| tf_no_capture_alive,0,0,fac_imladris,[itm_riv_helm_b,itm_riv_foot_scale, itm_riv_surcoat_good,itm_leather_gloves,itm_riv_boots,(itm_lorien_bow_reward,imod_bent), itm_elven_arrows,itm_riv_shield_b,itm_riv_spear,itm_riv_riding_sword,itm_riv_warhorse,],attr_elf_tier_5,wp_elf_tier_5,knows_common|knows_riding_5|knows_shield_3|knows_athletics_5|knows_horse_archery_6|knows_power_draw_4|knows_power_strike_4|knows_ironflesh_4,rivendell_elf_face_1,rivendell_elf_face_2]," calcext:value-type="string">
            <text:p>["ac5_riv_rider","Rivendell_Rider","Rivendell_Riders",tf_imladris| tfg_ranged| tf_mounted| tfg_gloves| tfg_armor| tfg_helm| tfg_horse| tfg_boots| tf_no_capture_alive,0,0,fac_imladris,[itm_riv_helm_b,itm_riv_foot_scale, itm_riv_surcoat_good,itm_leather_gloves,itm_riv_boots,(itm_lorien_bow_reward,imod_bent), itm_elven_arrows,itm_riv_shield_b,itm_riv_spear,itm_riv_riding_sword,itm_riv_warhorse,],attr_elf_tier_5,wp_elf_tier_5,knows_common|knows_riding_5|knows_shield_3|knows_athletics_5|knows_horse_archery_6|knows_power_draw_4|knows_power_strike_4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6_riv_knight</text:p>
          </table:table-cell>
          <table:table-cell table:style-name="ce3" office:value-type="string" calcext:value-type="string">
            <text:p>Knight_of_Imladris</text:p>
          </table:table-cell>
          <table:table-cell table:style-name="ce3" office:value-type="string" calcext:value-type="string">
            <text:p>Knights_of_Imladri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cloak, itm_riv_knight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lorien_bow_reward, itm_elven_arrows,</text:p>
          </table:table-cell>
          <table:table-cell table:style-name="ce12" office:value-type="string" calcext:value-type="string">
            <text:p>itm_riv_bas_sword,itm_riv_shield_b_good,itm_riv_spear,itm_riv_riding_sword,</text:p>
          </table:table-cell>
          <table:table-cell table:style-name="ce12" office:value-type="string" calcext:value-type="string">
            <text:p>itm_riv_warhorse2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riding_6|knows_shield_4</text:span>|knows_horse_archery_9|knows_athletics_5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ac6_riv_knight&quot;,&quot;Knight_of_Imladris&quot;,&quot;Knights_of_Imladris&quot;,tf_imladris| tfg_ranged| tf_mounted| tfg_gloves| tfg_armor| tfg_helm| tfg_horse| tfg_boots| tf_no_capture_alive,0,0,fac_imladris,[itm_riv_helm_c,itm_riv_foot_scale_cloak, itm_riv_knight_cloak,itm_leather_gloves_good,itm_riv_boots,itm_lorien_bow_reward, itm_elven_arrows,itm_riv_bas_sword,itm_riv_shield_b_good,itm_riv_spear,itm_riv_riding_sword,itm_riv_warhorse2,],attr_elf_tier_6,wp_elf_tier_6,knows_common|knows_riding_6|knows_shield_4|knows_horse_archery_9|knows_athletics_5|knows_power_draw_5|knows_power_strike_5|knows_ironflesh_4,rivendell_elf_face_1,rivendell_elf_face_2]," calcext:value-type="string">
            <text:p>["ac6_riv_knight","Knight_of_Imladris","Knights_of_Imladris",tf_imladris| tfg_ranged| tf_mounted| tfg_gloves| tfg_armor| tfg_helm| tfg_horse| tfg_boots| tf_no_capture_alive,0,0,fac_imladris,[itm_riv_helm_c,itm_riv_foot_scale_cloak, itm_riv_knight_cloak,itm_leather_gloves_good,itm_riv_boots,itm_lorien_bow_reward, itm_elven_arrows,itm_riv_bas_sword,itm_riv_shield_b_good,itm_riv_spear,itm_riv_riding_sword,itm_riv_warhorse2,],attr_elf_tier_6,wp_elf_tier_6,knows_common|knows_riding_6|knows_shield_4|knows_horse_archery_9|knows_athletics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good, itm_riv_knight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imladris_banner,</text:p>
          </table:table-cell>
          <table:table-cell table:style-name="ce12" table:number-columns-repeated="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6|knows_power_strike_6|knows_ironflesh_10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i6_rivendell_standard_bearer&quot;,&quot;Rivendell_Standard_Bearer&quot;,&quot;Rivendell_Standard_Bearers&quot;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" calcext:value-type="string">
            <text:p>["i6_rivendell_standard_bearer","Rivendell_Standard_Bearer","Rivendell_Standard_Bearers"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arnor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ironflesh_2|knows_power_strike_1|knows_power_draw_2|knows_athletics_1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a1_arnor_scout&quot;,&quot;Dunedain_Scout&quot;,&quot;Dunedain_Scouts&quot;,tf_dunedain| tfg_armor| tfg_boots,0,0,fac_imladris,[itm_hood_grey_bad,itm_arnor_armor_c,itm_leather_gloves,itm_leather_boots_dark_bad,itm_short_bow,itm_arrows,itm_arnor_sword_f,],attr_elf_tier_1,wp_elf_tier_1,knows_common|knows_ironflesh_2|knows_power_strike_1|knows_power_draw_2|knows_athletics_1|knows_tracking_1|knows_tactics_1|knows_pathfinding_1|knows_spotting_1|knows_wound_treatment_1|knows_persuasion_1|knows_leadership_1,arnor_face_middle_1,arnor_face_middle_2]," calcext:value-type="string">
            <text:p>["a1_arnor_scout","Dunedain_Scout","Dunedain_Scouts",tf_dunedain| tfg_armor| tfg_boots,0,0,fac_imladris,[itm_hood_grey_bad,itm_arnor_armor_c,itm_leather_gloves,itm_leather_boots_dark_bad,itm_short_bow,itm_arrows,itm_arnor_sword_f,],attr_elf_tier_1,wp_elf_tier_1,knows_common|knows_ironflesh_2|knows_power_strike_1|knows_power_draw_2|knows_athletics_1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arnor_vet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power_draw_3|knows_athletics_2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a2_arnor_vet_scout&quot;,&quot;Dunedain_Tracker&quot;,&quot;Dunedain_Trackers&quot;,tf_dunedain| tfg_armor| tfg_boots,0,0,fac_imladris,[itm_hood_grey,itm_arnor_armor_c,itm_leather_gloves,itm_leather_boots,itm_leather_boots_dark_bad,itm_regular_bow,itm_arrows,itm_arnor_sword_f,],attr_elf_tier_2,wp_elf_tier_2,knows_common|knows_ironflesh_2|knows_power_strike_3|knows_power_draw_3|knows_athletics_2|knows_tracking_1|knows_tactics_1|knows_pathfinding_1|knows_spotting_1|knows_wound_treatment_1|knows_persuasion_1|knows_leadership_1,arnor_face_middle_1,arnor_face_middle_2]," calcext:value-type="string">
            <text:p>["a2_arnor_vet_scout","Dunedain_Tracker","Dunedain_Trackers",tf_dunedain| tfg_armor| tfg_boots,0,0,fac_imladris,[itm_hood_grey,itm_arnor_armor_c,itm_leather_gloves,itm_leather_boots,itm_leather_boots_dark_bad,itm_regular_bow,itm_arrows,itm_arnor_sword_f,],attr_elf_tier_2,wp_elf_tier_2,knows_common|knows_ironflesh_2|knows_power_strike_3|knows_power_draw_3|knows_athletics_2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arnor_swordsman</text:p>
          </table:table-cell>
          <table:table-cell table:style-name="ce3" office:value-type="string" calcext:value-type="string">
            <text:p>Dunedain_Swordsman</text:p>
          </table:table-cell>
          <table:table-cell table:style-name="ce3" office:value-type="string" calcext:value-type="string">
            <text:p>Dunedain_Swordsmen</text:p>
          </table:table-cell>
          <table:table-cell table:style-name="ce8" office:value-type="string" calcext:value-type="string">
            <text:p>tf_dunedai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f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4|knows_shield_3|</text:span>knows_power_draw_4|knows_power_strike_5|knows_ironflesh_3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i3_arnor_swordsman&quot;,&quot;Dunedain_Swordsman&quot;,&quot;Dunedain_Swordsmen&quot;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shield_3|knows_power_draw_4|knows_power_strike_5|knows_ironflesh_3,arnor_face_middle_1,arnor_face_middle_2]," calcext:value-type="string">
            <text:p>["i3_arnor_swordsman","Dunedain_Swordsman","Dunedain_Swordsmen"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shield_3|knows_power_draw_4|knows_power_strike_5|knows_ironflesh_3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arnor_vet_swordsman</text:p>
          </table:table-cell>
          <table:table-cell table:style-name="ce3" office:value-type="string" calcext:value-type="string">
            <text:p>Dunedain_Veteran_Swordsman</text:p>
          </table:table-cell>
          <table:table-cell table:style-name="ce3" office:value-type="string" calcext:value-type="string">
            <text:p>Dunedain_Veteran_Swordsmen</text:p>
          </table:table-cell>
          <table:table-cell table:style-name="ce8" office:value-type="string" calcext:value-type="string">
            <text:p>tf_dunedain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athletics_5|knows_shield_4</text:span>|knows_power_draw_5|knows_power_strike_6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i4_arnor_vet_swordsman&quot;,&quot;Dunedain_Veteran_Swordsman&quot;,&quot;Dunedain_Veteran_Swordsmen&quot;,tf_dunedain| tfg_gloves| tfg_armor| tfg_helm| tfg_boots,0,0,fac_imladris,[itm_arnor_helm_b,itm_arnor_armor_a,itm_leather_gloves,itm_leather_boots, itm_leather_boots_dark,itm_arnor_sword_a,itm_arnor_shield_a,],attr_elf_tier_4,wp_elf_tier_4,knows_common|knows_athletics_5|knows_shield_4|knows_power_draw_5|knows_power_strike_6|knows_ironflesh_4,arnor_face_middle_1,arnor_face_middle_2]," calcext:value-type="string">
            <text:p>["i4_arnor_vet_swordsman","Dunedain_Veteran_Swordsman","Dunedain_Veteran_Swordsmen",tf_dunedain| tfg_gloves| tfg_armor| tfg_helm| tfg_boots,0,0,fac_imladris,[itm_arnor_helm_b,itm_arnor_armor_a,itm_leather_gloves,itm_leather_boots, itm_leather_boots_dark,itm_arnor_sword_a,itm_arnor_shield_a,],attr_elf_tier_4,wp_elf_tier_4,knows_common|knows_athletics_5|knows_shield_4|knows_power_draw_5|knows_power_strike_6|knows_ironflesh_4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arnor_champion</text:p>
          </table:table-cell>
          <table:table-cell table:style-name="ce3" office:value-type="string" calcext:value-type="string">
            <text:p>Champion_of_Arnor</text:p>
          </table:table-cell>
          <table:table-cell table:style-name="ce3" office:value-type="string" calcext:value-type="string">
            <text:p>Champions_of_Arnor</text:p>
          </table:table-cell>
          <table:table-cell table:style-name="ce8" office:value-type="string" calcext:value-type="string">
            <text:p>tf_dunedai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c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5" office:value-type="string" calcext:value-type="string">
            <text:p><text:span text:style-name="T1">knows_common|knows_athletics_5|knows_shield_4</text:span>|knows_power_draw_5|knows_power_strike_7|knows_ironflesh_6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i5_arnor_champion&quot;,&quot;Champion_of_Arnor&quot;,&quot;Champions_of_Arnor&quot;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shield_4|knows_power_draw_5|knows_power_strike_7|knows_ironflesh_6,arnor_face_older_1,arnor_face_older_2]," calcext:value-type="string">
            <text:p>["i5_arnor_champion","Champion_of_Arnor","Champions_of_Arnor"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shield_4|knows_power_draw_5|knows_power_strike_7|knows_ironflesh_6,arnor_face_older_1,arno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arnor_horseman</text:p>
          </table:table-cell>
          <table:table-cell table:style-name="ce3" office:value-type="string" calcext:value-type="string">
            <text:p>Dunedain_Horseman</text:p>
          </table:table-cell>
          <table:table-cell table:style-name="ce3" office:value-type="string" calcext:value-type="string">
            <text:p>Dunedain_Horsemen</text:p>
          </table:table-cell>
          <table:table-cell table:style-name="ce8" office:value-type="string" calcext:value-type="string">
            <text:p>tf_dunedain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c,</text:p>
          </table:table-cell>
          <table:table-cell table:style-name="ce12" office:value-type="string" calcext:value-type="string">
            <text:p>itm_dunedain_warhorse,</text:p>
          </table:table-cell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riding_4|knows_shield_2</text:span>|knows_athletics_4|knows_power_strike_6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c4_arnor_horseman&quot;,&quot;Dunedain_Horseman&quot;,&quot;Dunedain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shield_2|knows_athletics_4|knows_power_strike_6|knows_ironflesh_4,arnor_face_older_1,arnor_face_older_2]," calcext:value-type="string">
            <text:p>["c4_arnor_horseman","Dunedain_Horseman","Dunedain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shield_2|knows_athletics_4|knows_power_strike_6|knows_ironflesh_4,arnor_face_older_1,arno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arnor_knight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8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itm_leather_boots_dark,</text:p>
          </table:table-cell>
          <table:table-cell table:style-name="ce12" office:value-type="string" calcext:value-type="string">
            <text:p>itm_lance,</text:p>
          </table:table-cell>
          <table:table-cell table:style-name="ce21" office:value-type="string" calcext:value-type="string">
            <text:p>itm_arnor_sword_c,itm_arnor_shield_c,</text:p>
          </table:table-cell>
          <table:table-cell table:style-name="ce12" office:value-type="string" calcext:value-type="string">
            <text:p>itm_arnor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riding_5|knows_shield_3</text:span>|knows_athletics_5|knows_power_strike_7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c5_arnor_knight&quot;,&quot;Knight_of_Arnor&quot;,&quot;Knights_of_Arnor&quot;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shield_3|knows_athletics_5|knows_power_strike_7|knows_ironflesh_5,arnor_face_older_1,arnor_face_older_2]," calcext:value-type="string">
            <text:p>["c5_arnor_knight","Knight_of_Arnor","Knights_of_Arnor"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shield_3|knows_athletics_5|knows_power_strike_7|knows_ironflesh_5,arnor_face_older_1,arno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arnor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melee(280)|wp_archery(240)</text:p>
          </table:table-cell>
          <table:table-cell table:style-name="ce23" office:value-type="string" calcext:value-type="string">
            <text:p><text:span text:style-name="T1">knows_common|knows_athletics_6|knows_shield_2</text:span>|knows_power_draw_4|knows_power_strike_4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a3_arnor_ranger&quot;,&quot;Dunedain_Ranger&quot;,&quot;Dunedain_Rangers&quot;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shield_2|knows_power_draw_4|knows_power_strike_4|knows_ironflesh_4,arnor_face_middle_1,arnor_face_middle_2]," calcext:value-type="string">
            <text:p>["a3_arnor_ranger","Dunedain_Ranger","Dunedain_Rangers"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shield_2|knows_power_draw_4|knows_power_strike_4|knows_ironflesh_4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arnor_vet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itm_arnor_helm_a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melee(310)|wp_archery(270)</text:p>
          </table:table-cell>
          <table:table-cell table:style-name="ce23" office:value-type="string" calcext:value-type="string">
            <text:p><text:span text:style-name="T1">knows_common|knows_athletics_6|knows_shield_3</text:span>|knows_power_draw_5|knows_power_strike_4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a4_arnor_vet_ranger&quot;,&quot;Dunedain_Veteran_Ranger&quot;,&quot;Dunedain_Veteran_Rangers&quot;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shield_3|knows_power_draw_5|knows_power_strike_4|knows_ironflesh_4,arnor_face_older_1,arnor_face_older_2]," calcext:value-type="string">
            <text:p>["a4_arnor_vet_ranger","Dunedain_Veteran_Ranger","Dunedain_Veteran_Rangers"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shield_3|knows_power_draw_5|knows_power_strike_4|knows_ironflesh_4,arnor_face_older_1,arno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arnor_master_ranger</text:p>
          </table:table-cell>
          <table:table-cell table:style-name="ce3" office:value-type="string" calcext:value-type="string">
            <text:p>Master_Ranger_of_Arnor</text:p>
          </table:table-cell>
          <table:table-cell table:style-name="ce3" office:value-type="string" calcext:value-type="string">
            <text:p>Master_Rangers_of_Arnor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arnor_sword_a,itm_riv_spear,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360)|wp_archery(300)</text:p>
          </table:table-cell>
          <table:table-cell table:style-name="ce23" office:value-type="string" calcext:value-type="string">
            <text:p><text:span text:style-name="T1">knows_common|knows_athletics_8|knows_shield_3</text:span>|knows_power_draw_6|knows_power_strike_5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a5_arnor_master_ranger&quot;,&quot;Master_Ranger_of_Arnor&quot;,&quot;Master_Rangers_of_Arnor&quot;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8|knows_shield_3|knows_power_draw_6|knows_power_strike_5|knows_ironflesh_5,arnor_face_older_1,arnor_face_older_2]," calcext:value-type="string">
            <text:p>["a5_arnor_master_ranger","Master_Ranger_of_Arnor","Master_Rangers_of_Arnor"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8|knows_shield_3|knows_power_draw_6|knows_power_strike_5|knows_ironflesh_5,arnor_face_older_1,arnor_face_older_2],</text:p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3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ROHAN</text:p>
          </table:table-cell>
          <table:table-cell table:style-name="ce4" table:number-columns-repeated="19"/>
          <table:table-cell table:style-name="ce4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5"/>
          <table:table-cell table:style-name="ce12" office:value-type="string" calcext:value-type="string">
            <text:p>itm_rohan_recruit_bad, itm_rohan_recruit, itm_rohan_recruit_good, itm_rohan_leather_bad,itm_north_leather_bad,itm_north_leather_ok,itm_rohan_tunic_a,itm_rohan_tunic_b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rohirrim_short_axe,itm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1|knows_riding_2|knows_horse_archery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rohan_recruit_bad, itm_rohan_recruit, itm_rohan_recruit_good, itm_rohan_leather_bad,itm_north_leather_bad,itm_north_leather_ok,itm_rohan_tunic_a,itm_rohan_tunic_b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" calcext:value-type="string">
            <text:p>["i1_rohan_youth","Rohan_Youth","Rohan_Youths",tf_rohan| tfg_armor| tfg_boots,0,0,fac_rohan,[itm_rohan_recruit_bad, itm_rohan_recruit, itm_rohan_recruit_good, itm_rohan_leather_bad,itm_north_leather_bad,itm_north_leather_ok,itm_rohan_tunic_a,itm_rohan_tunic_b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 itm_rohan_leather_cloak,itm_dale_light_b_bad,itm_north_leather_ok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spear,itm_rohan_sword_c,itm_good_mace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shield_1|knows_athletics_1|knows_riding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_good, itm_rohan_leather_ba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" calcext:value-type="string">
            <text:p>["i2_guardsman_of_rohan","Guardsman_of_Rohan","Guardsmen_of_Rohan",tf_rohan| tfg_armor| tfg_boots,0,0,fac_rohan,[itm_rohan_light_helmet_a_bad,itm_rohan_light_helmet_b_bad,itm_rohan_recruit_good, itm_rohan_leather_ba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leather_good, itm_rohan_leather_cloak,itm_rohan_mail_bad,itm_north_leather_good, itm_rohan_mail,itm_rohan_mail_cloak,itm_dale_light_b_cloak, </text:p>
          </table:table-cell>
          <table:table-cell table:style-name="ce12"/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rohirrim_short_axe,itm_spear,itm_rohan_sword_c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leather_good, itm_rohan_leather_cloak,itm_rohan_mail_bad,itm_north_leather_good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leather_good, itm_rohan_leather_cloak,itm_rohan_mail_bad,itm_north_leather_good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bad,</text:p>
          </table:table-cell>
          <table:table-cell table:style-name="ce12" office:value-type="string" calcext:value-type="string">
            <text:p>itm_rohan_mail,itm_rohan_mail_cloak,itm_rohan_mail_cloak, itm_rohan_rider_bad,itm_dale_light_b_lordly,itm_dale_med_a_ba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,</text:p>
          </table:table-cell>
          <table:table-cell table:style-name="ce12" office:value-type="string" calcext:value-type="string">
            <text:p>itm_rohan_scale_bad, itm_rohan_scale_cloak, itm_rohan_scale_good,itm_rohan_rider_good_cloak, itm_rohan_rider_good,itm_dale_med_a_ok, itm_dale_med_a_cloak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footman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_cloak,itm_rohan_surcoat_goo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word_c,</text:p>
          </table:table-cell>
          <table:table-cell table:style-name="ce12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4|knows_power_throw_4|knows_power_strike_6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frealaf_raider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rider_cloak,itm_rohan_rider_good_cloak,itm_dale_med_b_good,itm_dale_med_b_lordly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3|knows_power_throw_6|knows_power_strike_6|knows_ironflesh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cloak,itm_rohan_rider_good_cloak,itm_dale_med_b_good,itm_dale_med_b_lordly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cloak,itm_rohan_rider_good_cloak,itm_dale_med_b_good,itm_dale_med_b_lordly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raider_of_rohan</text:p>
          </table:table-cell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Raiders_of_Rohan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mail, itm_rohan_mail_cloak,itm_rohan_mail_good, itm_rohan_rider_bad,itm_dale_light_b_cloak,itm_dale_light_b_goo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warden_of_methuseld</text:p>
          </table:table-cell>
          <table:table-cell table:style-name="ce3" office:value-type="string" calcext:value-type="string">
            <text:p>Warden_of_Meduseld</text:p>
          </table:table-cell>
          <table:table-cell table:style-name="ce3" office:value-type="string" calcext:value-type="string">
            <text:p>Wardens_of_Meduseld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c_good,itm_rohan_archer_helmet_c_bad,</text:p>
          </table:table-cell>
          <table:table-cell table:style-name="ce12" office:value-type="string" calcext:value-type="string">
            <text:p><text:s/>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rohan_lance_banner_sun,itm_rohan_lance_banner_horse,</text:p>
          </table:table-cell>
          <table:table-cell table:style-name="ce12" office:value-type="string" calcext:value-type="string">
            <text:p>itm_rohan_shield_g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itm_dale_light_b_bad,itm_north_leather_good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spear,</text:p>
          </table:table-cell>
          <table:table-cell table:style-name="ce12" office:value-type="string" calcext:value-type="string">
            <text:p>itm_rohirrim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shield_1| knows_riding_3|knows_power_draw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3|knows_power_draw_1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3|knows_power_draw_1,rohan_face_young_1,roh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itm_dale_light_b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5|knows_riding_4|knows_power_draw_3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5|knows_riding_4|knows_power_draw_3|knows_power_strike_2|knows_ironflesh_1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5|knows_riding_4|knows_power_draw_3|knows_power_strike_2|knows_ironflesh_1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itm_rohan_mail_good, itm_rohan_rider,itm_rohan_rider_bad,itm_dale_light_b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6|knows_riding_6|knows_power_draw_4|knows_power_strike_2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6|knows_riding_6|knows_power_draw_4|knows_power_strike_2|knows_ironflesh_2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6|knows_riding_6|knows_power_draw_4|knows_power_strike_2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6_skirmisher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irrim_long_hafted_axe,</text:p>
          </table:table-cell>
          <table:table-cell table:style-name="ce12" office:value-type="string" calcext:value-type="string">
            <text:p>itm_rohan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horse_archery_8|knows_riding_7|knows_power_dra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tier_6,wp_tier_bow_6,knows_common|knows_horse_archery_8|knows_riding_7|knows_power_draw_5|knows_power_strike_3|knows_ironflesh_3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tier_6,wp_tier_bow_6,knows_common|knows_horse_archery_8|knows_riding_7|knows_power_draw_5|knows_power_strike_3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bad, itm_rohan_mail,itm_rohan_mail_cloak,itm_rohan_rider_bad,itm_rohan_rider_cloak,itm_dale_light_b_cloak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</text:p>
          </table:table-cell>
          <table:table-cell table:style-name="ce12" office:value-type="string" calcext:value-type="string">
            <text:p>itm_rohan_cav_sword,itm_rohan_shield_a,itm_rohan_shield_b,itm_rohan_shield_c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1|knows_power_strike_4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mail_good_cloak, itm_rohan_rider_bad, itm_rohan_rider,itm_rohan_rider_good,itm_rohan_rider_cloak, itm_rohan_rider_good_cloak,itm_dale_med_a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itm_rohan_lance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2|knows_power_strike_5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lancer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,itm_rohan_surcoat_cloak,itm_rohan_surcoat_good,itm_rohan_surcoat_goo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rohan_archer_helmet_c_lordly,</text:p>
          </table:table-cell>
          <table:table-cell table:style-name="ce12" office:value-type="string" calcext:value-type="string">
            <text:p>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irrim_long_hafted_axe,itm_rohan_sword_c,itm_rohan_shield_g,</text:p>
          </table:table-cell>
          <table:table-cell table:style-name="ce12" office:value-type="string" calcext:value-type="string">
            <text:p>itm_thengel_warhorse_heavy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7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8" office:value-type="string" calcext:value-type="string">
            <text:p>tf_roh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itm_north_leather_ok,itm_north_leather_good, itm_rohan_leather_cloak,itm_rohan_leather_cloak,itm_dale_light_b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spear,itm_rohan_sword_c,itm_short_bow,itm_arrows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 office:value-type="string" calcext:value-type="string">
            <text:p>itm_saddle_horse,itm_rohirrim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athletics_1|knows_riding_3|knows_horse_archery_2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rohan_recruit_good, itm_rohan_leather_bad, itm_rohan_leather,itm_north_leather_ok,itm_north_leather_good, itm_rohan_leather_cloak,itm_rohan_leather_cloak,itm_dale_light_b_cloak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rohan_recruit_good, itm_rohan_leather_bad, itm_rohan_leather,itm_north_leather_ok,itm_north_leather_good, itm_rohan_leather_cloak,itm_rohan_leather_cloak,itm_dale_light_b_cloak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8" office:value-type="string" calcext:value-type="string">
            <text:p>tf_rohan| tf_mounted| 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 itm_rohan_light_helmet_b_good, itm_rohan_archer_helmet_a_bad, itm_rohan_archer_helmet_b_bad,</text:p>
          </table:table-cell>
          <table:table-cell table:style-name="ce12" office:value-type="string" calcext:value-type="string">
            <text:p>itm_rohan_leather_good,itm_rohan_leather_good_cloak,itm_rohan_mail_bad, itm_rohan_mail,itm_rohan_mail_cloak,itm_rohan_rider_bad,itm_dale_light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rohan_spear,itm_rohan_spear,itm_heavy_throwing_spear,</text:p>
          </table:table-cell>
          <table:table-cell table:style-name="ce12" office:value-type="string" calcext:value-type="string">
            <text:p>itm_rohan_sword_c,itm_rohirrim_long_hafted_axe,itm_rohan_shield_a,itm_rohan_shield_b,itm_rohan_shiel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1|knows_riding_3|knows_shield_1|knows_power_throw_2|knows_power_strike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itm_rohan_leather_good,itm_rohan_leather_good_cloak,itm_rohan_mail_bad, itm_rohan_mail,itm_rohan_mail_cloak,itm_rohan_rider_bad,itm_dale_light_b_lordly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itm_rohan_leather_good,itm_rohan_leather_good_cloak,itm_rohan_mail_bad, itm_rohan_mail,itm_rohan_mail_cloak,itm_rohan_rider_bad,itm_dale_light_b_lordly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8" office:value-type="string" calcext:value-type="string">
            <text:p>tf_roh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good,itm_rohan_mail_good_cloak, itm_rohan_rider_bad, itm_rohan_rider,itm_rohan_rider_cloak,itm_rohan_scale_bad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2" office:value-type="string" calcext:value-type="string">
            <text:p>itm_rohirrim_courser2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1|knows_riding_5|knows_shield_2|knows_power_throw_3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itm_rohan_mail_good,itm_rohan_mail_good_cloak, itm_rohan_rider_bad, itm_rohan_rider,itm_rohan_rider_cloak,itm_rohan_scale_bad,itm_dale_med_a_cloak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itm_rohan_mail_good,itm_rohan_mail_good_cloak, itm_rohan_rider_bad, itm_rohan_rider,itm_rohan_rider_cloak,itm_rohan_scale_bad,itm_dale_med_a_cloak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rider_good, itm_rohan_rider_good_cloak, itm_rohan_scale,itm_rohan_scale_cloak, itm_rohan_scale_good,itm_rohan_scale_good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2|knows_riding_6|knows_shield_3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rider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 itm_rohan_guard,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horse_archery_3|knows_riding_8|knows_shield_3|knows_power_throw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itm_rohan_guard_bad, itm_rohan_guard,itm_rohan_guard_cloak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itm_rohan_guard_bad, itm_rohan_guard,itm_rohan_guard_cloak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2h_guard_of_rohan</text:p>
          </table:table-cell>
          <table:table-cell table:style-name="ce3" office:value-type="string" calcext:value-type="string">
            <text:p>Helm_Guard_of_Rohan</text:p>
          </table:table-cell>
          <table:table-cell table:style-name="ce3" office:value-type="string" calcext:value-type="string">
            <text:p>Helm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itm_rohan_guar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2h_sword, itm_rohirrim_long_hafted_axe,</text:p>
          </table:table-cell>
          <table:table-cell table:style-name="ce12" table:number-columns-repeated="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6|knows_power_strike_7|knows_ironflesh_8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ce43" table:number-columns-repeated="2"/>
          <table:table-cell table:style-name="ce4" table:number-columns-repeated="14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dismounted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mail_bad, itm_rohan_mail,itm_rohan_mail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itm_rohirrim_long_haft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veteran_skirmisher_of_rohan&quot;,&quot;Veteran_Skirmisher_of_Rohan&quot;,&quot;Veteran_Skirmishers_of_Rohan&quot;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],attr_tier_4,wp_tier_4,knows_horse_archery_5|knows_riding_6|knows_power_draw_4|knows_power_strike_2|knows_ironflesh_2|knows_power_throw_4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dismounted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<text:s/>itm_rohan_rider_bad, itm_rohan_rider,itm_rohan_rider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a,itm_rohan_light_helmet_a, itm_rohan_rider_bad, itm_rohan_rider,itm_rohan_rider_good,itm_rohan_light_greaves,itm_strong_bow,itm_khergit_arrows,itm_rohan_sword_c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a,itm_rohan_light_helmet_a, itm_rohan_rider_bad, itm_rohan_rider,itm_rohan_rider_good,itm_rohan_light_greaves,itm_strong_bow,itm_khergit_arrows,itm_rohan_sword_c,],attr_tier_5,wp_tier_5,knows_horse_archery_7|knows_riding_7|knows_power_draw_5|knows_power_strike_3|knows_ironflesh_3|knows_power_throw_5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dismounted_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itm_rohan_surcoat_good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],attr_tier_6,wp_tier_6,knows_horse_archery_5|knows_riding_7|knows_power_draw_5|knows_power_throw_5|knows_power_strike_3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harad_levy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8" office:value-type="string" calcext:value-type="string">
            <text:p>tf_hara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office:value-type="string" calcext:value-type="string">
            <text:p>itm_harad_tunic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javelin,itm_harad_short_spear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i1_harad_levy&quot;,&quot;Harad_Levy&quot;,&quot;Harad_Levies&quot;,tf_harad| tfg_armor,0,0,fac_harad,[itm_harad_tunic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" calcext:value-type="string">
            <text:p>["i1_harad_levy","Harad_Levy","Harad_Levies",tf_harad| tfg_armor,0,0,fac_harad,[itm_harad_tunic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harad_infantry</text:p>
          </table:table-cell>
          <table:table-cell table:style-name="ce3" office:value-type="string" calcext:value-type="string">
            <text:p>Harad_Light_Footman</text:p>
          </table:table-cell>
          <table:table-cell table:style-name="ce3" office:value-type="string" calcext:value-type="string">
            <text:p>Harad_Light_Foot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short_spear,itm_harad_dagger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strike_1|knows_shield_2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i3_harad_infantry&quot;,&quot;Harad_Light_Footman&quot;,&quot;Harad_Light_Footmen&quot;,tf_harad| tfg_armor| tfg_boots,0,0,fac_harad,[itm_harad_hauberk,itm_desert_boots,itm_harad_short_spear,itm_harad_dagger,itm_skirmisher_swor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" calcext:value-type="string">
            <text:p>["i3_harad_infantry","Harad_Light_Footman","Harad_Light_Footmen",tf_harad| tfg_armor| tfg_boots,0,0,fac_harad,[itm_harad_hauberk,itm_desert_boots,itm_harad_short_spear,itm_harad_dagger,itm_skirmisher_swor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harad_spearman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8" office:value-type="string" calcext:value-type="string">
            <text:p>tf_harad| tfg_shield| tfg_armor| tfg_helm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i4_harad_spearman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i4_harad_spearman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8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tiger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4|knows_ironflesh_6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i5_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" calcext:value-type="string">
            <text:p>["i5_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sabre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i4_harad_swordsman&quot;,&quot;Harad_Swordsman&quot;,&quot;Harad_Swordsmen&quot;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" calcext:value-type="string">
            <text:p>["i4_harad_swordsman","Harad_Swordsman","Harad_Swordsmen"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lion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khopesh,</text:p>
          </table:table-cell>
          <table:table-cell table:style-name="ce21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strike_5|knows_ironflesh_4|knows_shield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i5_harad_lion_guard&quot;,&quot;Lion_Guard&quot;,&quot;Lion_Guards&quot;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" calcext:value-type="string">
            <text:p>["i5_harad_lion_guard","Lion_Guard","Lion_Guards"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harad_hunter</text:p>
          </table:table-cell>
          <table:table-cell table:style-name="ce3" office:value-type="string" calcext:value-type="string">
            <text:p>Harad_Hunter</text:p>
          </table:table-cell>
          <table:table-cell table:style-name="ce3" office:value-type="string" calcext:value-type="string">
            <text:p>Harad_Hunt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throw_2|knows_power_draw_2|knows_athletics_3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a3_harad_hunter&quot;,&quot;Harad_Hunter&quot;,&quot;Harad_Hunters&quot;,tf_harad| tfg_ranged| tfg_armor| tfg_helm| tfg_boots,0,0,fac_harad,[itm_harad_heavy_inf_helm,itm_harad_skirmisher,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" calcext:value-type="string">
            <text:p>["a3_harad_hunter","Harad_Hunter","Harad_Hunters",tf_harad| tfg_ranged| tfg_armor| tfg_helm| tfg_boots,0,0,fac_harad,[itm_harad_heavy_inf_helm,itm_harad_skirmisher,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3|knows_power_draw_3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a4_harad_archer&quot;,&quot;Harad_Archer&quot;,&quot;Harad_Archers&quot;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" calcext:value-type="string">
            <text:p>["a4_harad_archer","Harad_Archer","Harad_Archers"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eagle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lg_bow,itm_harad_arrows,</text:p>
          </table:table-cell>
          <table:table-cell table:style-name="ce12" office:value-type="string" calcext:value-type="string">
            <text:p>itm_eagle_guard_spear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4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a5_harad_eagle_guard&quot;,&quot;Eagle_Guard&quot;,&quot;Eagle_Guards&quot;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" calcext:value-type="string">
            <text:p>["a5_harad_eagle_guard","Eagle_Guard","Eagle_Guards"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8" office:value-type="string" calcext:value-type="string">
            <text:p>tf_hara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 office:value-type="string" calcext:value-type="string">
            <text:p>itm_harad_cav_helm_a,</text:p>
          </table:table-cell>
          <table:table-cell table:style-name="ce12" office:value-type="string" calcext:value-type="string">
            <text:p>itm_harad_padded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a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shield_1|knows_power_strik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c2_harondor_scout&quot;,&quot;Harondor_Scout&quot;,&quot;Harondor_Scouts&quot;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" calcext:value-type="string">
            <text:p>["c2_harondor_scout","Harondor_Scout","Harondor_Scouts"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horse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c3_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c3_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harondor_light_cavalry</text:p>
          </table:table-cell>
          <table:table-cell table:style-name="ce3" office:value-type="string" calcext:value-type="string">
            <text:p>Harondor_Light_Rider</text:p>
          </table:table-cell>
          <table:table-cell table:style-name="ce3" office:value-type="string" calcext:value-type="string">
            <text:p>Harondor_Light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wavy_helm,</text:p>
          </table:table-cell>
          <table:table-cell table:style-name="ce12" office:value-type="string" calcext:value-type="string">
            <text:p>itm_harad_lamellar,</text:p>
          </table:table-cell>
          <table:table-cell table:style-name="ce12"/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c4_harondor_light_cavalry&quot;,&quot;Harondor_Light_Rider&quot;,&quot;Harondor_Light_Riders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c4_harondor_light_cavalry","Harondor_Light_Rider","Harondor_Light_Riders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harondor_serpent_knight</text:p>
          </table:table-cell>
          <table:table-cell table:style-name="ce3" office:value-type="string" calcext:value-type="string">
            <text:p>Gold_Serpent_Knight</text:p>
          </table:table-cell>
          <table:table-cell table:style-name="ce3" office:value-type="string" calcext:value-type="string">
            <text:p>Gold_Serpent_Knights</text:p>
          </table:table-cell>
          <table:table-cell table:style-name="ce8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dragon_helm,</text:p>
          </table:table-cell>
          <table:table-cell table:style-name="ce12" office:value-type="string" calcext:value-type="string">
            <text:p>itm_harad_heav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arad_long_spear,itm_horandor_a,itm_harad_heavy_sword,</text:p>
          </table:table-cell>
          <table:table-cell table:style-name="ce12" office:value-type="string" calcext:value-type="string">
            <text:p>itm_harad_yellow_shield,</text:p>
          </table:table-cell>
          <table:table-cell table:style-name="ce12" office:value-type="string" calcext:value-type="string">
            <text:p>itm_harad_warhorse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3|knows_power_strike_3|knows_ironflesh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c5_harondor_serpent_knight&quot;,&quot;Gold_Serpent_Knight&quot;,&quot;Gold_Serpent_Knights&quot;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" calcext:value-type="string">
            <text:p>["c5_harondor_serpent_knight","Gold_Serpent_Knight","Gold_Serpent_Knights"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harondor_skirmisher</text:p>
          </table:table-cell>
          <table:table-cell table:style-name="ce3" office:value-type="string" calcext:value-type="string">
            <text:p>Harondor_Skirmisher</text:p>
          </table:table-cell>
          <table:table-cell table:style-name="ce3" office:value-type="string" calcext:value-type="string">
            <text:p>Harondor_Skirmis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riding_3|knows_shield_1|knows_power_draw_2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ac3_harondor_skirmisher&quot;,&quot;Harondor_Skirmisher&quot;,&quot;Harondor_Skirmishers&quot;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3|knows_riding_3|knows_shield_1|knows_power_draw_2|knows_power_strike_2|knows_ironflesh_1,haradrim_face_1,haradrim_face_2]," calcext:value-type="string">
            <text:p>["ac3_harondor_skirmisher","Harondor_Skirmisher","Harondor_Skirmishers"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3|knows_riding_3|knows_shield_1|knows_power_draw_2|knows_power_strike_2|knows_ironflesh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harondor_horse_archer</text:p>
          </table:table-cell>
          <table:table-cell table:style-name="ce3" office:value-type="string" calcext:value-type="string">
            <text:p>Harondor_Horse_Archer</text:p>
          </table:table-cell>
          <table:table-cell table:style-name="ce3" office:value-type="string" calcext:value-type="string">
            <text:p>Harondor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ac4_harondor_horse_archer&quot;,&quot;Harondor_Horse_Archer&quot;,&quot;Harondor_Horse_Archers&quot;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" calcext:value-type="string">
            <text:p>["ac4_harondor_horse_archer","Harondor_Horse_Archer","Harondor_Horse_Archers"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harondor_black_snake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black_snake_helm,</text:p>
          </table:table-cell>
          <table:table-cell table:style-name="ce12" office:value-type="string" calcext:value-type="string">
            <text:p>itm_black_snake_armo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black_snake_sword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7|knows_riding_5|knows_power_strike_2|knows_ironflesh_3|knows_power_draw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ac5_harondor_black_snake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7|knows_riding_5|knows_power_strike_2|knows_ironflesh_3|knows_power_draw_3,haradrim_face_1,haradrim_face_2]," calcext:value-type="string">
            <text:p>["ac5_harondor_black_snake","Black_Snake_Horse_Archer","Black_Snake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7|knows_riding_5|knows_power_strike_2|knows_ironflesh_3|knows_power_draw_3,haradrim_face_1,haradrim_face_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table:number-columns-repeated="3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throw_1|knows_athletics_4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i2_far_harad_tribesman&quot;,&quot;Far_Harad_Tribesman&quot;,&quot;Far_Harad_Tribesmen&quot;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" calcext:value-type="string">
            <text:p>["i2_far_harad_tribesman","Far_Harad_Tribesman","Far_Harad_Tribesmen"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8" office:value-type="string" calcext:value-type="string">
            <text:p>tf_hara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champion,</text:p>
          </table:table-cell>
          <table:table-cell table:style-name="ce12" table:number-columns-repeated="2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throw_3|knows_athletics_5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i4_far_harad_champion&quot;,&quot;Far_Harad_Champion&quot;,&quot;Far_Harad_Champions&quot;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" calcext:value-type="string">
            <text:p>["i4_far_harad_champion","Far_Harad_Champion","Far_Harad_Champions"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pantherhelm,</text:p>
          </table:table-cell>
          <table:table-cell table:style-name="ce12" office:value-type="string" calcext:value-type="string">
            <text:p>itm_panther_guard,</text:p>
          </table:table-cell>
          <table:table-cell table:style-name="ce12" table:number-columns-repeated="2"/>
          <table:table-cell table:style-name="ce12" office:value-type="string" calcext:value-type="string">
            <text:p>itm_harad_mace,</text:p>
          </table:table-cell>
          <table:table-cell table:style-name="ce12" office:value-type="string" calcext:value-type="string">
            <text:p>itm_harad_javelin,itm_harad_long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power_throw_4|knows_power_strike_4|knows_ironflesh_3|knows_athletics_8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i5_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" calcext:value-type="string">
            <text:p>["i5_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dun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land_spear,itm_wood_club,</text:p>
          </table:table-cell>
          <table:table-cell table:style-name="ce12" office:value-type="string" calcext:value-type="string">
            <text:p><text:span text:style-name="T1">itm_dun_shield_a,itm_dun_shield_b,itm_d</text:span>unland_javelin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power_throw_1|knows_shield_1|knows_athletics_3|knows_looting_1|knows_tracking_1|knows_pathfinding_2|knows_spotting_1|knows_wound_treatment_1|knows_persuasion_1 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i1_dun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" calcext:value-type="string">
            <text:p>["i1_dun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dun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nish_axe,itm_wood_club,itm_dunland_spear,</text:p>
          </table:table-cell>
          <table:table-cell table:style-name="ce12" office:value-type="string" calcext:value-type="string">
            <text:p><text:span text:style-name="T1">itm_dun_shield_a,itm_dun_shield_b,</text:span>itm_dunland_javelin,itm_dunlan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shield_2|knows_athletics_4|knows_looting_1|knows_tracking_1|knows_pathfinding_2|knows_spotting_1|knows_wound_treatment_1|knows_persuasion_1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i2_dun_warrior&quot;,&quot;Dunnish_Warrior&quot;,&quot;Dunnish_Warriors&quot;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" calcext:value-type="string">
            <text:p>["i2_dun_warrior","Dunnish_Warrior","Dunnish_Warriors"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un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b, itm_dun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5|knows_shield_2|knows_power_strike_2|knows_ironflesh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i3_dun_pikeman&quot;,&quot;Dunnish_Pikeman&quot;,&quot;Dunnish_Pikemen&quot;,tf_dunland| tf_randomize_face| tfg_armor| tfg_boots,0,0,fac_dunland,[itm_gundabad_helm_b, itm_dun_helm_b,itm_dunland_armor_b,itm_dunland_armor_c,itm_dunland_armor_d,itm_dunland_armor_e,itm_dunland_armor_g,itm_evil_gauntlets_a,itm_dunland_wolfboots,itm_dunnish_pike,itm_dun_shield_a,itm_dun_shield_b,],attr_evil_tier_3,wp_tier_3,knows_common|knows_athletics_5|knows_shield_2|knows_power_strike_2|knows_ironflesh_4,dunland_face1,dunland_face2]," calcext:value-type="string">
            <text:p>["i3_dun_pikeman","Dunnish_Pikeman","Dunnish_Pikemen",tf_dunland| tf_randomize_face| tfg_armor| tfg_boots,0,0,fac_dunland,[itm_gundabad_helm_b, itm_dun_helm_b,itm_dunland_armor_b,itm_dunland_armor_c,itm_dunland_armor_d,itm_dunland_armor_e,itm_dunland_armor_g,itm_evil_gauntlets_a,itm_dunland_wolfboots,itm_dunnish_pike,itm_dun_shield_a,itm_dun_shield_b,],attr_evil_tier_3,wp_tier_3,knows_common|knows_athletics_5|knows_shield_2|knows_power_strike_2|knows_ironflesh_4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un_vet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8" office:value-type="string" calcext:value-type="string">
            <text:p>tf_dunland| tf_randomize_face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b, itm_dun_helm_e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<text:span text:style-name="T4">knows_common|knows_athletics_6</text:span>|knows_shield_3|knows_power_strike_3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i4_dun_vet_pikeman&quot;,&quot;Dunnish_Veteran_Pikeman&quot;,&quot;Dunnish_Veteran_Pikemen&quot;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" calcext:value-type="string">
            <text:p>["i4_dun_vet_pikeman","Dunnish_Veteran_Pikeman","Dunnish_Veteran_Pikemen"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dun_crebai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8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throw_3|knows_athletics_2|knows_riding_4|knows_horse_archery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ac4_dun_crebain_rider&quot;,&quot;Dunnish_Crebain_Rider&quot;,&quot;Dunnish_Crebain_Riders&quot;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4,wp_tier_3,knows_common|knows_ironflesh_1|knows_power_throw_3|knows_athletics_2|knows_riding_4|knows_horse_archery_3,dunland_face1,dunland_face2]," calcext:value-type="string">
            <text:p>["ac4_dun_crebain_rider","Dunnish_Crebain_Rider","Dunnish_Crebain_Riders"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4,wp_tier_3,knows_common|knows_ironflesh_1|knows_power_throw_3|knows_athletics_2|knows_riding_4|knows_horse_archery_3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un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8" office:value-type="string" calcext:value-type="string">
            <text:p>tf_dunland| tf_randomize_face| tfg_shiel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strike_2|knows_ironflesh_1|knows_power_throw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i3_dun_vet_warrior&quot;,&quot;Dunnish_Veteran_Warrior&quot;,&quot;Dunnish_Veteran_Warriors&quot;,tf_dunland| tf_randomize_face| tfg_shield| tfg_armor| tfg_boots,0,0,fac_dunland,[itm_gundabad_helm_a, itm_gundabad_helm_b,itm_dunland_armor_b,itm_dunland_armor_c,itm_dunland_armor_d,itm_dunland_armor_e,itm_dunland_armor_g,itm_evil_gauntlets_a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" calcext:value-type="string">
            <text:p>["i3_dun_vet_warrior","Dunnish_Veteran_Warrior","Dunnish_Veteran_Warriors",tf_dunland| tf_randomize_face| tfg_shield| tfg_armor| tfg_boots,0,0,fac_dunland,[itm_gundabad_helm_a, itm_gundabad_helm_b,itm_dunland_armor_b,itm_dunland_armor_c,itm_dunland_armor_d,itm_dunland_armor_e,itm_dunland_armor_g,itm_evil_gauntlets_a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un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strike_3|knows_ironflesh_4|knows_power_throw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i4_dun_wolf_warrior&quot;,&quot;Dunnish_Wolf_Warrior&quot;,&quot;Dunnish_Wolf_Warriors&quot;,tf_dunland| tf_randomize_face| tfg_shield| tfg_armor| tfg_helm| tfg_boots,0,0,fac_dunland,[itm_dun_helm_a,itm_dunland_armor_i,itm_dunland_armor_j,itm_evil_gauntlets_a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" calcext:value-type="string">
            <text:p>["i4_dun_wolf_warrior","Dunnish_Wolf_Warrior","Dunnish_Wolf_Warriors",tf_dunland| tf_randomize_face| tfg_shield| tfg_armor| tfg_helm| tfg_boots,0,0,fac_dunland,[itm_dun_helm_a,itm_dunland_armor_i,itm_dunland_armor_j,itm_evil_gauntlets_a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un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war_axe,itm_dun_berserker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5|knows_power_strike_4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i5_dun_wolf_guard&quot;,&quot;Dunnish_Wolf_Guard&quot;,&quot;Dunnish_Wolf_Guards&quot;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" calcext:value-type="string">
            <text:p>["i5_dun_wolf_guard","Dunnish_Wolf_Guard","Dunnish_Wolf_Guards"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dun_raven_rider</text:p>
          </table:table-cell>
          <table:table-cell table:style-name="ce3" office:value-type="string" calcext:value-type="string">
            <text:p>Dunnish_Night_Raven</text:p>
          </table:table-cell>
          <table:table-cell table:style-name="ce3" office:value-type="string" calcext:value-type="string">
            <text:p>Dunnish_Night_Ravens</text:p>
          </table:table-cell>
          <table:table-cell table:style-name="ce8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 itm_dun_helm_d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hunter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1">knows_common</text:span><text:span text:style-name="T5">|knows_ironflesh_3</text:span>|knows_riding_5|knows_shield_2|knows_power_strike_3|knows_power_throw_6|knows_horse_archery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ac5_dun_raven_rider&quot;,&quot;Dunnish_Night_Raven&quot;,&quot;Dunnish_Night_Ravens&quot;,tf_dunland| tf_randomize_face| tf_mounted| tfg_shield| tfg_armor| tfg_horse| tfg_helm| tfg_boots| tfg_ranged,0,0,fac_dunland,[itm_dun_helm_c, itm_dun_helm_d,itm_dunland_armor_i,itm_dunland_armor_j,itm_evil_gauntlets_a,itm_dunland_wolfboots,itm_dunnish_antler_axe,itm_twohand_wood_club,itm_dunland_javelin,itm_dunland_javelin,itm_dunland_javelin,itm_dunland_javelin,itm_dun_shield_a,itm_dun_shield_b,itm_hunter],attr_evil_tier_5,wp_tier_5,knows_common|knows_ironflesh_3|knows_riding_5|knows_shield_2|knows_power_strike_3|knows_power_throw_6|knows_horse_archery_6,dunland_face1,dunland_face2]," calcext:value-type="string">
            <text:p>["ac5_dun_raven_rider","Dunnish_Night_Raven","Dunnish_Night_Ravens",tf_dunland| tf_randomize_face| tf_mounted| tfg_shield| tfg_armor| tfg_horse| tfg_helm| tfg_boots| tfg_ranged,0,0,fac_dunland,[itm_dun_helm_c, itm_dun_helm_d,itm_dunland_armor_i,itm_dunland_armor_j,itm_evil_gauntlets_a,itm_dunland_wolfboots,itm_dunnish_antler_axe,itm_twohand_wood_club,itm_dunland_javelin,itm_dunland_javelin,itm_dunland_javelin,itm_dunland_javelin,itm_dun_shield_a,itm_dun_shield_b,itm_hunter],attr_evil_tier_5,wp_tier_5,knows_common|knows_ironflesh_3|knows_riding_5|knows_shield_2|knows_power_strike_3|knows_power_throw_6|knows_horse_archery_6,dunland_face1,dunland_face2],</text:p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>
            <text:p/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dun_night_wolf</text:p>
          </table:table-cell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s</text:p>
          </table:table-cell>
          <table:table-cell table:style-name="ce8" office:value-type="string" calcext:value-type="string">
            <text:p>tf_dunland| tf_randomize_face| tfg_shield| tfg_armor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h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3|knows_power_strike_3|knows_ironflesh_2|knows_power_throw_7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6]&lt;&gt;&quot;&quot;;[.B286]&lt;&gt;&quot;&quot;);CONCATENATE([Variables.$I$1];[Variables.$I$7];[.A286];[Variables.$I$7];[Variables.$I$6];[Variables.$I$7];[.B286];[Variables.$I$7];[Variables.$I$6];[Variables.$I$7];[.C286];[Variables.$I$7];[Variables.$I$6];[.D286];[Variables.$I$6];[.E286];[Variables.$I$6];[.F286];[Variables.$I$6];[.G286];[Variables.$I$6];[Variables.$I$1];[.H286];[.I286];[.J286];[.K286];[.L286];[.M286];[.N286];[Variables.$I$2];[Variables.$I$6];[.O286];[Variables.$I$6];[.P286];[Variables.$I$6];[.Q286];[Variables.$I$6];[.R286];[Variables.$I$6];[.S286];IF([.T286]&lt;&gt;&quot;&quot;;CONCATENATE([Variables.$I$6];[.T286]);&quot;&quot;);[Variables.$I$2];[Variables.$I$6]);IF([.A286]&lt;&gt;&quot;&quot;;CONCATENATE(&quot;#&quot;;[.A286]);&quot;&quot;))" office:value-type="string" office:string-value="[&quot;a5_dun_night_wolf&quot;,&quot;Dunnish_Night_Wolf&quot;,&quot;Dunnish_Night_Wolfs&quot;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a5_dun_night_wolf","Dunnish_Night_Wolf","Dunnish_Night_Wolfs"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43"/>
        </table:table-row>
        <table:table-row table:style-name="ro5">
          <table:table-cell table:style-name="ce4" table:number-columns-repeated="21"/>
          <table:table-cell table:number-columns-repeated="43"/>
        </table:table-row>
        <table:table-row table:style-name="ro5">
          <table:table-cell table:style-name="ce2" office:value-type="string" calcext:value-type="string">
            <text:p>KHAND</text:p>
          </table:table-cell>
          <table:table-cell table:style-name="ce4" table:number-columns-repeated="19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#KHAND" calcext:value-type="string">
            <text:p>#KHAN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khand_bondsman</text:p>
          </table:table-cell>
          <table:table-cell table:style-name="ce3" office:value-type="string" calcext:value-type="string">
            <text:p>Khand_Bondsman</text:p>
          </table:table-cell>
          <table:table-cell table:style-name="ce3" office:value-type="string" calcext:value-type="string">
            <text:p>Khand_Bondsmen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/>
          <table:table-cell table:style-name="ce12" office:value-type="string" calcext:value-type="string">
            <text:p>itm_khand_light_bad,</text:p>
          </table:table-cell>
          <table:table-cell table:style-name="ce12" table:number-columns-repeated="2"/>
          <table:table-cell table:style-name="ce12" office:value-type="string" calcext:value-type="string">
            <text:p>itm_spear,itm_khand_mace1,itm_shortened_spe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i1_khand_bondsman&quot;,&quot;Khand_Bondsman&quot;,&quot;Khand_Bondsmen&quot;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" calcext:value-type="string">
            <text:p>["i1_khand_bondsman","Khand_Bondsman","Khand_Bondsmen"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khand_pit_dog</text:p>
          </table:table-cell>
          <table:table-cell table:style-name="ce3" office:value-type="string" calcext:value-type="string">
            <text:p>Khand_Pit_Dog</text:p>
          </table:table-cell>
          <table:table-cell table:style-name="ce3" office:value-type="string" calcext:value-type="string">
            <text:p>Khand_Pit_Dogs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,itm_khand_inf_helm_a_bad,</text:p>
          </table:table-cell>
          <table:table-cell table:style-name="ce12" office:value-type="string" calcext:value-type="string">
            <text:p>itm_khand_light_ba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voulge,itm_spear,itm_khand_tulw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i2_khand_pit_dog&quot;,&quot;Khand_Pit_Dog&quot;,&quot;Khand_Pit_Dogs&quot;,tf_evil_man| tfg_armor,0,0,fac_khand,[itm_khand_helm_mask,itm_khand_inf_helm_a_bad,itm_khand_light_bad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" calcext:value-type="string">
            <text:p>["i2_khand_pit_dog","Khand_Pit_Dog","Khand_Pit_Dogs",tf_evil_man| tfg_armor,0,0,fac_khand,[itm_khand_helm_mask,itm_khand_inf_helm_a_bad,itm_khand_light_bad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khand_warrior</text:p>
          </table:table-cell>
          <table:table-cell table:style-name="ce3" office:value-type="string" calcext:value-type="string">
            <text:p>Khand_Warrior</text:p>
          </table:table-cell>
          <table:table-cell table:style-name="ce3" office:value-type="string" calcext:value-type="string">
            <text:p>Khand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b,</text:p>
          </table:table-cell>
          <table:table-cell table:style-name="ce12" office:value-type="string" calcext:value-type="string">
            <text:p>itm_khand_light_lam,itm_khand_foot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axe_winged,itm_khand_tulwar,itm_khand_voulg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i3_khand_warrior&quot;,&quot;Khand_Warrior&quot;,&quot;Khand_Warriors&quot;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" calcext:value-type="string">
            <text:p>["i3_khand_warrior","Khand_Warrior","Khand_Warriors"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khand_vet_warrior</text:p>
          </table:table-cell>
          <table:table-cell table:style-name="ce3" office:value-type="string" calcext:value-type="string">
            <text:p>Khand_Veteran_Warrior</text:p>
          </table:table-cell>
          <table:table-cell table:style-name="ce3" office:value-type="string" calcext:value-type="string">
            <text:p>Khand_Veteran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 itm_khand_inf_helm_c1, itm_khand_inf_helm_c2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winged,itm_khand_tulwar, 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throw_4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i4_khand_vet_warrior&quot;,&quot;Khand_Veteran_Warrior&quot;,&quot;Khand_Veteran_Warriors&quot;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" calcext:value-type="string">
            <text:p>["i4_khand_vet_warrior","Khand_Veteran_Warrior","Khand_Veteran_Warriors"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khand_war_master</text:p>
          </table:table-cell>
          <table:table-cell table:style-name="ce3" office:value-type="string" calcext:value-type="string">
            <text:p>Variag_War_Master</text:p>
          </table:table-cell>
          <table:table-cell table:style-name="ce3" office:value-type="string" calcext:value-type="string">
            <text:p>Variag_War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c1_good, itm_khand_inf_helm_c2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great,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throw_5|knows_power_strike_5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i5_khand_war_master&quot;,&quot;Variag_War_Master&quot;,&quot;Variag_War_Masters&quot;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" calcext:value-type="string">
            <text:p>["i5_khand_war_master","Variag_War_Master","Variag_War_Masters"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khand_pony_rider</text:p>
          </table:table-cell>
          <table:table-cell table:style-name="ce3" office:value-type="string" calcext:value-type="string">
            <text:p>Khand_Pony_Rider</text:p>
          </table:table-cell>
          <table:table-cell table:style-name="ce3" office:value-type="string" calcext:value-type="string">
            <text:p>Khand_Pony_Riders</text:p>
          </table:table-cell>
          <table:table-cell table:style-name="ce8" office:value-type="string" calcext:value-type="string">
            <text:p>tf_evil_m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21"/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shield_1|knows_riding_2|knows_horse_archery_1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c2_khand_pony_rider&quot;,&quot;Khand_Pony_Rider&quot;,&quot;Khand_Pony_Riders&quot;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" calcext:value-type="string">
            <text:p>["c2_khand_pony_rider","Khand_Pony_Rider","Khand_Pony_Riders"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khand_horseman</text:p>
          </table:table-cell>
          <table:table-cell table:style-name="ce3" office:value-type="string" calcext:value-type="string">
            <text:p>Khand_Horseman</text:p>
          </table:table-cell>
          <table:table-cell table:style-name="ce3" office:value-type="string" calcext:value-type="string">
            <text:p>Khand_Horsemen</text:p>
          </table:table-cell>
          <table:table-cell table:style-name="ce8" office:value-type="string" calcext:value-type="string">
            <text:p>tf_evil_man| tf_mounted|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a_good, itm_khand_cav_helm_a, </text:p>
          </table:table-cell>
          <table:table-cell table:style-name="ce12" office:value-type="string" calcext:value-type="string">
            <text:p>itm_khand_med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1|knows_power_strike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c3_khand_horseman&quot;,&quot;Khand_Horseman&quot;,&quot;Khand_Horsemen&quot;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steppe_horse,],attr_evil_tier_3,wp_tier_3,knows_common|knows_riding_3|knows_shield_1|knows_power_strike_2,khand_man1,khand_man2]," calcext:value-type="string">
            <text:p>["c3_khand_horseman","Khand_Horseman","Khand_Horsemen"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steppe_horse,],attr_evil_tier_3,wp_tier_3,knows_common|knows_riding_3|knows_shield_1|knows_power_strike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khand_heavy_horseman</text:p>
          </table:table-cell>
          <table:table-cell table:style-name="ce3" office:value-type="string" calcext:value-type="string">
            <text:p>Khand_Heavy_Horseman</text:p>
          </table:table-cell>
          <table:table-cell table:style-name="ce3" office:value-type="string" calcext:value-type="string">
            <text:p>Khand_Heavy_Horsemen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, 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shield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c4_khand_heavy_horseman&quot;,&quot;Khand_Heavy_Horseman&quot;,&quot;Khand_Heavy_Horsemen&quot;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" calcext:value-type="string">
            <text:p>["c4_khand_heavy_horseman","Khand_Heavy_Horseman","Khand_Heavy_Horsemen"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khand_kataphrakt</text:p>
          </table:table-cell>
          <table:table-cell table:style-name="ce3" office:value-type="string" calcext:value-type="string">
            <text:p>Variag_Ironclad</text:p>
          </table:table-cell>
          <table:table-cell table:style-name="ce3" office:value-type="string" calcext:value-type="string">
            <text:p>Variag_Ironclads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_good, </text:p>
          </table:table-cell>
          <table:table-cell table:style-name="ce12" office:value-type="string" calcext:value-type="string">
            <text:p>itm_khand_med_lam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mace1, 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shield_3|knows_power_strike_5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c5_khand_kataphrakt&quot;,&quot;Variag_Ironclad&quot;,&quot;Variag_Ironclads&quot;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riding_6|knows_shield_3|knows_power_strike_5|knows_ironflesh_3,khand_man1,khand_man2]," calcext:value-type="string">
            <text:p>["c5_khand_kataphrakt","Variag_Ironclad","Variag_Ironclads"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riding_6|knows_shield_3|knows_power_strike_5|knows_ironflesh_3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khand_lance_kataphrakt</text:p>
          </table:table-cell>
          <table:table-cell table:style-name="ce3" office:value-type="string" calcext:value-type="string">
            <text:p>Variag_Lancer</text:p>
          </table:table-cell>
          <table:table-cell table:style-name="ce3" office:value-type="string" calcext:value-type="string">
            <text:p>Variag_Lancers</text:p>
          </table:table-cell>
          <table:table-cell table:style-name="ce8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c,</text:p>
          </table:table-cell>
          <table:table-cell table:style-name="ce12" office:value-type="string" calcext:value-type="string">
            <text:p>itm_khand_heavy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tulwar,itm_khand_lance,</text:p>
          </table:table-cell>
          <table:table-cell table:style-name="ce12"/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shield_3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c5_khand_lance_kataphrakt&quot;,&quot;Variag_Lancer&quot;,&quot;Variag_Lancers&quot;,tf_evil_man| tf_mounted| tfg_gloves| tfg_shield| tfg_armor| tfg_helm| tfg_horse| tfg_boots  |tfg_polearm,0,0,fac_khand,[itm_khand_cav_helm_c,itm_khand_heavy_lam,itm_mail_mittens,itm_splinted_greaves_good,itm_khand_tulwar,itm_khand_lance,itm_variag_kataphrakt,],attr_evil_tier_5,wp_tier_5,knows_common|knows_riding_6|knows_shield_3|knows_power_strike_3|knows_ironflesh_2,khand_man1,khand_man2]," calcext:value-type="string">
            <text:p>["c5_khand_lance_kataphrakt","Variag_Lancer","Variag_Lancers",tf_evil_man| tf_mounted| tfg_gloves| tfg_shield| tfg_armor| tfg_helm| tfg_horse| tfg_boots <text:s/>|tfg_polearm,0,0,fac_khand,[itm_khand_cav_helm_c,itm_khand_heavy_lam,itm_mail_mittens,itm_splinted_greaves_good,itm_khand_tulwar,itm_khand_lance,itm_variag_kataphrakt,],attr_evil_tier_5,wp_tier_5,knows_common|knows_riding_6|knows_shield_3|knows_power_strike_3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khand_halberdier</text:p>
          </table:table-cell>
          <table:table-cell table:style-name="ce3" office:value-type="string" calcext:value-type="string">
            <text:p>Khand_Glaiveman</text:p>
          </table:table-cell>
          <table:table-cell table:style-name="ce3" office:value-type="string" calcext:value-type="string">
            <text:p>Khand_Glaivemen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, itm_khand_inf_helm_d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voulge,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i4_khand_halberdier&quot;,&quot;Khand_Glaiveman&quot;,&quot;Khand_Glaivemen&quot;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" calcext:value-type="string">
            <text:p>["i4_khand_halberdier","Khand_Glaiveman","Khand_Glaivemen"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khand_halberd_master</text:p>
          </table:table-cell>
          <table:table-cell table:style-name="ce3" office:value-type="string" calcext:value-type="string">
            <text:p>Variag_Halberd_Master</text:p>
          </table:table-cell>
          <table:table-cell table:style-name="ce3" office:value-type="string" calcext:value-type="string">
            <text:p>Variag_Halberd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itm_khand_inf_helm_d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i5_khand_halberd_master&quot;,&quot;Variag_Halberd_Master&quot;,&quot;Variag_Halberd_Masters&quot;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" calcext:value-type="string">
            <text:p>["i5_khand_halberd_master","Variag_Halberd_Master","Variag_Halberd_Masters"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khand_pitfighter</text:p>
          </table:table-cell>
          <table:table-cell table:style-name="ce3" office:value-type="string" calcext:value-type="string">
            <text:p>Khand_Pit_Fighter</text:p>
          </table:table-cell>
          <table:table-cell table:style-name="ce3" office:value-type="string" calcext:value-type="string">
            <text:p>Khand_Pit_Fighter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 office:value-type="string" calcext:value-type="string">
            <text:p>itm_khand_helm_mask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variag_gladiator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throw_2|knows_power_strike_3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i3_khand_pitfighter&quot;,&quot;Khand_Pit_Fighter&quot;,&quot;Khand_Pit_Fighters&quot;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" calcext:value-type="string">
            <text:p>["i3_khand_pitfighter","Khand_Pit_Fighter","Khand_Pit_Fighters"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khand_pit_champion</text:p>
          </table:table-cell>
          <table:table-cell table:style-name="ce3" office:value-type="string" calcext:value-type="string">
            <text:p>Khand_Pit_Champion</text:p>
          </table:table-cell>
          <table:table-cell table:style-name="ce3" office:value-type="string" calcext:value-type="string">
            <text:p>Khand_Pit_Champion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easterling_hawk_shield,itm_variag_gladiator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throw_2|knows_power_strike_4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i4_khand_pit_champion&quot;,&quot;Khand_Pit_Champion&quot;,&quot;Khand_Pit_Champions&quot;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" calcext:value-type="string">
            <text:p>["i4_khand_pit_champion","Khand_Pit_Champion","Khand_Pit_Champions"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khand_pit_master</text:p>
          </table:table-cell>
          <table:table-cell table:style-name="ce3" office:value-type="string" calcext:value-type="string">
            <text:p>Variag_Master_of_the_Pits</text:p>
          </table:table-cell>
          <table:table-cell table:style-name="ce3" office:value-type="string" calcext:value-type="string">
            <text:p>Variag_Masters_of_the_Pit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khand_trident,itm_easterling_hawk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4|knows_power_throw_4|knows_power_strike_5|knows_ironflesh_6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i5_khand_pit_master&quot;,&quot;Variag_Master_of_the_Pits&quot;,&quot;Variag_Masters_of_the_Pits&quot;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" calcext:value-type="string">
            <text:p>["i5_khand_pit_master","Variag_Master_of_the_Pits","Variag_Masters_of_the_Pits"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khand_skirmisher</text:p>
          </table:table-cell>
          <table:table-cell table:style-name="ce3" office:value-type="string" calcext:value-type="string">
            <text:p>Khand_Skirmisher</text:p>
          </table:table-cell>
          <table:table-cell table:style-name="ce3" office:value-type="string" calcext:value-type="string">
            <text:p>Khand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 office:value-type="string" calcext:value-type="string">
            <text:p>itm_khand_tulwar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4|knows_riding_2|knows_power_throw_2|knows_power_strike_1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ac3_khand_skirmisher&quot;,&quot;Khand_Skirmisher&quot;,&quot;Khand_Skirmishers&quot;,tf_evil_man| tfg_ranged| tf_mounted| tfg_shield| tfg_armor| tfg_helm| tfg_horse| tfg_boots,0,0,fac_khand,[itm_khand_inf_helm_a_bad, itm_khand_inf_helm_b_bad, itm_khand_cav_helm_a_bad,itm_khand_light,itm_khand_light_lam,itm_leather_boots_dark,itm_javelin,itm_javelin,itm_khand_tulwar,itm_steppe_horse,],attr_evil_tier_3,wp_tier_3,knows_common|knows_horse_archery_4|knows_riding_2|knows_power_throw_2|knows_power_strike_1,khand_man1,khand_man2]," calcext:value-type="string">
            <text:p>["ac3_khand_skirmisher","Khand_Skirmisher","Khand_Skirmishers",tf_evil_man| tfg_ranged| tf_mounted| tfg_shield| tfg_armor| tfg_helm| tfg_horse| tfg_boots,0,0,fac_khand,[itm_khand_inf_helm_a_bad, itm_khand_inf_helm_b_bad, itm_khand_cav_helm_a_bad,itm_khand_light,itm_khand_light_lam,itm_leather_boots_dark,itm_javelin,itm_javelin,itm_khand_tulwar,itm_steppe_horse,],attr_evil_tier_3,wp_tier_3,knows_common|knows_horse_archery_4|knows_riding_2|knows_power_throw_2|knows_power_strike_1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khand_vet_skirmisher</text:p>
          </table:table-cell>
          <table:table-cell table:style-name="ce3" office:value-type="string" calcext:value-type="string">
            <text:p>Khand_Veteran_Skirmisher</text:p>
          </table:table-cell>
          <table:table-cell table:style-name="ce3" office:value-type="string" calcext:value-type="string">
            <text:p>Khand_Veteran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 itm_khand_cav_helm_b,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itm_leather_boots_dark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3|knows_riding_5|knows_shield_3|knows_power_throw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ac4_khand_vet_skirmisher&quot;,&quot;Khand_Veteran_Skirmisher&quot;,&quot;Khand_Veteran_Skirmishers&quot;,tf_evil_man| tfg_ranged| tf_mounted| tfg_shield| tfg_armor| tfg_helm| tfg_horse| tfg_boots,0,0,fac_khand,[itm_khand_inf_helm_a, itm_khand_cav_helm_b,itm_khand_med_lam, itm_leather_gloves,itm_splinted_greaves,itm_leather_boots_dark,itm_javelin,itm_javelin,itm_khand_tulwar,itm_easterling_round_horseman,itm_steppe_horse,],attr_evil_tier_4,wp_tier_4,knows_common|knows_horse_archery_3|knows_riding_5|knows_shield_3|knows_power_throw_3|knows_power_strike_2|knows_ironflesh_2,khand_man1,khand_man2]," calcext:value-type="string">
            <text:p>["ac4_khand_vet_skirmisher","Khand_Veteran_Skirmisher","Khand_Veteran_Skirmishers",tf_evil_man| tfg_ranged| tf_mounted| tfg_shield| tfg_armor| tfg_helm| tfg_horse| tfg_boots,0,0,fac_khand,[itm_khand_inf_helm_a, itm_khand_cav_helm_b,itm_khand_med_lam, itm_leather_gloves,itm_splinted_greaves,itm_leather_boots_dark,itm_javelin,itm_javelin,itm_khand_tulwar,itm_easterling_round_horseman,itm_steppe_horse,],attr_evil_tier_4,wp_tier_4,knows_common|knows_horse_archery_3|knows_riding_5|knows_shield_3|knows_power_throw_3|knows_power_strike_2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khand_heavy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b_good,</text:p>
          </table:table-cell>
          <table:table-cell table:style-name="ce12" office:value-type="string" calcext:value-type="string">
            <text:p>itm_khand_heavy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4|knows_riding_6|knows_shield_3|knows_power_throw_5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ac5_khand_heavy_skirmisher&quot;,&quot;Variag_Heavy_Skirmisher&quot;,&quot;Variag_Heavy_Skirmishers&quot;,tf_evil_man| tfg_ranged| tf_mounted| tfg_shield| tfg_armor| tfg_helm| tfg_horse| tfg_boots,0,0,fac_khand,[itm_khand_cav_helm_b_good,itm_khand_heavy_lam_bad,itm_leather_gloves,itm_splinted_greaves,itm_javelin,itm_javelin,itm_khand_tulwar,itm_easterling_round_horseman,itm_variag_kataphrakt,],attr_evil_tier_5,wp_tier_5,knows_common|knows_horse_archery_4|knows_riding_6|knows_shield_3|knows_power_throw_5|knows_power_strike_3|knows_ironflesh_2,khand_man1,khand_man2]," calcext:value-type="string">
            <text:p>["ac5_khand_heavy_skirmisher","Variag_Heavy_Skirmisher","Variag_Heavy_Skirmishers",tf_evil_man| tfg_ranged| tf_mounted| tfg_shield| tfg_armor| tfg_helm| tfg_horse| tfg_boots,0,0,fac_khand,[itm_khand_cav_helm_b_good,itm_khand_heavy_lam_bad,itm_leather_gloves,itm_splinted_greaves,itm_javelin,itm_javelin,itm_khand_tulwar,itm_easterling_round_horseman,itm_variag_kataphrakt,],attr_evil_tier_5,wp_tier_5,knows_common|knows_horse_archery_4|knows_riding_6|knows_shield_3|knows_power_throw_5|knows_power_strike_3|knows_ironflesh_2,khand_man1,khand_man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#UMBAR #CORSAIRS" calcext:value-type="string">
            <text:p>#UMBAR #CORSAIR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 itm_umb_armor_a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throw_1|knows_power_draw_1|knows_weapon_master_1|knows_athletics_2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i1_corsair_youth&quot;,&quot;Umbar_Sailor&quot;,&quot;Umbar_Sailors&quot;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" calcext:value-type="string">
            <text:p>["i1_corsair_youth","Umbar_Sailor","Umbar_Sailors"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umb_helm_d,</text:p>
          </table:table-cell>
          <table:table-cell table:style-name="ce12" office:value-type="string" calcext:value-type="string">
            <text:p>itm_umb_armor_a, itm_umb_armor_a_cloak,itm_umb_armor_a_goo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itm_umbar_rapier,</text:p>
          </table:table-cell>
          <table:table-cell table:style-name="ce12" office:value-type="string" calcext:value-type="string">
            <text:p>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1|knows_weapon_master_1|knows_shield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i2_corsair_warrior&quot;,&quot;Umbar_Warrior&quot;,&quot;Umbar_Warriors&quot;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" calcext:value-type="string">
            <text:p>["i2_corsair_warrior","Umbar_Warrior","Umbar_Warriors"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corsair_spearman</text:p>
          </table:table-cell>
          <table:table-cell table:style-name="ce3" office:value-type="string" calcext:value-type="string">
            <text:p>Spearman_of_Umbar</text:p>
          </table:table-cell>
          <table:table-cell table:style-name="ce3" office:value-type="string" calcext:value-type="string">
            <text:p>Spearmen_of_Umbar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3_corsair_spearman&quot;,&quot;Spearman_of_Umbar&quot;,&quot;Spearmen_of_Umbar&quot;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" calcext:value-type="string">
            <text:p>["i3_corsair_spearman","Spearman_of_Umbar","Spearmen_of_Umbar"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corsair_raider</text:p>
          </table:table-cell>
          <table:table-cell table:style-name="ce3" office:value-type="string" calcext:value-type="string">
            <text:p>Corsair_Raider</text:p>
          </table:table-cell>
          <table:table-cell table:style-name="ce3" office:value-type="string" calcext:value-type="string">
            <text:p>Corsair_Raid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b_good,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shield_2|knows_power_throw_3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4_corsair_raider&quot;,&quot;Corsair_Raider&quot;,&quot;Corsair_Raiders&quot;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</text:p>
          </table:table-cell>
          <table:table-cell table:style-name="ce12" office:value-type="string" calcext:value-type="string">
            <text:p>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8|knows_shield_4|knows_power_strike_4|knows_ironflesh_3|knows_power_throw_5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i5_corsair_night_raider&quot;,&quot;Corsair_Night_Raider&quot;,&quot;Corsair_Night_Raiders&quot;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corsair_marine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8" office:value-type="string" calcext:value-type="string">
            <text:p>tfg_rang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_bow, itm_regular_bow,itm_corsair_arrows,itm_corsair_throwing_dagger,</text:p>
          </table:table-cell>
          <table:table-cell table:style-name="ce21" office:value-type="string" calcext:value-type="string">
            <text:p>itm_corsair_sword,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throw_1|knows_power_draw_2|knows_weapon_master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a2_corsair_marine&quot;,&quot;Umbar_Marine&quot;,&quot;Umbar_Marines&quot;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" calcext:value-type="string">
            <text:p>["a2_corsair_marine","Umbar_Marine","Umbar_Marines"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corsair_marksman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b_bad, 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regular_bow,itm_corsair_arrows,</text:p>
          </table:table-cell>
          <table:table-cell table:style-name="ce12" office:value-type="string" calcext:value-type="string">
            <text:p>itm_corsair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a3_corsair_marksman&quot;,&quot;Marksman_of_Umbar&quot;,&quot;Marksmen_of_Umbar&quot;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corsair_veteran_marksman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bad, itm_umb_armor_c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4|knows_power_draw_4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4_corsair_veteran_marksman&quot;,&quot;Veteran_Marksman_of_Umbar&quot;,&quot;Veteran_Marksmen_of_Umbar&quot;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corsair_master_marksman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_good,</text:p>
          </table:table-cell>
          <table:table-cell table:style-name="ce12" office:value-type="string" calcext:value-type="string">
            <text:p>itm_umb_armor_e_bad, itm_umb_armor_e_cloak, itm_umb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ironflesh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5_corsair_master_marksman&quot;,&quot;Corsair_Master_Marksman&quot;,&quot;Corsair_Master_Marksmen&quot;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corsair_swordsman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 <text:s/>itm_umb_armor_c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itm_umbar_rapier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i3_corsair_swordsman&quot;,&quot;Swordsman_of_Umbar&quot;,&quot;Swordsmen_of_Umbar&quot;,tfg_armor| tfg_helm| tfg_boots|tfg_shield,0,0,fac_umbar,[itm_umb_helm_d,itm_umb_helm_c,itm_umb_armor_c_good, itm_umb_armor_c, itm_umb_armor_c_bad,  itm_umb_armor_c_cloak,itm_corsair_boots,itm_umbar_cutlass,itm_umbar_rapier,itm_umb_shield_b, itm_umb_shield_c,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c,itm_umb_armor_c_good, itm_umb_armor_c, itm_umb_armor_c_bad, <text:s/>itm_umb_armor_c_cloak,itm_corsair_boots,itm_umbar_cutlass,itm_umbar_rapier,itm_umb_shield_b, itm_umb_shield_c,],attr_evil_tier_3,wp_tier_3,knows_common|knows_athletics_3|knows_shield_2|knows_power_strike_2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corsair_veteran_swordsman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i4_corsair_veteran_swordsman&quot;,&quot;Veteran_Swordsman_of_Umbar&quot;,&quot;Veteran_Swordsmen_of_Umbar&quot;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corsair_master_swordsman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8" office:value-type="string" calcext:value-type="string">
            <text:p>tfg_gloves| 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bad,itm_umb_armor_f_good, itm_umb_armor_f, itm_umb_armor_f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kraken,</text:p>
          </table:table-cell>
          <table:table-cell table:style-name="ce12" office:value-type="string" calcext:value-type="string">
            <text:p>itm_umb_shield_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2|knows_power_throw_2|knows_power_strike_4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i5_corsair_master_swordsman&quot;,&quot;Corsair_Swordmaster&quot;,&quot;Corsair_Swordmasters&quot;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corsai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hood_black_good,</text:p>
          </table:table-cell>
          <table:table-cell table:style-name="ce12"/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itm_umb_shield_b, 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50) | wp_melee(200)</text:p>
          </table:table-cell>
          <table:table-cell table:style-name="ce23" office:value-type="string" calcext:value-type="string">
            <text:p>knows_common|knows_athletics_5|knows_power_draw_3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4_corsair_assassin&quot;,&quot;Corsair_Assassin&quot;,&quot;Corsair_Assassins&quot;,tfg_ranged| tfg_armor| tfg_boots,0,0,fac_umbar,[itm_hood_black,itm_hood_black_good,itm_leather_gloves,itm_corsair_boots,itm_corsair_bow,itm_corsair_arrows,itm_kraken,itm_umb_shield_b, ],attr_evil_tier_5,wp_archery(15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hood_black,itm_hood_black_good,itm_leather_gloves,itm_corsair_boots,itm_corsair_bow,itm_corsair_arrows,itm_kraken,itm_umb_shield_b, ],attr_evil_tier_5,wp_archery(150) | wp_melee(200),knows_common|knows_athletics_5|knows_power_draw_3|knows_power_strike_4|knows_ironflesh_4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corsair_maste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itm_umb_helm_a,</text:p>
          </table:table-cell>
          <table:table-cell table:style-name="ce12" office:value-type="string" calcext:value-type="string">
            <text:p>itm_umb_armor_d_cloak, itm_umb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itm_umb_shield_b, 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50) | wp_melee(200)</text:p>
          </table:table-cell>
          <table:table-cell table:style-name="ce23" office:value-type="string" calcext:value-type="string">
            <text:p>knows_common|knows_athletics_8|knows_power_draw_5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a5_corsair_master_assassin&quot;,&quot;Corsair_Assassin&quot;,&quot;Corsair_Assassins&quot;,tfg_ranged| tfg_armor| tfg_helm| tfg_boots,0,0,fac_umbar,[itm_hood_black_good,itm_umb_helm_a,itm_umb_armor_d_cloak, itm_umb_armor_d,itm_leather_gloves,itm_corsair_boots,itm_corsair_bow,itm_corsair_arrows,itm_kraken,itm_umb_shield_b, ],attr_evil_tier_5,wp_archery(15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hood_black_good,itm_umb_helm_a,itm_umb_armor_d_cloak, itm_umb_armor_d,itm_leather_gloves,itm_corsair_boots,itm_corsair_bow,itm_corsair_arrows,itm_kraken,itm_umb_shield_b, ],attr_evil_tier_5,wp_archery(150) | wp_melee(200),knows_common|knows_athletics_8|knows_power_draw_5|knows_power_strike_4|knows_ironflesh_4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corsair_veteran_spearman</text:p>
          </table:table-cell>
          <table:table-cell table:style-name="ce3" office:value-type="string" calcext:value-type="string">
            <text:p>Veteran_Spearman_of_Umbar</text:p>
          </table:table-cell>
          <table:table-cell table:style-name="ce3" office:value-type="string" calcext:value-type="string">
            <text:p>Veteran_Spear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i4_corsair_veteran_spearman&quot;,&quot;Veteran_Spearman_of_Umbar&quot;,&quot;Veteran_Spearmen_of_Umbar&quot;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" calcext:value-type="string">
            <text:p>["i4_corsair_veteran_spearman","Veteran_Spearman_of_Umbar","Veteran_Spearmen_of_Umbar"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corsair_master_spearman</text:p>
          </table:table-cell>
          <table:table-cell table:style-name="ce3" office:value-type="string" calcext:value-type="string">
            <text:p>Spearmaster_of_Umbar</text:p>
          </table:table-cell>
          <table:table-cell table:style-name="ce3" office:value-type="string" calcext:value-type="string">
            <text:p>Spearmasters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a,</text:p>
          </table:table-cell>
          <table:table-cell table:style-name="ce12" office:value-type="string" calcext:value-type="string">
            <text:p>itm_umb_armor_e_good, itm_umb_armor_e, itm_umb_armor_e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i5_corsair_master_spearman&quot;,&quot;Spearmaster_of_Umbar&quot;,&quot;Spearmasters_of_Umbar&quot;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corsair_master_pikeman</text:p>
          </table:table-cell>
          <table:table-cell table:style-name="ce3" office:value-type="string" calcext:value-type="string">
            <text:p>Pikemaster_of_Umbar</text:p>
          </table:table-cell>
          <table:table-cell table:style-name="ce3" office:value-type="string" calcext:value-type="string">
            <text:p>Pikemasters_of_Umbar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good, itm_umb_armor_f, itm_umb_armor_f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pike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2|knows_power_strike_6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i5_corsair_master_pikeman&quot;,&quot;Pikemaster_of_Umbar&quot;,&quot;Pikemasters_of_Umbar&quot;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>
            <text:p/>
          </table:table-cell>
          <table:table-cell table:number-columns-repeated="43"/>
        </table:table-row>
        <table:table-row table:style-name="ro5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44"/>
        </table:table-row>
        <table:table-row table:style-name="ro5">
          <table:table-cell table:style-name="ce3" office:value-type="string" calcext:value-type="string">
            <text:p>i1_isen_orc_snaga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rc_coif_bad,itm_orc_coif,</text:p>
          </table:table-cell>
          <table:table-cell table:style-name="ce12" office:value-type="string" calcext:value-type="string">
            <text:p>itm_isen_orc_light_a_bad,itm_isen_orc_light_b_bad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imple_spear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strike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i1_isen_orc_snaga&quot;,&quot;Orc_Snaga_of_Isengard&quot;,&quot;Orc_Snagas_of_Isengard&quot;,tf_orc| tf_no_capture_alive,0,0,fac_isengard,[itm_orc_coif_bad,itm_orc_coif,itm_isen_orc_light_a_bad,itm_isen_orc_light_b_bad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" calcext:value-type="string">
            <text:p>["i1_isen_orc_snaga","Orc_Snaga_of_Isengard","Orc_Snagas_of_Isengard",tf_orc| tf_no_capture_alive,0,0,fac_isengard,[itm_orc_coif_bad,itm_orc_coif,itm_isen_orc_light_a_bad,itm_isen_orc_light_b_bad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isen_orc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8" office:value-type="string" calcext:value-type="string">
            <text:p>tf_orc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bad, itm_isen_orc_helm_a,</text:p>
          </table:table-cell>
          <table:table-cell table:style-name="ce12" office:value-type="string" calcext:value-type="string">
            <text:p>itm_isen_orc_light_a,itm_isen_orc_light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orc_simple_spear,itm_orc_bill_bad,itm_orc_bill_bad,</text:p>
          </table:table-cell>
          <table:table-cell table:style-name="ce12" office:value-type="string" calcext:value-type="string">
            <text:p>itm_orc_slasher,itm_orc_slasher_heavy,itm_orc_slasher,itm_orc_axe,itm_isen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throw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2</text:p>
          </table:table-cell>
          <table:table-cell table:style-name="ce26" office:value-type="string" calcext:value-type="string">
            <text:p>orc_face3</text:p>
          </table:table-cell>
          <table:table-cell table:style-name="ce27"/>
          <table:table-cell table:style-name="ce4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i2_isen_orc&quot;,&quot;Orc_of_Isengard&quot;,&quot;Orcs_of_Isengard&quot;,tf_orc| tfg_armor| tfg_boots| tf_no_capture_alive,0,0,fac_isengard,[itm_isen_orc_helm_a_bad, itm_isen_orc_helm_a,itm_isen_orc_light_a,itm_isen_orc_light_b,itm_orc_ragwrap,itm_isengard_spear,itm_orc_simple_spear,itm_orc_bill_bad,itm_orc_bill_bad,itm_orc_slasher,itm_orc_slasher_heavy,itm_orc_slash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" calcext:value-type="string">
            <text:p>["i2_isen_orc","Orc_of_Isengard","Orcs_of_Isengard",tf_orc| tfg_armor| tfg_boots| tf_no_capture_alive,0,0,fac_isengard,[itm_isen_orc_helm_a_bad, itm_isen_orc_helm_a,itm_isen_orc_light_a,itm_isen_orc_light_b,itm_orc_ragwrap,itm_isengard_spear,itm_orc_simple_spear,itm_orc_bill_bad,itm_orc_bill_bad,itm_orc_slasher,itm_orc_slasher_heavy,itm_orc_slash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sen_large_orc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orc_pad_a,itm_isen_orc_pad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isengard_spear,itm_orc_simple_spear,itm_orc_bill_bad,</text:p>
          </table:table-cell>
          <table:table-cell table:style-name="ce12" office:value-type="string" calcext:value-type="string">
            <text:p>itm_orc_slasher_heavy,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throw_2|knows_power_strike_4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5</text:p>
          </table:table-cell>
          <table:table-cell table:style-name="ce27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i3_isen_large_orc&quot;,&quot;Large_Orc_of_Isengard&quot;,&quot;Large_Orcs_of_Isengard&quot;,tf_orc| tfg_armor| tfg_helm| tfg_boots| tf_no_capture_alive,0,0,fac_isengard,[itm_isen_orc_helm_a,itm_isen_orc_pad_a,itm_isen_orc_pad_b,itm_orc_ragwrap,itm_isengard_spear,itm_isengard_spear,itm_orc_simple_spear,itm_orc_bill_bad,itm_orc_slasher_heavy,itm_isengard_sword,itm_orc_axe,itm_isen_orc_shield_a,itm_isen_orc_shield_b,],attr_orc_tier_3,wp_orc_tier_3,knows_common|knows_athletics_2|knows_power_throw_2|knows_power_strike_4,orc_face4,orc_face5]," calcext:value-type="string">
            <text:p>["i3_isen_large_orc","Large_Orc_of_Isengard","Large_Orcs_of_Isengard",tf_orc| tfg_armor| tfg_helm| tfg_boots| tf_no_capture_alive,0,0,fac_isengard,[itm_isen_orc_helm_a,itm_isen_orc_pad_a,itm_isen_orc_pad_b,itm_orc_ragwrap,itm_isengard_spear,itm_isengard_spear,itm_orc_simple_spear,itm_orc_bill_bad,itm_orc_slasher_heavy,itm_isengard_sword,itm_orc_axe,itm_isen_orc_shield_a,itm_isen_orc_shield_b,],attr_orc_tier_3,wp_orc_tier_3,knows_common|knows_athletics_2|knows_power_throw_2|knows_power_strike_4,orc_face4,orc_face5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sen_fell_orc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pad_b_good, itm_isen_orc_mail_b, 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spear,itm_isengard_spear,</text:p>
          </table:table-cell>
          <table:table-cell table:style-name="ce12" office:value-type="string" calcext:value-type="string">
            <text:p>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throw_3|knows_power_strike_4</text:p>
          </table:table-cell>
          <table:table-cell table:style-name="ce26" office:value-type="string" calcext:value-type="string">
            <text:p>orc_face6</text:p>
          </table:table-cell>
          <table:table-cell table:style-name="ce26" office:value-type="string" calcext:value-type="string">
            <text:p>orc_face7</text:p>
          </table:table-cell>
          <table:table-cell table:style-name="ce27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i4_isen_fell_orc&quot;,&quot;Fell_Orc_of_Isengard&quot;,&quot;Fell_Orcs_of_Isengard&quot;,tf_orc| tfg_armor| tfg_helm| tfg_boots| tfg_gloves| tf_no_capture_alive,0,0,fac_isengard,[itm_isen_orc_helm_a_good,itm_isen_orc_pad_b_good, itm_isen_orc_mail_b, itm_orc_greaves,itm_isengard_spear,itm_isengard_spear,itm_isengard_sword,itm_orc_axe,itm_isen_orc_shield_a,itm_isen_orc_shield_b,],attr_orc_tier_4,wp_orc_tier_4,knows_common|knows_athletics_2|knows_power_throw_3|knows_power_strike_4,orc_face6,orc_face7]," calcext:value-type="string">
            <text:p>["i4_isen_fell_orc","Fell_Orc_of_Isengard","Fell_Orcs_of_Isengard",tf_orc| tfg_armor| tfg_helm| tfg_boots| tfg_gloves| tf_no_capture_alive,0,0,fac_isengard,[itm_isen_orc_helm_a_good,itm_isen_orc_pad_b_good, itm_isen_orc_mail_b, itm_orc_greaves,itm_isengard_spear,itm_isengard_spear,itm_isengard_sword,itm_orc_axe,itm_isen_orc_shield_a,itm_isen_orc_shield_b,],attr_orc_tier_4,wp_orc_tier_4,knows_common|knows_athletics_2|knows_power_throw_3|knows_power_strike_4,orc_face6,orc_face7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sen_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8" office:value-type="string" calcext:value-type="string">
            <text:p><text:span text:style-name="T1">tf_orc|tfg_armor|</text:span>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orc_mail_a_bad,itm_isen_orc_light_b_goo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3|knows_power_strike_4</text:p>
          </table:table-cell>
          <table:table-cell table:style-name="ce26" office:value-type="string" calcext:value-type="string">
            <text:p>orc_face8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i3_isen_large_orc_despoiler&quot;,&quot;Large_Orc_Despoiler&quot;,&quot;Large_Orc_Despoilers&quot;,tf_orc|tfg_armor| tfg_helm| tfg_boots| tf_no_capture_alive,0,0,fac_isengard,[itm_isen_orc_helm_a,itm_isen_orc_mail_a_bad,itm_isen_orc_light_b_good,itm_orc_greaves,itm_orc_sledgehammer,itm_isengard_hammer,itm_twohand_wood_club,],attr_orc_tier_3,wp_orc_tier_3,knows_common|knows_athletics_3|knows_power_strike_4,orc_face8,orc_face9]," calcext:value-type="string">
            <text:p>["i3_isen_large_orc_despoiler","Large_Orc_Despoiler","Large_Orc_Despoilers",tf_orc|tfg_armor| tfg_helm| tfg_boots| tf_no_capture_alive,0,0,fac_isengard,[itm_isen_orc_helm_a,itm_isen_orc_mail_a_bad,itm_isen_orc_light_b_good,itm_orc_greaves,itm_orc_sledgehammer,itm_isengard_hammer,itm_twohand_wood_club,],attr_orc_tier_3,wp_orc_tier_3,knows_common|knows_athletics_3|knows_power_strike_4,orc_face8,orc_face9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sen_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mail_a, itm_isen_orc_mail_b_bad, 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4|knows_power_strike_5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i4_isen_fell_orc_despoiler&quot;,&quot;Fell_Orc_Despoiler&quot;,&quot;Fell_Orc_Despoilers&quot;,tf_orc| tfg_armor| tfg_helm| tfg_boots| tfg_gloves| tf_no_capture_alive,0,0,fac_isengard,[itm_isen_orc_helm_a_good,itm_isen_orc_mail_a, itm_isen_orc_mail_b_bad, itm_orc_greaves,itm_isengard_mallet,itm_orc_sledgehammer,itm_isengard_hammer,itm_twohand_wood_club,],attr_orc_tier_4,wp_orc_tier_4,knows_common|knows_athletics_4|knows_power_strike_5,orc_face3,orc_face6]," calcext:value-type="string">
            <text:p>["i4_isen_fell_orc_despoiler","Fell_Orc_Despoiler","Fell_Orc_Despoilers",tf_orc| tfg_armor| tfg_helm| tfg_boots| tfg_gloves| tf_no_capture_alive,0,0,fac_isengard,[itm_isen_orc_helm_a_good,itm_isen_orc_mail_a, itm_isen_orc_mail_b_bad, itm_orc_greaves,itm_isengard_mallet,itm_orc_sledgehammer,itm_isengard_hammer,itm_twohand_wood_club,],attr_orc_tier_4,wp_orc_tier_4,knows_common|knows_athletics_4|knows_power_strike_5,orc_face3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2_isen_wolf_rider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light_a,itm_isen_orc_light_b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simple_spear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1|knows_power_throw_2|knows_riding_2|knows_horse_archery_2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ac2_isen_wolf_rider&quot;,&quot;Wolf_Rider_of_Isengard&quot;,&quot;Wolf_Riders_of_Isengard&quot;,tf_orc| tf_mounted| tfg_ranged| tfg_armor| tfg_horse| tf_no_capture_alive,0,0,fac_isengard,[itm_isen_orc_light_a,itm_isen_orc_light_b,itm_orc_throwing_arrow,itm_orc_throwing_arrow,itm_orc_simple_spear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" calcext:value-type="string">
            <text:p>["ac2_isen_wolf_rider","Wolf_Rider_of_Isengard","Wolf_Riders_of_Isengard",tf_orc| tf_mounted| tfg_ranged| tfg_armor| tfg_horse| tf_no_capture_alive,0,0,fac_isengard,[itm_isen_orc_light_a,itm_isen_orc_light_b,itm_orc_throwing_arrow,itm_orc_throwing_arrow,itm_orc_simple_spear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isen_warg_rider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light_a_good, itm_isen_orc_light_b_good, itm_isen_orc_mail_a_bad, 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club_b,itm_orc_simple_spear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3|knows_horse_archery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ac3_isen_warg_rider&quot;,&quot;Warg_Rider_of_Isengard&quot;,&quot;Warg_Riders_of_Isengard&quot;,tf_orc| tf_mounted| tfg_ranged| tfg_armor| tfg_horse| tf_no_capture_alive,0,0,fac_isengard,[itm_isen_orc_helm_a_good,itm_isen_orc_light_a_good, itm_isen_orc_light_b_good, itm_isen_orc_mail_a_bad, itm_orc_ragwrap,itm_orc_throwing_arrow,itm_orc_throwing_arrow,itm_orc_club_b,itm_orc_simple_spear,itm_warg_1d,itm_warg_1b,itm_warg_1c,],attr_orc_tier_3,wp_orc_tier_3,knows_common|knows_riding_3|knows_power_throw_3|knows_power_strike_3|knows_horse_archery_4,orc_face5,orc_face8]," calcext:value-type="string">
            <text:p>["ac3_isen_warg_rider","Warg_Rider_of_Isengard","Warg_Riders_of_Isengard",tf_orc| tf_mounted| tfg_ranged| tfg_armor| tfg_horse| tf_no_capture_alive,0,0,fac_isengard,[itm_isen_orc_helm_a_good,itm_isen_orc_light_a_good, itm_isen_orc_light_b_good, itm_isen_orc_mail_a_bad, itm_orc_ragwrap,itm_orc_throwing_arrow,itm_orc_throwing_arrow,itm_orc_club_b,itm_orc_simple_spear,itm_warg_1d,itm_warg_1b,itm_warg_1c,],attr_orc_tier_3,wp_orc_tier_3,knows_common|knows_riding_3|knows_power_throw_3|knows_power_strike_3|knows_horse_archery_4,orc_face5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isen_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8" office:value-type="string" calcext:value-type="string">
            <text:p><text:span text:style-name="T1">tf_orc| tf_mounted| tfg_ranged| tfg_armor| tfg_helm|</text:span>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orc_mail_a, 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isengard_mallet,itm_isengard_spear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power_throw_5|knows_power_strike_4|knows_horse_archery_5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ac4_isen_white_hand_rider&quot;,&quot;White_Hand_Rider&quot;,&quot;White_Hand_Riders&quot;,tf_orc| tf_mounted| tfg_ranged| tfg_armor| tfg_helm| tfg_horse| tfg_boots| tf_no_capture_alive,0,0,fac_isengard,[itm_isen_uruk_helm_a,itm_isen_orc_mail_a, itm_orc_ragwrap,itm_orc_throwing_arrow,itm_orc_throwing_arrow,itm_isengard_mallet,itm_isengard_spear,itm_wargarmored_1b, itm_wargarmored_1c,],attr_orc_tier_4,wp_orc_tier_4,knows_common|knows_riding_5|knows_power_throw_5|knows_power_strike_4|knows_horse_archery_5,orc_face7,orc_face8]," calcext:value-type="string">
            <text:p>["ac4_isen_white_hand_rider","White_Hand_Rider","White_Hand_Riders",tf_orc| tf_mounted| tfg_ranged| tfg_armor| tfg_helm| tfg_horse| tfg_boots| tf_no_capture_alive,0,0,fac_isengard,[itm_isen_uruk_helm_a,itm_isen_orc_mail_a, itm_orc_ragwrap,itm_orc_throwing_arrow,itm_orc_throwing_arrow,itm_isengard_mallet,itm_isengard_spear,itm_wargarmored_1b, itm_wargarmored_1c,],attr_orc_tier_4,wp_orc_tier_4,knows_common|knows_riding_5|knows_power_throw_5|knows_power_strike_4|knows_horse_archery_5,orc_face7,orc_face8],</text:p>
          </table:table-cell>
          <table:table-cell table:number-columns-repeated="43"/>
        </table:table-row>
        <table:table-row table:style-name="ro5">
          <table:table-cell table:style-name="ce4" table:number-columns-repeated="21"/>
          <table:table-cell table:number-columns-repeated="43"/>
        </table:table-row>
        <table:table-row table:style-name="ro5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#ISENGARD Uruk-hai" calcext:value-type="string">
            <text:p>#ISENGARD Uruk-hai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isen_uruk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8" office:value-type="string" calcext:value-type="string">
            <text:p>tf_urukhai| tf_mounted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heavy_d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short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2|knows_power_strike_1|knows_power_draw_2|knows_weapon_master_1|knows_athletics_3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a2_isen_uruk_tracker&quot;,&quot;Uruk_Hai_Tracker&quot;,&quot;Uruk_Hai_Trackers&quot;,tf_urukhai| tf_mounted| tfg_ranged| tfg_armor| tf_no_capture_alive,0,0,fac_isengard,[itm_isen_uruk_heavy_d_bad,itm_uruk_ragwrap,itm_short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" calcext:value-type="string">
            <text:p>["a2_isen_uruk_tracker","Uruk_Hai_Tracker","Uruk_Hai_Trackers",tf_urukhai| tf_mounted| tfg_ranged| tfg_armor| tf_no_capture_alive,0,0,fac_isengard,[itm_isen_uruk_heavy_d_bad,itm_uruk_ragwrap,itm_short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isen_large_uruk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,</text:p>
          </table:table-cell>
          <table:table-cell table:style-name="ce12" office:value-type="string" calcext:value-type="string">
            <text:p>itm_isen_uruk_heavy_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itm_isengard_sword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6|knows_power_draw_3|knows_power_strike_2|knows_ironflesh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a3_isen_large_uruk_tracker&quot;,&quot;Large_Uruk_Hai_Tracker&quot;,&quot;Large_Uruk_Hai_Trackers&quot;,tf_urukhai| tf_mounted| tfg_ranged| tfg_armor| tfg_boots| tfg_helm| tf_no_capture_alive,0,0,fac_isengard,[itm_isen_tracker_helm,itm_isen_uruk_heavy_d,itm_uruk_ragwrap,itm_isengard_large_bow,itm_isengard_arrow,itm_isengard_axe,itm_isengard_sword],attr_evil_tier_3,wp_tier_bow_4,knows_common|knows_athletics_6|knows_power_draw_3|knows_power_strike_2|knows_ironflesh_2,uruk_hai_face1,uruk_hai_face2]," calcext:value-type="string">
            <text:p>["a3_isen_large_uruk_tracker","Large_Uruk_Hai_Tracker","Large_Uruk_Hai_Trackers",tf_urukhai| tf_mounted| tfg_ranged| tfg_armor| tfg_boots| tfg_helm| tf_no_capture_alive,0,0,fac_isengard,[itm_isen_tracker_helm,itm_isen_uruk_heavy_d,itm_uruk_ragwrap,itm_isengard_large_bow,itm_isengard_arrow,itm_isengard_axe,itm_isengard_sword],attr_evil_tier_3,wp_tier_bow_4,knows_common|knows_athletics_6|knows_power_draw_3|knows_power_strike_2|knows_ironflesh_2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isen_fighting_uruk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_good,</text:p>
          </table:table-cell>
          <table:table-cell table:style-name="ce12" office:value-type="string" calcext:value-type="string">
            <text:p>itm_isen_uruk_heavy_d_goo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sword,itm_isengard_heavy_axe,itm_isengard_heavy_swor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7|knows_power_draw_4|knows_power_strike_2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a4_isen_fighting_uruk_tracker&quot;,&quot;Fighting_Uruk_Hai_Tracker&quot;,&quot;Fighting_Uruk_Hai_Trackers&quot;,tf_urukhai| tf_mounted| tfg_ranged| tfg_armor| tfg_boots| tfg_helm| tf_no_capture_alive,0,0,fac_isengard,[itm_isen_tracker_helm_good,itm_isen_uruk_heavy_d_good,itm_uruk_ragwrap,itm_isengard_large_bow,itm_isengard_arrow,itm_isengard_sword,itm_isengard_heavy_axe,itm_isengard_heavy_sword,],attr_evil_tier_4,wp_tier_bow_5,knows_common|knows_athletics_7|knows_power_draw_4|knows_power_strike_2|knows_ironflesh_5,uruk_hai_face1,uruk_hai_face2]," calcext:value-type="string">
            <text:p>["a4_isen_fighting_uruk_tracker","Fighting_Uruk_Hai_Tracker","Fighting_Uruk_Hai_Trackers",tf_urukhai| tf_mounted| tfg_ranged| tfg_armor| tfg_boots| tfg_helm| tf_no_capture_alive,0,0,fac_isengard,[itm_isen_tracker_helm_good,itm_isen_uruk_heavy_d_good,itm_uruk_ragwrap,itm_isengard_large_bow,itm_isengard_arrow,itm_isengard_sword,itm_isengard_heavy_axe,itm_isengard_heavy_sword,],attr_evil_tier_4,wp_tier_bow_5,knows_common|knows_athletics_7|knows_power_draw_4|knows_power_strike_2|knows_ironflesh_5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isen_uruk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8" office:value-type="string" calcext:value-type="string">
            <text:p><text:span text:style-name="T1">tf_urukhai| tf_mounted| tfg_armor| </text:span>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_good,</text:p>
          </table:table-cell>
          <table:table-cell table:style-name="ce12" office:value-type="string" calcext:value-type="string">
            <text:p>itm_isen_uruk_light_c_bad, itm_isen_uruk_light_c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itm_uruk_ragwrap, </text:p>
          </table:table-cell>
          <table:table-cell table:style-name="ce12" office:value-type="string" calcext:value-type="string">
            <text:p>itm_isengard_heavy_axe,itm_isengard_mallet,itm_isengard_heavy_sword,</text:p>
          </table:table-cell>
          <table:table-cell table:style-name="ce12" table:number-columns-repeated="2"/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power_strike_6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i6_isen_uruk_berserker&quot;,&quot;Fighting_Uruk_Hai_Berserker&quot;,&quot;Fighting_Uruk_Hai_Berserkers&quot;,tf_urukhai| tf_mounted| tfg_armor| tfg_helm| tf_no_capture_alive,0,0,fac_isengard,[itm_isen_tracker_helm_good,itm_isen_uruk_light_c_bad, itm_isen_uruk_light_c,itm_evil_gauntlets_b,itm_uruk_chain_greaves,itm_uruk_ragwrap, itm_isengard_heavy_axe,itm_isengard_mallet,itm_isengard_heavy_sword,],attr_evil_tier_6,wp_tier_6,knows_common|knows_athletics_7|knows_power_strike_6|knows_ironflesh_10,uruk_hai_face1,uruk_hai_face2]," calcext:value-type="string">
            <text:p>["i6_isen_uruk_berserker","Fighting_Uruk_Hai_Berserker","Fighting_Uruk_Hai_Berserkers",tf_urukhai| tf_mounted| tfg_armor| tfg_helm| tf_no_capture_alive,0,0,fac_isengard,[itm_isen_tracker_helm_good,itm_isen_uruk_light_c_bad, itm_isen_uruk_light_c,itm_evil_gauntlets_b,itm_uruk_chain_greaves,itm_uruk_ragwrap, itm_isengard_heavy_axe,itm_isengard_mallet,itm_isengard_heavy_sword,],attr_evil_tier_6,wp_tier_6,knows_common|knows_athletics_7|knows_power_strike_6|knows_ironflesh_10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isen_uruk_snaga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8" office:value-type="string" calcext:value-type="string">
            <text:p>tf_urukhai| tf_mounted| tfg_boots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bad,</text:p>
          </table:table-cell>
          <table:table-cell table:style-name="ce12" office:value-type="string" calcext:value-type="string">
            <text:p>itm_isen_uruk_light_a,itm_isen_uruk_light_a_bad,itm_isen_uruk_light_b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,itm_orc_slasher,itm_orc_axe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i1_isen_uruk_snaga&quot;,&quot;Uruk_Hai_Newborn&quot;,&quot;Uruk_Hai_Newborns&quot;,tf_urukhai| tf_mounted| tfg_boots| tfg_armor| tf_no_capture_alive,0,0,fac_isengard,[itm_isen_orc_helm_a_bad,itm_isen_uruk_light_a,itm_isen_uruk_light_a_bad,itm_isen_uruk_light_b_bad,itm_uruk_ragwrap,itm_orc_simple_spear,itm_orc_slasher,itm_orc_axe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" calcext:value-type="string">
            <text:p>["i1_isen_uruk_snaga","Uruk_Hai_Newborn","Uruk_Hai_Newborns",tf_urukhai| tf_mounted| tfg_boots| tfg_armor| tf_no_capture_alive,0,0,fac_isengard,[itm_isen_orc_helm_a_bad,itm_isen_uruk_light_a,itm_isen_uruk_light_a_bad,itm_isen_uruk_light_b_bad,itm_uruk_ragwrap,itm_orc_simple_spear,itm_orc_slasher,itm_orc_axe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isen_uruk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uruk_light_a_good, itm_isen_uruk_light_b, itm_isen_uruk_med_a_bad, itm_isen_uruk_med_b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spear,itm_isengard_axe,itm_isengard_sword, </text:p>
          </table:table-cell>
          <table:table-cell table:style-name="ce12" office:value-type="string" calcext:value-type="string">
            <text:p>itm_isen_orc_shield_a,itm_isen_orc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weapon_master_1|knows_shield_1|knows_athletics_2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i2_isen_uruk&quot;,&quot;Uruk_Hai_of_Isengard&quot;,&quot;Uruk_Hai_of_Isengard&quot;,tf_urukhai| tf_mounted| tfg_shield| tfg_armor| tfg_helm| tfg_boots| tf_no_capture_alive,0,0,fac_isengard,[itm_isen_orc_helm_a,itm_isen_uruk_light_a_good, itm_isen_uruk_light_b, itm_isen_uruk_med_a_bad, itm_isen_uruk_med_b_bad,itm_uruk_ragwrap,itm_isengard_spear,itm_isengard_axe,itm_isengard_sword, itm_isen_orc_shield_a,itm_isen_orc_shield_b,],attr_evil_tier_2,wp_tier_2,knows_common|knows_ironflesh_2|knows_power_strike_2|knows_weapon_master_1|knows_shield_1|knows_athletics_2|knows_trainer_1|knows_tactics_1|knows_pathfinding_2|knows_spotting_1|knows_surgery_1|knows_prisoner_management_1|knows_leadership_1,uruk_hai_face1,uruk_hai_face2]," calcext:value-type="string">
            <text:p>["i2_isen_uruk","Uruk_Hai_of_Isengard","Uruk_Hai_of_Isengard",tf_urukhai| tf_mounted| tfg_shield| tfg_armor| tfg_helm| tfg_boots| tf_no_capture_alive,0,0,fac_isengard,[itm_isen_orc_helm_a,itm_isen_uruk_light_a_good, itm_isen_uruk_light_b, itm_isen_uruk_med_a_bad, itm_isen_uruk_med_b_bad,itm_uruk_ragwrap,itm_isengard_spear,itm_isengard_axe,itm_isengard_sword, itm_isen_orc_shield_a,itm_isen_orc_shield_b,],attr_evil_tier_2,wp_tier_2,knows_common|knows_ironflesh_2|knows_power_strike_2|knows_weapon_master_1|knows_shield_1|knows_athletics_2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sen_large_uruk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bad,</text:p>
          </table:table-cell>
          <table:table-cell table:style-name="ce12" office:value-type="string" calcext:value-type="string">
            <text:p>itm_isen_uruk_light_b_good, itm_isen_uruk_med_a, itm_isen_uruk_med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isengard_axe,itm_isengard_sword, </text:p>
          </table:table-cell>
          <table:table-cell table:style-name="ce12" office:value-type="string" calcext:value-type="string">
            <text:p>itm_isen_orc_shield_a,itm_isen_orc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i3_isen_large_uruk&quot;,&quot;Large_Uruk_Hai_of_Isengard&quot;,&quot;Large_Uruk_Hai_of_Isengard&quot;,tf_urukhai| tf_mounted| tfg_shield| tfg_armor| tfg_helm| tfg_boots| tf_no_capture_alive,0,0,fac_isengard,[itm_isen_uruk_helm_a_bad,itm_isen_uruk_light_b_good, itm_isen_uruk_med_a, itm_isen_uruk_med_b,itm_evil_gauntlets_a,itm_uruk_ragwrap,itm_uruk_greaves,itm_isengard_axe,itm_isengard_sword, itm_isen_orc_shield_a,itm_isen_orc_shield_b,],attr_evil_tier_3,wp_tier_3,knows_common|knows_athletics_2|knows_power_strike_3|knows_ironflesh_4,uruk_hai_face1,uruk_hai_face2]," calcext:value-type="string">
            <text:p>["i3_isen_large_uruk","Large_Uruk_Hai_of_Isengard","Large_Uruk_Hai_of_Isengard",tf_urukhai| tf_mounted| tfg_shield| tfg_armor| tfg_helm| tfg_boots| tf_no_capture_alive,0,0,fac_isengard,[itm_isen_uruk_helm_a_bad,itm_isen_uruk_light_b_good, itm_isen_uruk_med_a, itm_isen_uruk_med_b,itm_evil_gauntlets_a,itm_uruk_ragwrap,itm_uruk_greaves,itm_isengard_axe,itm_isengard_sword, itm_isen_orc_shield_a,itm_isen_orc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sen_fighting_uruk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med_b_good, itm_isen_uruk_heavy_a_bad, itm_isen_uruk_heavy_b, 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isengard_sword, 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i4_isen_fighting_uruk_warrior&quot;,&quot;Fighting_Uruk_Hai_Warrior&quot;,&quot;Fighting_Uruk_Hai_Warriors&quot;,tf_urukhai|tf_mounted| tfg_shield| tfg_armor| tfg_helm| tfg_boots| tf_no_capture_alive,0,0,fac_isengard,[itm_isen_uruk_helm_a,itm_isen_uruk_med_b_good, itm_isen_uruk_heavy_a_bad, itm_isen_uruk_heavy_b, itm_evil_gauntlets_b,itm_uruk_greaves,itm_isengard_sword, itm_isen_uruk_shield_b,],attr_evil_tier_4,wp_tier_4,knows_common|knows_athletics_2|knows_power_strike_5|knows_ironflesh_5,uruk_hai_face1,uruk_hai_face2]," calcext:value-type="string">
            <text:p>["i4_isen_fighting_uruk_warrior","Fighting_Uruk_Hai_Warrior","Fighting_Uruk_Hai_Warriors",tf_urukhai|tf_mounted| tfg_shield| tfg_armor| tfg_helm| tfg_boots| tf_no_capture_alive,0,0,fac_isengard,[itm_isen_uruk_helm_a,itm_isen_uruk_med_b_good, itm_isen_uruk_heavy_a_bad, itm_isen_uruk_heavy_b, itm_evil_gauntlets_b,itm_uruk_greaves,itm_isengard_sword, itm_isen_uruk_shield_b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isen_fighting_uruk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b_good, itm_isen_uruk_heavy_c, 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sword, 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6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i5_isen_fighting_uruk_champion&quot;,&quot;Fighting_Uruk_Hai_Champion&quot;,&quot;Fighting_Uruk_Hai_Champions&quot;,tf_urukhai|tf_mounted| tfg_shield| tfg_armor| tfg_helm| tfg_boots| tf_no_capture_alive,0,0,fac_isengard,[itm_isen_uruk_helm_a_good,itm_isen_uruk_heavy_b_good, itm_isen_uruk_heavy_c, itm_evil_gauntlets_b,itm_uruk_chain_greaves,itm_isengard_sword, itm_isen_uruk_shield_b,],attr_evil_tier_5,wp_tier_5,knows_common|knows_athletics_3|knows_power_strike_6|knows_ironflesh_6,uruk_hai_face1,uruk_hai_face2]," calcext:value-type="string">
            <text:p>["i5_isen_fighting_uruk_champion","Fighting_Uruk_Hai_Champion","Fighting_Uruk_Hai_Champions",tf_urukhai|tf_mounted| tfg_shield| tfg_armor| tfg_helm| tfg_boots| tf_no_capture_alive,0,0,fac_isengard,[itm_isen_uruk_helm_a_good,itm_isen_uruk_heavy_b_good, itm_isen_uruk_heavy_c, itm_evil_gauntlets_b,itm_uruk_chain_greaves,itm_isengard_sword, itm_isen_uruk_shield_b,],attr_evil_tier_5,wp_tier_5,knows_common|knows_athletics_3|knows_power_strike_6|knows_ironflesh_6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sen_uruk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8" office:value-type="string" calcext:value-type="string">
            <text:p>tf_urukhai| tf_mounte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med_a_good, itm_isen_uruk_heavy_a_bad, itm_isen_uruk_heavy_b_bad, 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i3_isen_uruk_pikeman&quot;,&quot;Uruk_Hai_Pikeman&quot;,&quot;Uruk_Hai_Pikemen&quot;,tf_urukhai| tf_mounted|tfg_armor| tfg_helm| tfg_boots| tf_no_capture_alive,0,0,fac_isengard,[itm_isen_uruk_helm_a,itm_isen_uruk_med_a_good, itm_isen_uruk_heavy_a_bad, itm_isen_uruk_heavy_b_bad, itm_evil_gauntlets_a,itm_uruk_chain_greaves,itm_isengard_pike,],attr_evil_tier_3,wp_tier_3,knows_common|knows_athletics_2|knows_power_strike_3|knows_ironflesh_4,uruk_hai_face1,uruk_hai_face2]," calcext:value-type="string">
            <text:p>["i3_isen_uruk_pikeman","Uruk_Hai_Pikeman","Uruk_Hai_Pikemen",tf_urukhai| tf_mounted|tfg_armor| tfg_helm| tfg_boots| tf_no_capture_alive,0,0,fac_isengard,[itm_isen_uruk_helm_a,itm_isen_uruk_med_a_good, itm_isen_uruk_heavy_a_bad, itm_isen_uruk_heavy_b_bad, itm_evil_gauntlets_a,itm_uruk_chain_greaves,itm_isengard_pike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sen_fighting_uruk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c_good, itm_isen_uruk_heavy_b_goo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itm_isengar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i4_isen_fighting_uruk_pikeman&quot;,&quot;Fighting_Uruk_Hai_Pikeman&quot;,&quot;Fighting_Uruk_Hai_Pikemen&quot;,tf_urukhai|tf_mounted| tfg_armor| tfg_helm| tfg_boots| tf_no_capture_alive,0,0,fac_isengard,[itm_isen_uruk_helm_a_good,itm_isen_uruk_heavy_c_good, itm_isen_uruk_heavy_b_good,itm_evil_gauntlets_b,itm_uruk_chain_greaves,itm_isengard_pike,itm_isengard_halberd,],attr_evil_tier_4,wp_tier_4,knows_common|knows_athletics_2|knows_power_strike_5|knows_ironflesh_5,uruk_hai_face1,uruk_hai_face2]," calcext:value-type="string">
            <text:p>["i4_isen_fighting_uruk_pikeman","Fighting_Uruk_Hai_Pikeman","Fighting_Uruk_Hai_Pikemen",tf_urukhai|tf_mounted| tfg_armor| tfg_helm| tfg_boots| tf_no_capture_alive,0,0,fac_isengard,[itm_isen_uruk_helm_a_good,itm_isen_uruk_heavy_c_good, itm_isen_uruk_heavy_b_good,itm_evil_gauntlets_b,itm_uruk_chain_greaves,itm_isengard_pike,itm_isengard_halberd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isen_uruk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c_goo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i5_isen_uruk_standard_bearer&quot;,&quot;Uruk_Hai_Standard_Bearer&quot;,&quot;Uruk_Hai_Standard_Bearers&quot;,tf_urukhai|tf_mounted| tfg_armor| tfg_helm| tfg_boots| tf_no_capture_alive,0,0,fac_isengard,[itm_isen_uruk_helm_a_good,itm_isen_uruk_heavy_c_good,itm_evil_gauntlets_b,itm_uruk_chain_greaves,itm_isengard_banner,],attr_evil_tier_5,wp_tier_5,knows_common|knows_athletics_2|knows_power_strike_5|knows_ironflesh_10,uruk_hai_face1,uruk_hai_face2]," calcext:value-type="string">
            <text:p>["i5_isen_uruk_standard_bearer","Uruk_Hai_Standard_Bearer","Uruk_Hai_Standard_Bearers",tf_urukhai|tf_mounted| tfg_armor| tfg_helm| tfg_boots| tf_no_capture_alive,0,0,fac_isengard,[itm_isen_uruk_helm_a_good,itm_isen_uruk_heavy_c_good,itm_evil_gauntlets_b,itm_uruk_chain_greaves,itm_isengard_banner,],attr_evil_tier_5,wp_tier_5,knows_common|knows_athletics_2|knows_power_strike_5|knows_ironflesh_10,uruk_hai_face1,uruk_hai_face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#MORDOR Uruks" calcext:value-type="string">
            <text:p>#MORDOR Uruk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mordor_uruk_snaga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8" office:value-type="string" calcext:value-type="string">
            <text:p>tf_uruk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m_uruk_light_a,itm_m_uruk_light_a_good, itm_m_uruk_light_a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axe,itm_orc_falchion,itm_orc_sabre,itm_orc_simple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i1_mordor_uruk_snaga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" calcext:value-type="string">
            <text:p>["i1_mordor_uruk_snaga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dor_uruk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a,itm_uruk_helm_b,itm_orc_coif,</text:p>
          </table:table-cell>
          <table:table-cell table:style-name="ce12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_heavy,</text:p>
          </table:table-cell>
          <table:table-cell table:style-name="ce12" office:value-type="string" calcext:value-type="string">
            <text:p>itm_uruk_falchion_a,itm_uruk_falchion_b,itm_mordor_uruk_shield_a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i2_mordor_uruk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orc_simple_spear_heavy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" calcext:value-type="string">
            <text:p>["i2_mordor_uruk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orc_simple_spear_heavy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dor_large_uruk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i3_mordor_large_uruk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" calcext:value-type="string">
            <text:p>["i3_mordor_large_uruk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fell_uruk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8" office:value-type="string" calcext:value-type="string">
            <text:p>tf_uruk| tfg_shiel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power_throw_3|knows_ironflesh_4|knows_shield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i4_mordor_fell_uruk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" calcext:value-type="string">
            <text:p>["i4_mordor_fell_uruk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dor_uruk_slaye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orc_bill_heavy,itm_orc_skull_spear_heavy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i3_mordor_uruk_slaye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orc_bill_heavy,itm_orc_skull_spear_heavy,itm_uruk_pike_b,itm_uruk_falchion_a,itm_uruk_falchion_b,],attr_evil_tier_3,wp_tier_4,knows_common|knows_athletics_3|knows_power_strike_5|knows_ironflesh_6,uruk_hai_face1,uruk_hai_face2]," calcext:value-type="string">
            <text:p>["i3_mordor_uruk_slaye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orc_bill_heavy,itm_orc_skull_spear_heavy,itm_uruk_pike_b,itm_uruk_falchion_a,itm_uruk_falchion_b,],attr_evil_tier_3,wp_tier_4,knows_common|knows_athletics_3|knows_power_strike_5|knows_ironflesh_6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fell_uruk_slaye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f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orc_bill_heavy,itm_orc_two_handed_axe_heavy,itm_orc_skull_spear_heavy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power_draw_4|knows_ironflesh_7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i4_mordor_fell_uruk_slaye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orc_bill_heavy,itm_orc_two_handed_axe_heavy,itm_orc_skull_spear_heavy,itm_uruk_pike_b,itm_uruk_falchion_a,itm_uruk_falchion_b,itm_uruk_bow,itm_orc_hook_arrow,],attr_evil_tier_4,wp_tier_5,knows_common|knows_athletics_5|knows_power_strike_7|knows_power_draw_4|knows_ironflesh_7,uruk_hai_face1,uruk_hai_face2]," calcext:value-type="string">
            <text:p>["i4_mordor_fell_uruk_slaye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orc_bill_heavy,itm_orc_two_handed_axe_heavy,itm_orc_skull_spear_heavy,itm_uruk_pike_b,itm_uruk_falchion_a,itm_uruk_falchion_b,itm_uruk_bow,itm_orc_hook_arrow,],attr_evil_tier_4,wp_tier_5,knows_common|knows_athletics_5|knows_power_strike_7|knows_power_draw_4|knows_ironflesh_7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dor_black_uruk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8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e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orc_two_handed_axe_heavy,</text:p>
          </table:table-cell>
          <table:table-cell table:style-name="ce12" office:value-type="string" calcext:value-type="string">
            <text:p>itm_uruk_falchion_a,itm_uruk_falchion_b,itm_mordor_uruk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9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i5_mordor_black_uruk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b,itm_uruk_chain_greaves,itm_orc_two_handed_axe_heavy,itm_uruk_falchion_a,itm_uruk_falchion_b,itm_mordor_uruk_shield_c,],attr_evil_tier_5,wp_tier_5,knows_common|knows_athletics_3|knows_power_strike_5|knows_ironflesh_9,uruk_hai_face1,uruk_hai_face2]," calcext:value-type="string">
            <text:p>["i5_mordor_black_uruk","Black_Uruk_of_Barad_Dur","Black_Uruks_of_Barad_Dur",tf_uruk| tfg_gloves| tfg_shield| tfg_armor| tfg_helm| tfg_boots| tf_no_capture_alive,0,0,fac_mordor,[itm_uruk_helm_e,itm_m_uruk_heavy_c, itm_m_uruk_heavy_c_good, itm_m_uruk_heavy_c_bad,itm_evil_gauntlets_b,itm_uruk_chain_greaves,itm_orc_two_handed_axe_heavy,itm_uruk_falchion_a,itm_uruk_falchion_b,itm_mordor_uruk_shield_c,],attr_evil_tier_5,wp_tier_5,knows_common|knows_athletics_3|knows_power_strike_5|knows_ironflesh_9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dor_uruk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mordor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i5_mordor_uruk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" calcext:value-type="string">
            <text:p>["i5_mordor_uruk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</text:p>
          </table:table-cell>
          <table:table-cell table:number-columns-repeated="43"/>
        </table:table-row>
        <table:table-row table:style-name="ro5">
          <table:table-cell table:style-name="ce4" table:number-columns-repeated="4"/>
          <table:table-cell table:style-name="ce43" table:number-columns-repeated="2"/>
          <table:table-cell table:style-name="ce4" table:number-columns-repeated="14"/>
          <table:table-cell table:style-name="ce43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#Trolls #Ents" calcext:value-type="string">
            <text:p>#Trolls #Ent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8" office:value-type="string" calcext:value-type="string">
            <text:p>tf_troll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helm,itm_troll_head_helm_b,itm_troll_head_helm_c,</text:p>
          </table:table-cell>
          <table:table-cell table:style-name="ce12" table:number-columns-repeated="2"/>
          <table:table-cell table:style-name="ce12" office:value-type="string" calcext:value-type="string">
            <text:p>itm_troll_feet_boots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5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_helm,itm_ent_head_helm2,itm_ent_head_helm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| int_3| cha_3|level(63)</text:p>
          </table:table-cell>
          <table:table-cell table:style-name="ce23" office:value-type="string" calcext:value-type="string">
            <text:p>wp(2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</text:p>
          </table:table-cell>
          <table:table-cell table:number-columns-repeated="43"/>
        </table:table-row>
        <table:table-row table:style-name="ro5">
          <table:table-cell table:style-name="ce4" table:number-columns-repeated="4"/>
          <table:table-cell table:style-name="ce43" table:number-columns-repeated="2"/>
          <table:table-cell table:style-name="ce4" table:number-columns-repeated="14"/>
          <table:table-cell table:style-name="ce43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DOL GULDUR Orcs</text:p>
          </table:table-cell>
          <table:table-cell table:style-name="ce4" table:number-columns-repeated="19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DOL GULDUR Orcs" calcext:value-type="string">
            <text:p>#DOL GULDUR Orc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guldur_orc_snaga</text:p>
          </table:table-cell>
          <table:table-cell table:style-name="ce3" office:value-type="string" calcext:value-type="string">
            <text:p>Orc_Snaga_of_Dol_Guldur</text:p>
          </table:table-cell>
          <table:table-cell table:style-name="ce3" office:value-type="string" calcext:value-type="string">
            <text:p>Orc_Snagas_of_Dol_Guldu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_bad, itm_orc_coif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lasher,itm_orc_simple_spea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draw_1|knows_athletics_3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i1_guldur_orc_snaga&quot;,&quot;Orc_Snaga_of_Dol_Guldur&quot;,&quot;Orc_Snagas_of_Dol_Guldur&quot;,tf_orc| tf_no_capture_alive,0,0,fac_guldur,[itm_orc_coif_bad, itm_orc_coif,itm_m_orc_light_a,itm_m_orc_light_b,itm_m_orc_light_c,itm_wood_club,itm_orc_slasher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" calcext:value-type="string">
            <text:p>["i1_guldur_orc_snaga","Orc_Snaga_of_Dol_Guldur","Orc_Snagas_of_Dol_Guldur",tf_orc| tf_no_capture_alive,0,0,fac_guldur,[itm_orc_coif_bad, itm_orc_coif,itm_m_orc_light_a,itm_m_orc_light_b,itm_m_orc_light_c,itm_wood_club,itm_orc_slasher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guldur_orc_tracker</text:p>
          </table:table-cell>
          <table:table-cell table:style-name="ce3" office:value-type="string" calcext:value-type="string">
            <text:p>Orc_Tracker_of_Dol_Guldur</text:p>
          </table:table-cell>
          <table:table-cell table:style-name="ce3" office:value-type="string" calcext:value-type="string">
            <text:p>Orc_Trackers_of_Dol_Guldu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imple_spea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draw_1|knows_athletics_4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a2_guldur_orc_tracker&quot;,&quot;Orc_Tracker_of_Dol_Guldur&quot;,&quot;Orc_Trackers_of_Dol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" calcext:value-type="string">
            <text:p>["a2_guldur_orc_tracker","Orc_Tracker_of_Dol_Guldur","Orc_Trackers_of_Dol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#MORDOR Orcs" calcext:value-type="string">
            <text:p>#MORDOR Orc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mordor_orc_snaga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i1_mordor_orc_snaga&quot;,&quot;Orc_Snaga_of_Mordor&quot;,&quot;Orc_Snagas_of_Mordor&quot;,tf_orc| tf_no_capture_alive,0,0,fac_mordor,[itm_orc_coif_bad, itm_orc_coif, itm_orc_nosehelm_bad,itm_m_orc_light_a,itm_m_orc_light_b,itm_m_orc_light_c,itm_orc_ragwrap,itm_wood_club,itm_orc_slasher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" calcext:value-type="string">
            <text:p>["i1_mordor_orc_snaga","Orc_Snaga_of_Mordor","Orc_Snagas_of_Mordor",tf_orc| tf_no_capture_alive,0,0,fac_mordor,[itm_orc_coif_bad, itm_orc_coif, itm_orc_nosehelm_bad,itm_m_orc_light_a,itm_m_orc_light_b,itm_m_orc_light_c,itm_orc_ragwrap,itm_wood_club,itm_orc_slasher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dor_orc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, itm_orc_nosehelm_bad, 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falchion_bad,itm_orc_slasher_heavy,itm_orc_slasher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itm_mordor_orc_shield_a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1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i2_mordor_orc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_bad,itm_orc_slasher_heavy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" calcext:value-type="string">
            <text:p>["i2_mordor_orc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_bad,itm_orc_slasher_heavy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dor_large_orc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8" office:value-type="string" calcext:value-type="string">
            <text:p>tf_orc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falchion,itm_orc_slasher_heavy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strike_3|knows_power_throw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i3_mordor_large_orc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falchion,itm_orc_slasher_heavy,itm_orc_axe,itm_mordor_orc_shield_b,itm_mordor_orc_shield_c,],attr_orc_tier_3,wp_orc_tier_3,knows_common|knows_athletics_2|knows_power_strike_3|knows_power_throw_3,orc_face3,orc_face6]," calcext:value-type="string">
            <text:p>["i3_mordor_large_orc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falchion,itm_orc_slasher_heavy,itm_orc_axe,itm_mordor_orc_shield_b,itm_mordor_orc_shield_c,],attr_orc_tier_3,wp_orc_tier_3,knows_common|knows_athletics_2|knows_power_strike_3|knows_power_throw_3,orc_face3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fell_orc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_good, itm_orc_buckethelm_bad, itm_orc_buckethelm, itm_orc_kettle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c,itm_orc_falchion_heavy,itm_orc_two_handed_axe,itm_twohand_wood_club,</text:p>
          </table:table-cell>
          <table:table-cell table:style-name="ce12" office:value-type="string" calcext:value-type="string">
            <text:p>itm_mordor_orc_shield_b,itm_mordor_orc_shield_c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strike_4|knows_power_throw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i4_mordor_fell_orc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falchion_heavy,itm_orc_two_handed_axe,itm_twohand_wood_club,itm_mordor_orc_shield_b,itm_mordor_orc_shield_c,itm_mordor_orc_shield_e,],attr_orc_tier_4,wp_orc_tier_4,knows_common|knows_athletics_2|knows_power_strike_4|knows_power_throw_4,orc_face7,orc_face4]," calcext:value-type="string">
            <text:p>["i4_mordor_fell_orc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falchion_heavy,itm_orc_two_handed_axe,itm_twohand_wood_club,itm_mordor_orc_shield_b,itm_mordor_orc_shield_c,itm_mordor_orc_shield_e,],attr_orc_tier_4,wp_orc_tier_4,knows_common|knows_athletics_2|knows_power_strike_4|knows_power_throw_4,orc_face7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mordor_warg_rider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 itm_orc_nosehelm,itm_orc_visor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itm_orc_sabr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horse_archery_2|knows_riding_4|knows_power_throw_3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c3_mordor_warg_rider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throwing_arrow,itm_orc_falchion,itm_orc_sabre,itm_warg_1d,itm_warg_1b,itm_warg_1c,],attr_orc_tier_3,wp_orc_tier_3,knows_common|knows_horse_archery_2|knows_riding_4|knows_power_throw_3|knows_power_strike_4,orc_face5,orc_face8]," calcext:value-type="string">
            <text:p>["c3_mordor_warg_rider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throwing_arrow,itm_orc_falchion,itm_orc_sabre,itm_warg_1d,itm_warg_1b,itm_warg_1c,],attr_orc_tier_3,wp_orc_tier_3,knows_common|knows_horse_archery_2|knows_riding_4|knows_power_throw_3|knows_power_strike_4,orc_face5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mordor_great_warg_ride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itm_orc_sabre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horse_archery_3|knows_power_throw_4|knows_power_strike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c4_mordor_great_warg_ride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evil_gauntlets_a,itm_orc_ragwrap,itm_orc_throwing_arrow,itm_orc_throwing_arrow,itm_orc_falchion,itm_orc_sabre,itm_wargarmored_1b, itm_wargarmored_1c,],attr_orc_tier_4,wp_orc_tier_4,knows_common|knows_riding_5|knows_horse_archery_3|knows_power_throw_4|knows_power_strike_4,orc_face7,orc_face8]," calcext:value-type="string">
            <text:p>["c4_mordor_great_warg_rider","Great_Warg_Rider_of_Udun","Great_Warg_Riders_of_Udun",tf_orc| tf_mounted| tfg_ranged| tfg_armor| tfg_horse| tf_no_capture_alive,0,0,fac_mordor,[itm_orc_visorhelm, itm_orc_nosehelm,itm_m_orc_light_b,itm_m_orc_light_c,itm_m_orc_light_d,itm_m_orc_light_e,itm_evil_gauntlets_a,itm_orc_ragwrap,itm_orc_throwing_arrow,itm_orc_throwing_arrow,itm_orc_falchion,itm_orc_sabre,itm_wargarmored_1b, itm_wargarmored_1c,],attr_orc_tier_4,wp_orc_tier_4,knows_common|knows_riding_5|knows_horse_archery_3|knows_power_throw_4|knows_power_strike_4,orc_face7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dor_morgul_orc</text:p>
          </table:table-cell>
          <table:table-cell table:style-name="ce3" office:value-type="string" calcext:value-type="string">
            <text:p>Orc_of_Minas_Morgul</text:p>
          </table:table-cell>
          <table:table-cell table:style-name="ce3" office:value-type="string" calcext:value-type="string">
            <text:p>Orcs_of_Minas_Morgul</text:p>
          </table:table-cell>
          <table:table-cell table:style-name="ce8" office:value-type="string" calcext:value-type="string">
            <text:p>tf_orc| tfg_armor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itm_orc_morion_bad,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imple_spear,itm_orc_bill_bad,</text:p>
          </table:table-cell>
          <table:table-cell table:style-name="ce12" office:value-type="string" calcext:value-type="string">
            <text:p>itm_wood_club,itm_orc_slasher,itm_orc_slasher,itm_mordor_orc_shield_c,itm_mordor_orc_shield_d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i2_mordor_morgul_orc&quot;,&quot;Orc_of_Minas_Morgul&quot;,&quot;Orcs_of_Minas_Morgul&quot;,tf_orc| tfg_armor| tfg_boots|tfg_polearm| tf_no_capture_alive,0,0,fac_mordor,[itm_orc_kettlehelm_bad,itm_orc_morion_bad,itm_orc_visorhelm_bad,itm_m_orc_light_b,itm_m_orc_light_c,itm_m_orc_light_d,itm_m_orc_light_e,itm_orc_ragwrap,itm_orc_simple_spear,itm_orc_bill_bad,itm_wood_club,itm_orc_slasher,itm_orc_slasher,itm_mordor_orc_shield_c,itm_mordor_orc_shield_d,],attr_orc_tier_2,wp_orc_tier_2,knows_common|knows_athletics_2|knows_power_strike_3,orc_face5,orc_face4]," calcext:value-type="string">
            <text:p>["i2_mordor_morgul_orc","Orc_of_Minas_Morgul","Orcs_of_Minas_Morgul",tf_orc| tfg_armor| tfg_boots|tfg_polearm| tf_no_capture_alive,0,0,fac_mordor,[itm_orc_kettlehelm_bad,itm_orc_morion_bad,itm_orc_visorhelm_bad,itm_m_orc_light_b,itm_m_orc_light_c,itm_m_orc_light_d,itm_m_orc_light_e,itm_orc_ragwrap,itm_orc_simple_spear,itm_orc_bill_bad,itm_wood_club,itm_orc_slasher,itm_orc_slasher,itm_mordor_orc_shield_c,itm_mordor_orc_shield_d,],attr_orc_tier_2,wp_orc_tier_2,knows_common|knows_athletics_2|knows_power_strike_3,orc_face5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fell_morgul_orc</text:p>
          </table:table-cell>
          <table:table-cell table:style-name="ce3" office:value-type="string" calcext:value-type="string">
            <text:p>Fell_Orc_of_Minas_Morgul</text:p>
          </table:table-cell>
          <table:table-cell table:style-name="ce3" office:value-type="string" calcext:value-type="string">
            <text:p>Fell_Orcs_of_Minas_Morgul</text:p>
          </table:table-cell>
          <table:table-cell table:style-name="ce8" office:value-type="string" calcext:value-type="string">
            <text:p>tf_orc| tfg_armor| tfg_helm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good, itm_orc_morion_good, itm_orc_bucket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ill_heavy, itm_orc_simple_spear_heavy,</text:p>
          </table:table-cell>
          <table:table-cell table:style-name="ce12" office:value-type="string" calcext:value-type="string">
            <text:p>itm_orc_slasher,itm_orc_slasher,itm_mordor_uruk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shield_1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i4_mordor_fell_morgul_orc&quot;,&quot;Fell_Orc_of_Minas_Morgul&quot;,&quot;Fell_Orcs_of_Minas_Morgul&quot;,tf_orc| tfg_armor| tfg_helm| tfg_boots|tfg_polearm| tf_no_capture_alive,0,0,fac_mordor,[itm_orc_kettlehelm_good, itm_orc_morion_good, itm_orc_buckethelm_good,itm_m_orc_heavy_b,itm_m_orc_heavy_c,itm_m_orc_heavy_d,itm_m_orc_heavy_e,itm_orc_ragwrap,itm_orc_bill_heavy, itm_orc_simple_spear_heavy,itm_orc_slasher,itm_orc_slasher,itm_mordor_uruk_shield_c,],attr_orc_tier_4,wp_orc_tier_4,knows_common|knows_athletics_2|knows_shield_1|knows_power_strike_4,orc_face5,orc_face4]," calcext:value-type="string">
            <text:p>["i4_mordor_fell_morgul_orc","Fell_Orc_of_Minas_Morgul","Fell_Orcs_of_Minas_Morgul",tf_orc| tfg_armor| tfg_helm| tfg_boots|tfg_polearm| tf_no_capture_alive,0,0,fac_mordor,[itm_orc_kettlehelm_good, itm_orc_morion_good, itm_orc_buckethelm_good,itm_m_orc_heavy_b,itm_m_orc_heavy_c,itm_m_orc_heavy_d,itm_m_orc_heavy_e,itm_orc_ragwrap,itm_orc_bill_heavy, itm_orc_simple_spear_heavy,itm_orc_slasher,itm_orc_slasher,itm_mordor_uruk_shield_c,],attr_orc_tier_4,wp_orc_tier_4,knows_common|knows_athletics_2|knows_shield_1|knows_power_strike_4,orc_face5,orc_face4],</text:p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5">
          <table:table-cell table:style-name="ce2" office:value-type="string" calcext:value-type="string">
            <text:p>Changed these two below to Guldur</text:p>
          </table:table-cell>
          <table:table-cell table:style-name="ce4" table:number-columns-repeated="19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#Changed these two below to Guldur" calcext:value-type="string">
            <text:p>#Changed these two below to Guldu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guldur_large_orc_tracker</text:p>
          </table:table-cell>
          <table:table-cell table:style-name="ce3" office:value-type="string" calcext:value-type="string">
            <text:p>Large_Orc_Tracker_of_Dol_Guldur</text:p>
          </table:table-cell>
          <table:table-cell table:style-name="ce3" office:value-type="string" calcext:value-type="string">
            <text:p>Large_Orc_Trackers_of_Dol_Guldur</text:p>
          </table:table-cell>
          <table:table-cell table:style-name="ce8" office:value-type="string" calcext:value-type="string">
            <text:p>tf_orc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nosehelm_bad,</text:p>
          </table:table-cell>
          <table:table-cell table:style-name="ce12" office:value-type="string" calcext:value-type="string">
            <text:p>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club_d_bad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1|knows_athletics_5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a3_guldur_large_orc_tracker&quot;,&quot;Large_Orc_Tracker_of_Dol_Guldur&quot;,&quot;Large_Orc_Trackers_of_Dol_Guldur&quot;,tf_orc| tfg_ranged| tfg_armor| tfg_boots| tf_no_capture_alive,0,0,fac_guldur,[itm_orc_coif, itm_orc_nosehelm_bad,itm_m_orc_light_b,itm_m_orc_light_c,itm_orc_ragwrap,itm_orc_bow,itm_orc_hook_arrow,itm_orc_club_d_bad,],attr_orc_tier_3,wp_orc_tier_3,knows_common|knows_riding_1|knows_athletics_5|knows_power_draw_3|knows_power_strike_2,orc_face9,orc_face4]," calcext:value-type="string">
            <text:p>["a3_guldur_large_orc_tracker","Large_Orc_Tracker_of_Dol_Guldur","Large_Orc_Trackers_of_Dol_Guldur",tf_orc| tfg_ranged| tfg_armor| tfg_boots| tf_no_capture_alive,0,0,fac_guldur,[itm_orc_coif, itm_orc_nosehelm_bad,itm_m_orc_light_b,itm_m_orc_light_c,itm_orc_ragwrap,itm_orc_bow,itm_orc_hook_arrow,itm_orc_club_d_bad,],attr_orc_tier_3,wp_orc_tier_3,knows_common|knows_riding_1|knows_athletics_5|knows_power_draw_3|knows_power_strike_2,orc_face9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guldur_fell_orc_tracker</text:p>
          </table:table-cell>
          <table:table-cell table:style-name="ce3" office:value-type="string" calcext:value-type="string">
            <text:p>Fell_Orc_Tracker_of_Dol_Guldur</text:p>
          </table:table-cell>
          <table:table-cell table:style-name="ce3" office:value-type="string" calcext:value-type="string">
            <text:p>Fell_Orc_Trackers_of_Dol_Guldur</text:p>
          </table:table-cell>
          <table:table-cell table:style-name="ce8" office:value-type="string" calcext:value-type="string">
            <text:p>tf_orc| tfg_ranged| tfg_helm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c,itm_m_orc_light_d,itm_m_orc_light_e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black_arrows_reward,</text:p>
          </table:table-cell>
          <table:table-cell table:style-name="ce12" office:value-type="string" calcext:value-type="string">
            <text:p>itm_orc_club_d,</text:p>
          </table:table-cell>
          <table:table-cell table:style-name="ce12"/>
          <table:table-cell table:style-name="ce23" office:value-type="string" calcext:value-type="string">
            <text:p>str_12| agi_11| int_7| cha_7|level(20)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riding_1|knows_athletics_7|knows_power_draw_4|knows_power_strike_3|knows_ironflesh_2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a4_guldur_fell_orc_tracker&quot;,&quot;Fell_Orc_Tracker_of_Dol_Guldur&quot;,&quot;Fell_Orc_Trackers_of_Dol_Guldur&quot;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club_d,],str_12| agi_11| int_7| cha_7|level(20),wp_orc_tier_5,knows_common|knows_riding_1|knows_athletics_7|knows_power_draw_4|knows_power_strike_3|knows_ironflesh_2,orc_face1,orc_face4]," calcext:value-type="string">
            <text:p>["a4_guldur_fell_orc_tracker","Fell_Orc_Tracker_of_Dol_Guldur","Fell_Orc_Trackers_of_Dol_Guldur"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club_d,],str_12| agi_11| int_7| cha_7|level(20),wp_orc_tier_5,knows_common|knows_riding_1|knows_athletics_7|knows_power_draw_4|knows_power_strike_3|knows_ironflesh_2,orc_face1,orc_face4],</text:p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5">
          <table:table-cell table:style-name="ce3" office:value-type="string" calcext:value-type="string">
            <text:p>a2_mordor_orc_arche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table:number-columns-repeated="2"/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lashe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power_throw_1|knows_power_draw_2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 office:value-type="string" office:string-value="[&quot;a2_mordor_orc_arche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itm_orc_slasher,itm_orc_axe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" calcext:value-type="string">
            <text:p>["a2_mordor_orc_archer","Orc_Archer_of_Mordor","Orc_Archers_of_Mordor",tf_orc| tfg_ranged| tfg_armor| tf_no_capture_alive,0,0,fac_mordor,[itm_orc_coif_bad, itm_orc_nosehelm_bad,itm_m_orc_light_b,itm_m_orc_light_c,itm_m_orc_light_d,itm_m_orc_light_e,itm_orc_bow,itm_orc_hook_arrow,itm_wood_club,itm_orc_slasher,itm_orc_axe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mordor_large_orc_arche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 itm_orc_coif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_bad,itm_orc_axe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common|knows_athletics_2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[&quot;a3_mordor_large_orc_arche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orc_ragwrap,itm_orc_bow,itm_orc_hook_arrow,itm_orc_slasher_heavy,itm_orc_falchion_bad,itm_orc_axe,],attr_orc_tier_3,wp_orc_tier_bow_3,knows_common|knows_athletics_2|knows_power_draw_3|knows_power_strike_2,orc_face9,orc_face4]," calcext:value-type="string">
            <text:p>["a3_mordor_large_orc_arche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orc_ragwrap,itm_orc_bow,itm_orc_hook_arrow,itm_orc_slasher_heavy,itm_orc_falchion_bad,itm_orc_axe,],attr_orc_tier_3,wp_orc_tier_bow_3,knows_common|knows_athletics_2|knows_power_draw_3|knows_power_strike_2,orc_face9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mordor_fell_orc_arche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, itm_orc_coif_good, itm_orc_buckethelm_bad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4|knows_power_draw_4|knows_power_strike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a4_mordor_fell_orc_archer&quot;,&quot;Fell_Orc_Archer_of_Mordor&quot;,&quot;Fell_Orc_Archers_of_Mordor&quot;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lasher_heavy,itm_orc_falchion,],attr_orc_tier_4,wp_orc_tier_bow_4,knows_common|knows_athletics_4|knows_power_draw_4|knows_power_strike_2,orc_face7,orc_face6]," calcext:value-type="string">
            <text:p>["a4_mordor_fell_orc_archer","Fell_Orc_Archer_of_Mordor","Fell_Orc_Archers_of_Mordor"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lasher_heavy,itm_orc_falchion,],attr_orc_tier_4,wp_orc_tier_bow_4,knows_common|knows_athletics_4|knows_power_draw_4|knows_power_strike_2,orc_face7,orc_face6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#Moria + tribal orc chief below" calcext:value-type="string">
            <text:p>#Moria + tribal orc chief below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moria_wolf_rider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falchion,itm_orc_simple_spear,itm_wood_club,</text:p>
          </table:table-cell>
          <table:table-cell table:style-name="ce12" office:value-type="string" calcext:value-type="string">
            <text:p>itm_orc_throwing_arrow,itm_orc_shield_b,itm_orc_shield_a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riding_3|knows_power_throw_2|knows_power_strike_2|knows_horse_archery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c3_moria_wolf_rider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attr_orc_tier_3,wp_orc_tier_2,knows_common|knows_riding_3|knows_power_throw_2|knows_power_strike_2|knows_horse_archery_2,orc_face5,orc_face2]," calcext:value-type="string">
            <text:p>["c3_moria_wolf_rider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attr_orc_tier_3,wp_orc_tier_2,knows_common|knows_riding_3|knows_power_throw_2|knows_power_strike_2|knows_horse_archery_2,orc_face5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moria_warg_rider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nosehelm, itm_orc_beakhelm_bad,</text:p>
          </table:table-cell>
          <table:table-cell table:style-name="ce12" office:value-type="string" calcext:value-type="string">
            <text:p>itm_moria_armor_a,itm_moria_armor_b,itm_moria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abre,itm_orc_sabre,itm_orc_throwing_arrow,itm_orc_scimitar,itm_orc_simple_spear_heavy,itm_orc_skull_spear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4|knows_horse_archery_3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c4_moria_warg_rider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imple_spear_heavy,itm_orc_skull_spear,itm_orc_shield_b,itm_orc_shield_a,itm_wargarmored_1b, itm_wargarmored_1c,],attr_orc_tier_4,wp_orc_tier_3,knows_common|knows_riding_3|knows_power_throw_3|knows_power_strike_4|knows_horse_archery_3,orc_face9,orc_face8]," calcext:value-type="string">
            <text:p>["c4_moria_warg_rider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imple_spear_heavy,itm_orc_skull_spear,itm_orc_shield_b,itm_orc_shield_a,itm_wargarmored_1b, itm_wargarmored_1c,],attr_orc_tier_4,wp_orc_tier_3,knows_common|knows_riding_3|knows_power_throw_3|knows_power_strike_4|knows_horse_archery_3,orc_face9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moria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8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ughelm_good, itm_orc_beakhelm, <text:s/>itm_gundabad_helm_e,</text:p>
          </table:table-cell>
          <table:table-cell table:style-name="ce12" office:value-type="string" calcext:value-type="string">
            <text:p>itm_moria_armor_c,itm_moria_armor_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throwing_arrow,itm_orc_sabre,itm_orc_scimitar,itm_orc_simple_spear,itm_orc_skull_spear_heavy, itm_orc_simple_spear_heavy,</text:p>
          </table:table-cell>
          <table:table-cell table:style-name="ce12" office:value-type="string" calcext:value-type="string">
            <text:p>itm_moria_orc_shield_c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4|knows_power_throw_4|knows_power_strike_4|knows_horse_archery_5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c5_moria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,itm_orc_scimitar,itm_orc_simple_spear,itm_orc_skull_spear_heavy, itm_orc_simple_spear_heavy,itm_moria_orc_shield_c,itm_wargarmored_2b, itm_wargarmored_2c,],attr_orc_tier_5,wp_orc_tier_4,knows_common|knows_riding_4|knows_power_throw_4|knows_power_strike_4|knows_horse_archery_5,orc_face5,orc_face4]," calcext:value-type="string">
            <text:p>["c5_moria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,itm_orc_scimitar,itm_orc_simple_spear,itm_orc_skull_spear_heavy, itm_orc_simple_spear_heavy,itm_moria_orc_shield_c,itm_wargarmored_2b, itm_wargarmored_2c,],attr_orc_tier_5,wp_orc_tier_4,knows_common|knows_riding_4|knows_power_throw_4|knows_power_strike_4|knows_horse_archery_5,orc_face5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moria_snag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falchion_bad,itm_orc_slasher,itm_orc_axe,itm_wood_club,</text:p>
          </table:table-cell>
          <table:table-cell table:style-name="ce12" office:value-type="string" calcext:value-type="string">
            <text:p>itm_orc_shield_a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2|knows_power_strike_1|knows_athletics_2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i1_moria_snaga&quot;,&quot;Snaga_of_Moria&quot;,&quot;Snagas_of_Moria&quot;,tf_orc| tf_no_capture_alive,0,0,fac_moria,[itm_orc_coif_bad, itm_orc_nosehelm_bad,itm_moria_armor_a,itm_moria_armor_b,itm_orc_falchion_bad,itm_orc_slasher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" calcext:value-type="string">
            <text:p>["i1_moria_snaga","Snaga_of_Moria","Snagas_of_Moria",tf_orc| tf_no_capture_alive,0,0,fac_moria,[itm_orc_coif_bad, itm_orc_nosehelm_bad,itm_moria_armor_a,itm_moria_armor_b,itm_orc_falchion_bad,itm_orc_slasher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ia_goblin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, itm_orc_bughelm_bad, itm_orc_beakhelm_bad,</text:p>
          </table:table-cell>
          <table:table-cell table:style-name="ce12" office:value-type="string" calcext:value-type="string">
            <text:p>itm_moria_armor_b,itm_moria_armor_c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_bad,itm_orc_falchion,itm_orc_scimitar_bad,itm_orc_simple_spear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2|knows_power_strike_3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i2_moria_goblin&quot;,&quot;Goblin_of_Moria&quot;,&quot;Goblins_of_Moria&quot;,tf_orc| tfg_armor| tf_no_capture_alive,0,0,fac_moria,[itm_orc_nosehelm, itm_orc_bughelm_bad, itm_orc_beakhelm_bad,itm_moria_armor_b,itm_moria_armor_c,itm_moria_armor_b,itm_orc_sabre_bad,itm_orc_falchion,itm_orc_scimitar_bad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" calcext:value-type="string">
            <text:p>["i2_moria_goblin","Goblin_of_Moria","Goblins_of_Moria",tf_orc| tfg_armor| tf_no_capture_alive,0,0,fac_moria,[itm_orc_nosehelm, itm_orc_bughelm_bad, itm_orc_beakhelm_bad,itm_moria_armor_b,itm_moria_armor_c,itm_moria_armor_b,itm_orc_sabre_bad,itm_orc_falchion,itm_orc_scimitar_bad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ia_large_goblin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8" office:value-type="string" calcext:value-type="string">
            <text:p>tf_orc| tfg_shield| tfg_armor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eakhelm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simple_spear,itm_orc_bill,itm_orc_pick,</text:p>
          </table:table-cell>
          <table:table-cell table:style-name="ce12" office:value-type="string" calcext:value-type="string">
            <text:p>itm_orc_throwing_axes,itm_moria_orc_shield_c,itm_moria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<text:span text:style-name="T1">knows_common</text:span><text:span text:style-name="T5">|knows_ironflesh_3</text:span><text:span text:style-name="T6">|knows_athletics_5|knows_power_throw_2</text:span>|knows_power_strike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i3_moria_large_goblin&quot;,&quot;Large_Goblin_of_Moria&quot;,&quot;Large_Goblins_of_Moria&quot;,tf_orc| tfg_shield| tfg_armor| tfg_helm| tf_no_capture_alive,0,0,fac_moria,[itm_orc_bughelm, itm_orc_beakhelm,itm_moria_armor_d,itm_moria_armor_c,itm_moria_armor_d,itm_orc_sabre,itm_orc_scimitar,itm_orc_simple_spear,itm_orc_bill,itm_orc_pick,itm_orc_throwing_axes,itm_moria_orc_shield_c,itm_moria_orc_shield_b,],attr_orc_tier_3,wp_orc_tier_3,knows_common|knows_ironflesh_3|knows_athletics_5|knows_power_throw_2|knows_power_strike_3,orc_face3,orc_face8]," calcext:value-type="string">
            <text:p>["i3_moria_large_goblin","Large_Goblin_of_Moria","Large_Goblins_of_Moria",tf_orc| tfg_shield| tfg_armor| tfg_helm| tf_no_capture_alive,0,0,fac_moria,[itm_orc_bughelm, itm_orc_beakhelm,itm_moria_armor_d,itm_moria_armor_c,itm_moria_armor_d,itm_orc_sabre,itm_orc_scimitar,itm_orc_simple_spear,itm_orc_bill,itm_orc_pick,itm_orc_throwing_axes,itm_moria_orc_shield_c,itm_moria_orc_shield_b,],attr_orc_tier_3,wp_orc_tier_3,knows_common|knows_ironflesh_3|knows_athletics_5|knows_power_throw_2|knows_power_strike_3,orc_face3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ia_fell_goblin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abre_heavy,itm_orc_scimitar_heavy,itm_orc_simple_spear_heavy,itm_orc_bill_heavy,itm_orc_pick,</text:p>
          </table:table-cell>
          <table:table-cell table:style-name="ce12" office:value-type="string" calcext:value-type="string">
            <text:p>itm_orc_throwing_axes,itm_moria_orc_shield_b,itm_moria_orc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<text:span text:style-name="T1">knows_common</text:span><text:span text:style-name="T5">|knows_ironflesh_4</text:span>|knows_athletics_6|knows_power_throw_3|knows_power_strike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i4_moria_fell_goblin&quot;,&quot;Fell_Goblin_of_Moria&quot;,&quot;Fell_Goblins_of_Moria&quot;,tf_orc| tfg_shield| tfg_armor| tfg_helm| tfg_boots| tf_no_capture_alive,0,0,fac_moria,[itm_orc_bughelm_good, itm_orc_beakhelm_good,itm_moria_armor_e,itm_orc_greaves,itm_orc_sabre_heavy,itm_orc_scimitar_heavy,itm_orc_simple_spear_heavy,itm_orc_bill_heavy,itm_orc_pick,itm_orc_throwing_axes,itm_moria_orc_shield_b,itm_moria_orc_shield_c,],attr_orc_tier_4,wp_orc_tier_4,knows_common|knows_ironflesh_4|knows_athletics_6|knows_power_throw_3|knows_power_strike_4,orc_face1,orc_face6]," calcext:value-type="string">
            <text:p>["i4_moria_fell_goblin","Fell_Goblin_of_Moria","Fell_Goblins_of_Moria",tf_orc| tfg_shield| tfg_armor| tfg_helm| tfg_boots| tf_no_capture_alive,0,0,fac_moria,[itm_orc_bughelm_good, itm_orc_beakhelm_good,itm_moria_armor_e,itm_orc_greaves,itm_orc_sabre_heavy,itm_orc_scimitar_heavy,itm_orc_simple_spear_heavy,itm_orc_bill_heavy,itm_orc_pick,itm_orc_throwing_axes,itm_moria_orc_shield_b,itm_moria_orc_shield_c,],attr_orc_tier_4,wp_orc_tier_4,knows_common|knows_ironflesh_4|knows_athletics_6|knows_power_throw_3|knows_power_strike_4,orc_face1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moria_goblin_archer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eakhelm_bad,</text:p>
          </table:table-cell>
          <table:table-cell table:style-name="ce12" office:value-type="string" calcext:value-type="string">
            <text:p>itm_moria_armor_b,</text:p>
          </table:table-cell>
          <table:table-cell table:style-name="ce12" table:number-columns-repeated="2"/>
          <table:table-cell table:style-name="ce12" office:value-type="string" calcext:value-type="string">
            <text:p><text:s/>itm_orc_bow,itm_orc_hook_arrow,</text:p>
          </table:table-cell>
          <table:table-cell table:style-name="ce12" office:value-type="string" calcext:value-type="string">
            <text:p>itm_orc_slasher,itm_orc_falchion_bad,</text:p>
          </table:table-cell>
          <table:table-cell table:style-name="ce12" office:value-type="string" calcext:value-type="string">
            <text:p>itm_orc_shield_a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ironflesh_2|knows_power_strike_1|knows_power_draw_2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a2_moria_goblin_archer&quot;,&quot;Goblin_Archer_of_Moria&quot;,&quot;Goblin_Archers_of_Moria&quot;,tf_orc| tfg_ranged| tfg_armor| tf_no_capture_alive,0,0,fac_moria,[itm_orc_bughelm_bad, itm_orc_beakhelm_bad,itm_moria_armor_b, itm_orc_bow,itm_orc_hook_arrow,itm_orc_slasher,itm_orc_falchion_bad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" calcext:value-type="string">
            <text:p>["a2_moria_goblin_archer","Goblin_Archer_of_Moria","Goblin_Archers_of_Moria",tf_orc| tfg_ranged| tfg_armor| tf_no_capture_alive,0,0,fac_moria,[itm_orc_bughelm_bad, itm_orc_beakhelm_bad,itm_moria_armor_b, itm_orc_bow,itm_orc_hook_arrow,itm_orc_slasher,itm_orc_falchion_bad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moria_large_goblin_archer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8" office:value-type="string" calcext:value-type="string">
            <text:p><text:span text:style-name="T1">tf_orc| tfg_ranged| tfg_armor</text:span>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ughelm, itm_orc_beakhelm,</text:p>
          </table:table-cell>
          <table:table-cell table:style-name="ce12" office:value-type="string" calcext:value-type="string">
            <text:p>itm_moria_armor_c,itm_moria_armor_b,itm_moria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<text:span text:style-name="T1">knows_common|</text:span><text:span text:style-name="T5">knows_ironflesh_3|</text:span>knows_athletics_5|knows_power_draw_3|knows_power_strike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a3_moria_large_goblin_archer&quot;,&quot;Large_Goblin_Archer_of_Moria&quot;,&quot;Large_Goblin_Archers_of_Moria&quot;,tf_orc| tfg_ranged| tfg_armor| tfg_boots| tf_no_capture_alive,0,0,fac_moria,[itm_orc_bughelm_bad, itm_orc_bughelm, itm_orc_beakhelm,itm_moria_armor_c,itm_moria_armor_b,itm_moria_armor_c, itm_evil_gauntlets_a,itm_orc_ragwrap,itm_orc_bow,itm_orc_hook_arrow,itm_orc_slasher_heavy,itm_orc_falchion,itm_moria_orc_shield_b,itm_orc_shield_b,itm_orc_shield_a,],attr_orc_tier_3,wp_orc_tier_bow_3,knows_common|knows_ironflesh_3|knows_athletics_5|knows_power_draw_3|knows_power_strike_2,orc_face5,orc_face6]," calcext:value-type="string">
            <text:p>["a3_moria_large_goblin_archer","Large_Goblin_Archer_of_Moria","Large_Goblin_Archers_of_Moria",tf_orc| tfg_ranged| tfg_armor| tfg_boots| tf_no_capture_alive,0,0,fac_moria,[itm_orc_bughelm_bad, itm_orc_bughelm, itm_orc_beakhelm,itm_moria_armor_c,itm_moria_armor_b,itm_moria_armor_c, itm_evil_gauntlets_a,itm_orc_ragwrap,itm_orc_bow,itm_orc_hook_arrow,itm_orc_slasher_heavy,itm_orc_falchion,itm_moria_orc_shield_b,itm_orc_shield_b,itm_orc_shield_a,],attr_orc_tier_3,wp_orc_tier_bow_3,knows_common|knows_ironflesh_3|knows_athletics_5|knows_power_draw_3|knows_power_strike_2,orc_face5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moria_fell_goblin_archer</text:p>
          </table:table-cell>
          <table:table-cell table:style-name="ce3" office:value-type="string" calcext:value-type="string">
            <text:p>Fell_Goblin_Archer_of_Moria</text:p>
          </table:table-cell>
          <table:table-cell table:style-name="ce3" office:value-type="string" calcext:value-type="string">
            <text:p>Fell_Goblin_Archers_of_Moria</text:p>
          </table:table-cell>
          <table:table-cell table:style-name="ce8" office:value-type="string" calcext:value-type="string">
            <text:p><text:span text:style-name="T1">tf_orc| tfg_ranged| tfg_armor</text:span>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_heavy,itm_orc_falchion,itm_orc_pick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<text:span text:style-name="T1">knows_common|</text:span><text:span text:style-name="T5">knows_ironflesh_4|</text:span>knows_athletics_7|knows_power_draw_4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a4_moria_fell_goblin_archer&quot;,&quot;Fell_Goblin_Archer_of_Moria&quot;,&quot;Fell_Goblin_Archers_of_Moria&quot;,tf_orc| tfg_ranged| tfg_armor| tfg_boots| tfg_helm| tf_no_capture_alive,0,0,fac_moria,[itm_orc_bughelm_good, itm_orc_beakhelm_good,itm_moria_armor_d,itm_moria_armor_c,itm_moria_armor_d, itm_evil_gauntlets_a,itm_orc_ragwrap,itm_uruk_bow,itm_orc_hook_arrow,itm_orc_slasher_heavy,itm_orc_falchion,itm_orc_pick,itm_moria_orc_shield_b,itm_moria_orc_shield_c,],attr_orc_tier_4,wp_orc_tier_bow_4,knows_common|knows_ironflesh_4|knows_athletics_7|knows_power_draw_4|knows_power_strike_3,orc_face5,orc_face6]," calcext:value-type="string">
            <text:p>["a4_moria_fell_goblin_archer","Fell_Goblin_Archer_of_Moria","Fell_Goblin_Archers_of_Moria",tf_orc| tfg_ranged| tfg_armor| tfg_boots| tfg_helm| tf_no_capture_alive,0,0,fac_moria,[itm_orc_bughelm_good, itm_orc_beakhelm_good,itm_moria_armor_d,itm_moria_armor_c,itm_moria_armor_d, itm_evil_gauntlets_a,itm_orc_ragwrap,itm_uruk_bow,itm_orc_hook_arrow,itm_orc_slasher_heavy,itm_orc_falchion,itm_orc_pick,itm_moria_orc_shield_b,itm_moria_orc_shield_c,],attr_orc_tier_4,wp_orc_tier_bow_4,knows_common|knows_ironflesh_4|knows_athletics_7|knows_power_draw_4|knows_power_strike_3,orc_face5,orc_face6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#next two moved to end of file" calcext:value-type="string">
            <text:p>#next two moved to end of fi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ia_deep_dweller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lordly,itm_orc_bughelm_lordly,itm_uruk_helm_e,itm_uruk_helm_f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d_heavy,itm_dwarf_war_pick_old,</text:p>
          </table:table-cell>
          <table:table-cell table:style-name="ce12" office:value-type="string" calcext:value-type="string">
            <text:p>itm_orc_javelin,itm_orc_javelin,itm_moria_orc_shield_b,itm_moria_orc_shield_c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power_strike_6|knows_power_throw_5|knows_ironflesh_7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i5_moria_deep_dweller&quot;,&quot;Deep-Dweller_of_Moria&quot;,&quot;Deep-Dwellers_of_Moria&quot;,tf_orc| tfg_armor| tfg_helm| tfg_boots| tf_no_capture_alive,0,0,fac_moria,[itm_orc_bughelm_lordly,itm_orc_bughelm_lordly,itm_uruk_helm_e,itm_uruk_helm_f,itm_moria_armor_e,itm_orc_greaves,itm_orc_club_d_heavy,itm_dwarf_war_pick_old,itm_orc_javelin,itm_orc_javelin,itm_moria_orc_shield_b,itm_moria_orc_shield_c],attr_orc_tier_5,wp_orc_tier_5,knows_common|knows_athletics_7|knows_power_strike_6|knows_power_throw_5|knows_ironflesh_7,orc_face5,orc_face4]," calcext:value-type="string">
            <text:p>["i5_moria_deep_dweller","Deep-Dweller_of_Moria","Deep-Dwellers_of_Moria",tf_orc| tfg_armor| tfg_helm| tfg_boots| tf_no_capture_alive,0,0,fac_moria,[itm_orc_bughelm_lordly,itm_orc_bughelm_lordly,itm_uruk_helm_e,itm_uruk_helm_f,itm_moria_armor_e,itm_orc_greaves,itm_orc_club_d_heavy,itm_dwarf_war_pick_old,itm_orc_javelin,itm_orc_javelin,itm_moria_orc_shield_b,itm_moria_orc_shield_c],attr_orc_tier_5,wp_orc_tier_5,knows_common|knows_athletics_7|knows_power_strike_6|knows_power_throw_5|knows_ironflesh_7,orc_face5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ia_orc_chieftain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8" office:value-type="string" calcext:value-type="string">
            <text:p>tf_orc| tfg_armor| tfg_helm| tfg_boots| tfg_shield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eakhelm_lordly,itm_uruk_helm_c,itm_uruk_helm_d,itm_uruk_helm_f,</text:p>
          </table:table-cell>
          <table:table-cell table:style-name="ce12" office:value-type="string" calcext:value-type="string">
            <text:p>(itm_moria_armor_e, imod_sturdy),(itm_moria_armor_e, imod_reinforced),(itm_moria_armor_e, imod_lordly),</text:p>
          </table:table-cell>
          <table:table-cell table:style-name="ce12"/>
          <table:table-cell table:style-name="ce12" office:value-type="string" calcext:value-type="string">
            <text:p>itm_uruk_greaves, itm_orc_greaves,</text:p>
          </table:table-cell>
          <table:table-cell table:style-name="ce12" office:value-type="string" calcext:value-type="string">
            <text:p>itm_orc_sabre_heavy,itm_orc_scimitar_heavy,</text:p>
          </table:table-cell>
          <table:table-cell table:style-name="ce12" office:value-type="string" calcext:value-type="string">
            <text:p>itm_orc_skull_spear,itm_orc_simple_spear_heavy, itm_moria_orc_shield_a, (itm_orc_shield_c, imod_reinforced)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5|knows_power_strike_4|knows_ironflesh_10|knows_shield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i5_moria_orc_chieftain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orc_sabre_heavy,itm_orc_scimitar_heavy,itm_orc_skull_spear,itm_orc_simple_spear_heavy, itm_moria_orc_shield_a, (itm_orc_shield_c, imod_reinforced)],attr_orc_tier_5,wp_orc_tier_5,knows_common|knows_athletics_5|knows_power_strike_4|knows_ironflesh_10|knows_shield_4,orc_face5,orc_face4]," calcext:value-type="string">
            <text:p>["i5_moria_orc_chieftain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orc_sabre_heavy,itm_orc_scimitar_heavy,itm_orc_skull_spear,itm_orc_simple_spear_heavy, itm_moria_orc_shield_a, (itm_orc_shield_c, imod_reinforced)],attr_orc_tier_5,wp_orc_tier_5,knows_common|knows_athletics_5|knows_power_strike_4|knows_ironflesh_10|knows_shield_4,orc_face5,orc_face4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#Gundabad" calcext:value-type="string">
            <text:p>#Gundaba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gunda_goblin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a,itm_orc_tribal_a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lasher,itm_orc_slasher,itm_orc_simple_spear,itm_orc_simple_spear,itm_bone_cudgel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athletics_4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i1_gunda_goblin&quot;,&quot;Gundabad_Goblin&quot;,&quot;Gundabad_Goblins&quot;,tf_orc| tf_no_capture_alive,0,0,fac_gundabad,[itm_gundabad_helm_a,itm_gundabad_armor_a,itm_orc_tribal_a,itm_wood_club,itm_orc_slasher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" calcext:value-type="string">
            <text:p>["i1_gunda_goblin","Gundabad_Goblin","Gundabad_Goblins",tf_orc| tf_no_capture_alive,0,0,fac_gundabad,[itm_gundabad_helm_a,itm_gundabad_armor_a,itm_orc_tribal_a,itm_wood_club,itm_orc_slasher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gunda_orc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lasher,itm_orc_slasher,itm_wood_club,itm_orc_simple_spear,itm_orc_skull_spear,itm_orc_axe,itm_orc_falchion_bad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hield_a,itm_orc_shield_b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2|knows_power_draw_1|knows_athletics_5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i2_gunda_orc&quot;,&quot;Gundabad_Orc&quot;,&quot;Gundabad_Orcs&quot;,tf_orc| tfg_armor| tf_no_capture_alive,0,0,fac_gundabad,[itm_gundabad_helm_a,itm_gundabad_helm_b,itm_gundabad_armor_b,itm_gundabad_armor_c,itm_orc_ragwrap,itm_orc_slasher,itm_orc_slasher,itm_wood_club,itm_orc_simple_spear,itm_orc_skull_spear,itm_orc_axe,itm_orc_falchion_bad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" calcext:value-type="string">
            <text:p>["i2_gunda_orc","Gundabad_Orc","Gundabad_Orcs",tf_orc| tfg_armor| tf_no_capture_alive,0,0,fac_gundabad,[itm_gundabad_helm_a,itm_gundabad_helm_b,itm_gundabad_armor_b,itm_gundabad_armor_c,itm_orc_ragwrap,itm_orc_slasher,itm_orc_slasher,itm_wood_club,itm_orc_simple_spear,itm_orc_skull_spear,itm_orc_axe,itm_orc_falchion_bad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gunda_orc_fighter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_heavy,itm_orc_scimitar,itm_orc_sabre,itm_orc_axe,itm_orc_skull_spear,</text:p>
          </table:table-cell>
          <table:table-cell table:style-name="ce12" office:value-type="string" calcext:value-type="string">
            <text:p>itm_orc_throwing_arrow,itm_orc_throwing_axes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7|knows_power_draw_2|knows_power_throw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i3_gunda_orc_fighter&quot;,&quot;Gundabad_Orc_Fighter&quot;,&quot;Gundabad_Orc_Fighters&quot;,tf_orc| tfg_shield| tfg_armor| tfg_helm| tfg_boots| tf_no_capture_alive,0,0,fac_gundabad,[itm_gundabad_helm_c,itm_gundabad_helm_b, itm_orc_coif,itm_gundabad_armor_d,itm_gundabad_armor_c, itm_evil_gauntlets_a,itm_orc_furboots,itm_orc_falchion_heavy,itm_orc_scimitar,itm_orc_sabre,itm_orc_axe,itm_orc_skull_spear,itm_orc_throwing_arrow,itm_orc_throwing_axes,itm_orc_throwing_axes,itm_orc_shield_b,itm_orc_shield_a,],attr_orc_tier_3,wp_orc_tier_3,knows_common|knows_athletics_7|knows_power_draw_2|knows_power_throw_2|knows_power_strike_3,orc_face5,orc_face6]," calcext:value-type="string">
            <text:p>["i3_gunda_orc_fighter","Gundabad_Orc_Fighter","Gundabad_Orc_Fighters",tf_orc| tfg_shield| tfg_armor| tfg_helm| tfg_boots| tf_no_capture_alive,0,0,fac_gundabad,[itm_gundabad_helm_c,itm_gundabad_helm_b, itm_orc_coif,itm_gundabad_armor_d,itm_gundabad_armor_c, itm_evil_gauntlets_a,itm_orc_furboots,itm_orc_falchion_heavy,itm_orc_scimitar,itm_orc_sabre,itm_orc_axe,itm_orc_skull_spear,itm_orc_throwing_arrow,itm_orc_throwing_axes,itm_orc_throwing_axes,itm_orc_shield_b,itm_orc_shield_a,],attr_orc_tier_3,wp_orc_tier_3,knows_common|knows_athletics_7|knows_power_draw_2|knows_power_throw_2|knows_power_strike_3,orc_face5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gunda_orc_warrior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_heavy,itm_orc_scimitar_heavy,itm_orc_sabre_heavy,itm_orc_skull_spear_heavy,</text:p>
          </table:table-cell>
          <table:table-cell table:style-name="ce12" office:value-type="string" calcext:value-type="string">
            <text:p>itm_orc_javelin,itm_orc_throwing_arrow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3|knows_power_strike_4|knows_ironflesh_2|knows_shield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i4_gunda_orc_warrior&quot;,&quot;Gundabad_Orc_Warrior&quot;,&quot;Gundabad_Orc_Warriors&quot;,tf_orc| tfg_shield| tfg_armor| tfg_helm|tfg_boots| tf_no_capture_alive,0,0,fac_gundabad,[itm_gundabad_helm_c,itm_gundabad_helm_b, itm_orc_coif,itm_gundabad_armor_d,itm_gundabad_armor_c, itm_evil_gauntlets_a,itm_orc_furboots,itm_orc_falchion_heavy,itm_orc_scimitar_heavy,itm_orc_sabre_heavy,itm_orc_skull_spear_heavy,itm_orc_javelin,itm_orc_throwing_arrow,itm_orc_throwing_axes,itm_orc_shield_b,itm_orc_shield_a,],attr_orc_tier_4,wp_orc_tier_4,knows_common|knows_athletics_8|knows_power_throw_3|knows_power_strike_4|knows_ironflesh_2|knows_shield_2,orc_face3,orc_face8]," calcext:value-type="string">
            <text:p>["i4_gunda_orc_warrior","Gundabad_Orc_Warrior","Gundabad_Orc_Warriors",tf_orc| tfg_shield| tfg_armor| tfg_helm|tfg_boots| tf_no_capture_alive,0,0,fac_gundabad,[itm_gundabad_helm_c,itm_gundabad_helm_b, itm_orc_coif,itm_gundabad_armor_d,itm_gundabad_armor_c, itm_evil_gauntlets_a,itm_orc_furboots,itm_orc_falchion_heavy,itm_orc_scimitar_heavy,itm_orc_sabre_heavy,itm_orc_skull_spear_heavy,itm_orc_javelin,itm_orc_throwing_arrow,itm_orc_throwing_axes,itm_orc_shield_b,itm_orc_shield_a,],attr_orc_tier_4,wp_orc_tier_4,knows_common|knows_athletics_8|knows_power_throw_3|knows_power_strike_4|knows_ironflesh_2|knows_shield_2,orc_face3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gunda_orc_berserker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8" office:value-type="string" calcext:value-type="string">
            <text:p>tf_orc| tfg_armor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itm_gundabad_helm_c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two_handed_axe,itm_orc_battle_axe,itm_uruk_falchion_b_bad,itm_uruk_falchion_b_heavy, itm_orc_skull_spear_heavy, itm_orc_club_b,itm_twohand_wood_club,itm_orc_sledgehammer,</text:p>
          </table:table-cell>
          <table:table-cell table:style-name="ce12" table:number-columns-repeated="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10|knows_power_throw_6|knows_power_strike_7|knows_ironflesh_7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i4_gunda_orc_berserker&quot;,&quot;Gundabad_Orc_Berserker&quot;,&quot;Gundabad_Orc_Berserkers&quot;,tf_orc| tfg_armor|tfg_boots| tf_no_capture_alive,0,0,fac_gundabad,[itm_gundabad_helm_a,itm_gundabad_helm_b,itm_gundabad_helm_c,itm_gundabad_helm_d,itm_gundabad_armor_d,itm_gundabad_armor_e, itm_evil_gauntlets_a,itm_orc_furboots,itm_orc_two_handed_axe,itm_orc_battle_axe,itm_uruk_falchion_b_bad,itm_uruk_falchion_b_heavy, itm_orc_skull_spear_heavy, itm_orc_club_b,itm_twohand_wood_club,itm_orc_sledgehammer,],attr_orc_tier_5,wp_orc_tier_5,knows_common|knows_athletics_10|knows_power_throw_6|knows_power_strike_7|knows_ironflesh_7,orc_face3,orc_face8]," calcext:value-type="string">
            <text:p>["i4_gunda_orc_berserker","Gundabad_Orc_Berserker","Gundabad_Orc_Berserkers",tf_orc| tfg_armor|tfg_boots| tf_no_capture_alive,0,0,fac_gundabad,[itm_gundabad_helm_a,itm_gundabad_helm_b,itm_gundabad_helm_c,itm_gundabad_helm_d,itm_gundabad_armor_d,itm_gundabad_armor_e, itm_evil_gauntlets_a,itm_orc_furboots,itm_orc_two_handed_axe,itm_orc_battle_axe,itm_uruk_falchion_b_bad,itm_uruk_falchion_b_heavy, itm_orc_skull_spear_heavy, itm_orc_club_b,itm_twohand_wood_club,itm_orc_sledgehammer,],attr_orc_tier_5,wp_orc_tier_5,knows_common|knows_athletics_10|knows_power_throw_6|knows_power_strike_7|knows_ironflesh_7,orc_face3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a4_gunda_skirmisher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,itm_orc_scimitar,itm_orc_falchion,</text:p>
          </table:table-cell>
          <table:table-cell table:style-name="ce12" office:value-type="string" calcext:value-type="string">
            <text:p>itm_warg_1c,itm_warg_1d,itm_warg_1b,itm_warg_1d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6|knows_horse_archery_3|knows_riding_4|knows_power_draw_3|knows_power_throw_3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ca4_gunda_skirmisher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orc_hook_arrow,itm_orc_slasher,itm_orc_scimitar,itm_orc_falchion,itm_warg_1c,itm_warg_1d,itm_warg_1b,itm_warg_1d,],attr_orc_tier_4,wp_orc_tier_bow_4,knows_common|knows_athletics_6|knows_horse_archery_3|knows_riding_4|knows_power_draw_3|knows_power_throw_3|knows_power_strike_1,orc_face1,orc_face6]," calcext:value-type="string">
            <text:p>["ca4_gunda_skirmisher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orc_hook_arrow,itm_orc_slasher,itm_orc_scimitar,itm_orc_falchion,itm_warg_1c,itm_warg_1d,itm_warg_1b,itm_warg_1d,],attr_orc_tier_4,wp_orc_tier_bow_4,knows_common|knows_athletics_6|knows_horse_archery_3|knows_riding_4|knows_power_draw_3|knows_power_throw_3|knows_power_strike_1,orc_face1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a5_gunda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d,itm_gundabad_helm_e,</text:p>
          </table:table-cell>
          <table:table-cell table:style-name="ce12" office:value-type="string" calcext:value-type="string">
            <text:p>itm_gundabad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cimitar,</text:p>
          </table:table-cell>
          <table:table-cell table:style-name="ce12" office:value-type="string" calcext:value-type="string">
            <text:p>itm_warg_1d,itm_warg_1b,itm_warg_1d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bow_5</text:p>
          </table:table-cell>
          <table:table-cell table:style-name="ce23" office:value-type="string" calcext:value-type="string">
            <text:p>knows_common|knows_athletics_7|knows_horse_archery_6|knows_riding_6|knows_power_draw_4|knows_power_throw_4|knows_power_strike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ca5_gunda_clan_skirmisher&quot;,&quot;Goblin_North_Clan_Skirmisher&quot;,&quot;Goblin_North_Clan_Skirmishers&quot;,tf_orc| tf_mounted| tfg_ranged| tfg_armor| tfg_boots| tfg_horse| tf_no_capture_alive,0,0,fac_gundabad,[itm_gundabad_helm_d,itm_gundabad_helm_e,itm_gundabad_armor_d, itm_evil_gauntlets_a,itm_orc_furboots,itm_uruk_bow,itm_orc_hook_arrow,itm_orc_scimitar,itm_warg_1d,itm_warg_1b,itm_warg_1d,],attr_orc_tier_5,wp_orc_tier_bow_5,knows_common|knows_athletics_7|knows_horse_archery_6|knows_riding_6|knows_power_draw_4|knows_power_throw_4|knows_power_strike_2,orc_face3,orc_face6]," calcext:value-type="string">
            <text:p>["ca5_gunda_clan_skirmisher","Goblin_North_Clan_Skirmisher","Goblin_North_Clan_Skirmishers",tf_orc| tf_mounted| tfg_ranged| tfg_armor| tfg_boots| tfg_horse| tf_no_capture_alive,0,0,fac_gundabad,[itm_gundabad_helm_d,itm_gundabad_helm_e,itm_gundabad_armor_d, itm_evil_gauntlets_a,itm_orc_furboots,itm_uruk_bow,itm_orc_hook_arrow,itm_orc_scimitar,itm_warg_1d,itm_warg_1b,itm_warg_1d,],attr_orc_tier_5,wp_orc_tier_bow_5,knows_common|knows_athletics_7|knows_horse_archery_6|knows_riding_6|knows_power_draw_4|knows_power_throw_4|knows_power_strike_2,orc_face3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gunda_goblin_rider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8" office:value-type="string" calcext:value-type="string">
            <text:p>tf_orc| tf_mount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wood_club,itm_twohand_wood_club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5|knows_riding_3|knows_horse_archery_3|knows_power_throw_2|knows_power_draw_2|knows_power_strik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 office:value-type="string" office:string-value="[&quot;c3_gunda_goblin_rider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" calcext:value-type="string">
            <text:p>["c3_gunda_goblin_rider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gunda_warg_rider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8" office:value-type="string" calcext:value-type="string">
            <text:p>tf_orc| tf_mount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b,itm_gundabad_helm_c,</text:p>
          </table:table-cell>
          <table:table-cell table:style-name="ce12" office:value-type="string" calcext:value-type="string">
            <text:p>itm_gundabad_armor_b,itm_gundabad_armor_b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orc_scimitar_heavy,itm_orc_falchion_heavy,itm_orc_sabre,itm_twohand_wood_club,itm_orc_club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6|knows_riding_4|knows_power_strike_4|knows_ironflesh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c4_gunda_warg_rider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scimitar_heavy,itm_orc_falchion_heavy,itm_orc_sabre,itm_twohand_wood_club,itm_orc_club_b,itm_orc_shield_b,itm_orc_shield_b,itm_wargarmored_2b, itm_wargarmored_2c,],attr_orc_tier_4,wp_orc_tier_4,knows_common|knows_athletics_6|knows_riding_4|knows_power_strike_4|knows_ironflesh_4,orc_face1,orc_face6]," calcext:value-type="string">
            <text:p>["c4_gunda_warg_rider","Gundabad_Warg_Rider","Gundabad_Warg_Riders",tf_orc| tf_mounted| tfg_armor| tfg_horse| tfg_boots| tf_no_capture_alive,0,0,fac_gundabad,[itm_gundabad_helm_b,itm_gundabad_helm_c,itm_gundabad_armor_b,itm_gundabad_armor_b,itm_orc_furboots,itm_orc_ragwrap,itm_orc_scimitar_heavy,itm_orc_falchion_heavy,itm_orc_sabre,itm_twohand_wood_club,itm_orc_club_b,itm_orc_shield_b,itm_orc_shield_b,itm_wargarmored_2b, itm_wargarmored_2c,],attr_orc_tier_4,wp_orc_tier_4,knows_common|knows_athletics_6|knows_riding_4|knows_power_strike_4|knows_ironflesh_4,orc_face1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gunda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8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e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abre_heavy,itm_orc_scimitar_heavy,itm_orc_skull_spear,itm_orc_club_b,itm_orc_club_b_heavy,itm_uruk_falchion_b_bad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3a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riding_6|knows_power_strike_5|knows_ironflesh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c5_gunda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 itm_evil_gauntlets_a,itm_orc_furboots,itm_orc_sabre_heavy,itm_orc_scimitar_heavy,itm_orc_skull_spear,itm_orc_club_b,itm_orc_club_b_heavy,itm_uruk_falchion_b_bad,itm_orc_shield_b,itm_orc_shield_b,itm_wargarmored_3a,],attr_orc_tier_5,wp_orc_tier_5,knows_common|knows_athletics_7|knows_riding_6|knows_power_strike_5|knows_ironflesh_6,orc_face3,orc_face6]," calcext:value-type="string">
            <text:p>["c5_gunda_clan_rider","Goblin_North_Clan_Rider","Goblin_North_Clan_Riders",tf_orc| tf_mounted| tfg_armor| tfg_shield| tfg_helm| tfg_horse| tfg_boots|tfg_gloves| tf_no_capture_alive,0,0,fac_gundabad,[itm_gundabad_helm_e,itm_gundabad_helm_d,itm_gundabad_armor_d,itm_gundabad_armor_e, itm_evil_gauntlets_a,itm_orc_furboots,itm_orc_sabre_heavy,itm_orc_scimitar_heavy,itm_orc_skull_spear,itm_orc_club_b,itm_orc_club_b_heavy,itm_uruk_falchion_b_bad,itm_orc_shield_b,itm_orc_shield_b,itm_wargarmored_3a,],attr_orc_tier_5,wp_orc_tier_5,knows_common|knows_athletics_7|knows_riding_6|knows_power_strike_5|knows_ironflesh_6,orc_face3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unda_orc_champion</text:p>
          </table:table-cell>
          <table:table-cell table:style-name="ce3" office:value-type="string" calcext:value-type="string">
            <text:p>Gundabad_Orc_Champion</text:p>
          </table:table-cell>
          <table:table-cell table:style-name="ce3" office:value-type="string" calcext:value-type="string">
            <text:p>Gundabad_Orc_Champion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d,</text:p>
          </table:table-cell>
          <table:table-cell table:style-name="ce12" office:value-type="string" calcext:value-type="string">
            <text:p><text:s/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cimitar_heavy,itm_orc_sabre_heavy,itm_orc_club_c,itm_orc_club_b_heavy,</text:p>
          </table:table-cell>
          <table:table-cell table:style-name="ce12" office:value-type="string" calcext:value-type="string">
            <text:p>itm_orc_javelin, <text:s/>itm_orc_throwing_axes,</text:p>
          </table:table-cell>
          <table:table-cell table:style-name="ce12" office:value-type="string" calcext:value-type="string">
            <text:p>itm_orc_shield_b,itm_orc_shield_c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6|knows_power_strike_5|knows_ironflesh_4|knows_shield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i5_gunda_orc_champion&quot;,&quot;Gundabad_Orc_Champion&quot;,&quot;Gundabad_Orc_Champions&quot;,tf_orc| tfg_shield| tfg_armor| tfg_helm|tfg_boots| tf_no_capture_alive,0,0,fac_gundabad,[itm_gundabad_helm_c,itm_gundabad_helm_d, itm_gundabad_armor_d,itm_gundabad_armor_e, itm_evil_gauntlets_a,itm_orc_furboots,itm_orc_scimitar_heavy,itm_orc_sabre_heavy,itm_orc_club_c,itm_orc_club_b_heavy,itm_orc_javelin,  itm_orc_throwing_axes,itm_orc_shield_b,itm_orc_shield_c,],attr_orc_tier_5,wp_orc_tier_4,knows_common|knows_athletics_8|knows_power_throw_6|knows_power_strike_5|knows_ironflesh_4|knows_shield_6,orc_face3,orc_face8]," calcext:value-type="string">
            <text:p>["i5_gunda_orc_champion","Gundabad_Orc_Champion","Gundabad_Orc_Champions",tf_orc| tfg_shield| tfg_armor| tfg_helm|tfg_boots| tf_no_capture_alive,0,0,fac_gundabad,[itm_gundabad_helm_c,itm_gundabad_helm_d, itm_gundabad_armor_d,itm_gundabad_armor_e, itm_evil_gauntlets_a,itm_orc_furboots,itm_orc_scimitar_heavy,itm_orc_sabre_heavy,itm_orc_club_c,itm_orc_club_b_heavy,itm_orc_javelin, <text:s/>itm_orc_throwing_axes,itm_orc_shield_b,itm_orc_shield_c,],attr_orc_tier_5,wp_orc_tier_4,knows_common|knows_athletics_8|knows_power_throw_6|knows_power_strike_5|knows_ironflesh_4|knows_shield_6,orc_face3,orc_face8],</text:p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3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>
            <text:p/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dor_num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8" office:value-type="string" calcext:value-type="string">
            <text:p>tf_evil_m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evil_light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_heavy,itm_uruk_falchion_a,itm_orc_falcion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athletics_1|knows_riding_1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i2_mordor_num_renegade&quot;,&quot;Black_Numenorean_Renegade&quot;,&quot;Black_Numenorean_Renegades&quot;,tf_evil_man| tfg_armor| tfg_boots,0,0,fac_mordor,[itm_evil_light_armor, itm_evil_gauntlets_a,itm_uruk_ragwrap,itm_orc_simple_spear_heavy,itm_uruk_falchion_a,itm_orc_falcion,],attr_tier_2,wp_tier_2,knows_common|knows_power_strike_1|knows_power_throw_1|knows_weapon_master_1|knows_athletics_1|knows_riding_1|knows_trainer_2|knows_tactics_1|knows_spotting_1|knows_surgery_1|knows_first_aid_1|knows_leadership_2,mordor_man1,mordor_man2]," calcext:value-type="string">
            <text:p>["i2_mordor_num_renegade","Black_Numenorean_Renegade","Black_Numenorean_Renegades",tf_evil_man| tfg_armor| tfg_boots,0,0,fac_mordor,[itm_evil_light_armor, itm_evil_gauntlets_a,itm_uruk_ragwrap,itm_orc_simple_spear_heavy,itm_uruk_falchion_a,itm_orc_falcion,],attr_tier_2,wp_tier_2,knows_common|knows_power_strike_1|knows_power_throw_1|knows_weapon_master_1|knows_athletics_1|knows_riding_1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dor_num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8" office:value-type="string" calcext:value-type="string">
            <text:p>tf_evil_m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hood_black,itm_orc_coif,</text:p>
          </table:table-cell>
          <table:table-cell table:style-name="ce12" office:value-type="string" calcext:value-type="string">
            <text:p>itm_evil_light_armor,itm_m_armor_a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mordor_sword,itm_uruk_pike_b,</text:p>
          </table:table-cell>
          <table:table-cell table:style-name="ce12" office:value-type="string" calcext:value-type="string">
            <text:p>itm_mordor_orc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throw_1|knows_weapon_master_1|knows_athletics_1|knows_riding_2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i3_mordor_num_warrior&quot;,&quot;Black_Numenorean_Warrior&quot;,&quot;Black_Numenorean_Warriors&quot;,tf_evil_man| tfg_shield| tfg_armor| tfg_helm| tfg_boots,0,0,fac_mordor,[itm_hood_black,itm_orc_coif,itm_evil_light_armor,itm_m_armor_a, itm_evil_gauntlets_a,itm_uruk_ragwrap,itm_mordor_sword,itm_uruk_pike_b,itm_mordor_orc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" calcext:value-type="string">
            <text:p>["i3_mordor_num_warrior","Black_Numenorean_Warrior","Black_Numenorean_Warriors",tf_evil_man| tfg_shield| tfg_armor| tfg_helm| tfg_boots,0,0,fac_mordor,[itm_hood_black,itm_orc_coif,itm_evil_light_armor,itm_m_armor_a, itm_evil_gauntlets_a,itm_uruk_ragwrap,itm_mordor_sword,itm_uruk_pike_b,itm_mordor_orc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num_vet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mordor_sword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i4_mordor_num_vet_warrior&quot;,&quot;Black_Numenorean_Veteran_Warrior&quot;,&quot;Black_Numenorean_Veteran_Warriors&quot;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" calcext:value-type="string">
            <text:p>["i4_mordor_num_vet_warrior","Black_Numenorean_Veteran_Warrior","Black_Numenorean_Veteran_Warriors"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dor_num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orc_club_d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office:value-type="string" office:string-value="[&quot;i5_mordor_num_champion&quot;,&quot;Black_Numenorean_Champion&quot;,&quot;Black_Numenorean_Champions&quot;,tf_evil_man| tfg_gloves| tfg_shield| tfg_armor| tfg_helm| tfg_boots,0,0,fac_mordor,[itm_black_num_helm,itm_black_num_armor, itm_evil_gauntlets_b,itm_uruk_greaves,itm_mordor_longsword,itm_orc_club_ditm_mordor_man_shield_a,],attr_tier_5,wp_tier_5,knows_common|knows_athletics_3|knows_shield_4|knows_power_strike_5|knows_ironflesh_5,mordor_man1,mordor_man2]," calcext:value-type="string">
            <text:p>["i5_mordor_num_champion","Black_Numenorean_Champion","Black_Numenorean_Champions",tf_evil_man| tfg_gloves| tfg_shield| tfg_armor| tfg_helm| tfg_boots,0,0,fac_mordor,[itm_black_num_helm,itm_black_num_armor, itm_evil_gauntlets_b,itm_uruk_greaves,itm_mordor_longsword,itm_orc_club_ditm_mordor_man_shield_a,],attr_tier_5,wp_tier_5,knows_common|knows_athletics_3|knows_shield_4|knows_power_strike_5|knows_ironflesh_5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dor_num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8" office:value-type="string" calcext:value-type="string">
            <text:p>tf_evil_man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itm_hood_black,itm_hood_black,</text:p>
          </table:table-cell>
          <table:table-cell table:style-name="ce12" office:value-type="string" calcext:value-type="string">
            <text:p>itm_m_armor_a,itm_m_armor_b,itm_black_num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corsair_throwing_dagger, itm_corsair_throwing_dagger, itm_corsair_throwing_dagger,</text:p>
          </table:table-cell>
          <table:table-cell table:style-name="ce12" office:value-type="string" calcext:value-type="string">
            <text:p>itm_mordor_sword,itm_mordor_long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2|knows_power_strike_6|knows_power_throw_8|knows_ironflesh_7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 office:value-type="string" office:string-value="[&quot;i5_mordor_num_assassin&quot;,&quot;Black_Numenorean_Assassin&quot;,&quot;Black_Numenorean_Assassins&quot;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],attr_tier_5,wp_tier_5,knows_common|knows_athletics_7|knows_shield_2|knows_power_strike_6|knows_power_throw_8|knows_ironflesh_7,mordor_man1,mordor_man2]," calcext:value-type="string">
            <text:p>["i5_mordor_num_assassin","Black_Numenorean_Assassin","Black_Numenorean_Assassins"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],attr_tier_5,wp_tier_5,knows_common|knows_athletics_7|knows_shield_2|knows_power_strike_6|knows_power_throw_8|knows_ironflesh_7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mordor_num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mordor_longsword,itm_orc_simple_spear_heavy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athletics_3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 office:value-type="string" office:string-value="[&quot;c4_mordor_num_horseman&quot;,&quot;Black_Numenorean_Horseman&quot;,&quot;Black_Numenorean_Horsemen&quot;,tf_evil_man| tf_mounted| tfg_gloves| tfg_shield| tfg_armor| tfg_helm| tfg_horse| tfg_boots,0,0,fac_mordor,[itm_mordor_helm,itm_m_armor_a,itm_m_armor_b, itm_evil_gauntlets_a,itm_uruk_chain_greaves,itm_mordor_longsword,itm_orc_simple_spear_heavy,itm_mordor_man_shield_b,itm_mordor_warhorse,],attr_tier_4,wp_tier_4,knows_common|knows_riding_4|knows_athletics_3|knows_shield_3|knows_power_strike_4|knows_ironflesh_4,mordor_man1,mordor_man2]," calcext:value-type="string">
            <text:p>["c4_mordor_num_horseman","Black_Numenorean_Horseman","Black_Numenorean_Horsemen",tf_evil_man| tf_mounted| tfg_gloves| tfg_shield| tfg_armor| tfg_helm| tfg_horse| tfg_boots,0,0,fac_mordor,[itm_mordor_helm,itm_m_armor_a,itm_m_armor_b, itm_evil_gauntlets_a,itm_uruk_chain_greaves,itm_mordor_longsword,itm_orc_simple_spear_heavy,itm_mordor_man_shield_b,itm_mordor_warhorse,],attr_tier_4,wp_tier_4,knows_common|knows_riding_4|knows_athletics_3|knows_shield_3|knows_power_strike_4|knows_ironflesh_4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mordor_num_knight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<text:s/>itm_uruk_greaves,</text:p>
          </table:table-cell>
          <table:table-cell table:style-name="ce12" office:value-type="string" calcext:value-type="string">
            <text:p>itm_mordor_longsword,itm_orc_simple_spear_heavy, itm_uruk_pike_b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 office:value-type="string" office:string-value="[&quot;c5_mordor_num_knight&quot;,&quot;Black_Numenorean_Horsemaster&quot;,&quot;Black_Numenorean_Horsemasters&quot;,tf_evil_man| tf_mounted| tfg_gloves| tfg_shield| tfg_armor| tfg_helm| tfg_horse| tfg_boots,0,0,fac_mordor,[itm_black_num_helm,itm_black_num_armor, itm_evil_gauntlets_b, itm_uruk_greaves,itm_mordor_longsword,itm_orc_simple_spear_heavy, itm_uruk_pike_b,itm_mordor_man_shield_a,itm_mordor_warhorse,],attr_tier_5,wp_tier_5,knows_common|knows_riding_5|knows_athletics_3|knows_shield_4|knows_power_strike_5|knows_ironflesh_5,mordor_man1,mordor_man2]," calcext:value-type="string">
            <text:p>["c5_mordor_num_knight","Black_Numenorean_Horsemaster","Black_Numenorean_Horsemasters",tf_evil_man| tf_mounted| tfg_gloves| tfg_shield| tfg_armor| tfg_helm| tfg_horse| tfg_boots,0,0,fac_mordor,[itm_black_num_helm,itm_black_num_armor, itm_evil_gauntlets_b, itm_uruk_greaves,itm_mordor_longsword,itm_orc_simple_spear_heavy, itm_uruk_pike_b,itm_mordor_man_shield_a,itm_mordor_warhorse,],attr_tier_5,wp_tier_5,knows_common|knows_riding_5|knows_athletics_3|knows_shield_4|knows_power_strike_5|knows_ironflesh_5,mordor_man1,mordor_man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Trolls <text:s/>&amp; ents</text:p>
          </table:table-cell>
          <table:table-cell table:style-name="ce4" table:number-columns-repeated="19"/>
          <table:table-cell table:style-name="ce43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 office:value-type="string" office:string-value="#Trolls  &amp; ents" calcext:value-type="string">
            <text:p>#Trolls <text:s/>&amp; ent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ia_troll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 office:value-type="string" office:string-value="[&quot;moria_troll&quot;,&quot;Cave_Troll&quot;,&quot;Cave_Trolls&quot;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" calcext:value-type="string">
            <text:p>["moria_troll","Cave_Troll","Cave_Trolls"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ia_vet_troll</text:p>
          </table:table-cell>
          <table:table-cell table:style-name="ce3" office:value-type="string" calcext:value-type="string">
            <text:p>Trained_Cave_Troll</text:p>
          </table:table-cell>
          <table:table-cell table:style-name="ce3" office:value-type="string" calcext:value-type="string">
            <text:p>Train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6|knows_ironflesh_11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 office:value-type="string" office:string-value="[&quot;moria_vet_troll&quot;,&quot;Trained_Cave_Troll&quot;,&quot;Trained_Cave_Trolls&quot;,tf_troll| tfg_helm| tfg_boots| tfg_armor| tfg_gloves| tf_no_capture_alive,0,0,fac_moria,[itm_troll_head_a,itm_troll_head_b,itm_troll_head_c,itm_troll_body,itm_troll_hands,itm_troll_feet,itm_giant_club, itm_giant_sledgehammer,],str_25| agi_30| int_3| cha_3|level(38),wp(90),knows_power_strike_6|knows_ironflesh_11|knows_athletics_8,troll_face1,troll_face2]," calcext:value-type="string">
            <text:p>["moria_vet_troll","Trained_Cave_Troll","Trained_Cave_Trolls",tf_troll| tfg_helm| tfg_boots| tfg_armor| tfg_gloves| tf_no_capture_alive,0,0,fac_moria,[itm_troll_head_a,itm_troll_head_b,itm_troll_head_c,itm_troll_body,itm_troll_hands,itm_troll_feet,itm_giant_club, itm_giant_sledgehammer,],str_25| agi_30| int_3| cha_3|level(38),wp(90),knows_power_strike_6|knows_ironflesh_11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ia_armored_troll</text:p>
          </table:table-cell>
          <table:table-cell table:style-name="ce3" office:value-type="string" calcext:value-type="string">
            <text:p>Armored_Cave_Troll</text:p>
          </table:table-cell>
          <table:table-cell table:style-name="ce3" office:value-type="string" calcext:value-type="string">
            <text:p>Armor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isen_olog_head_a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55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 office:value-type="string" office:string-value="[&quot;moria_armored_troll&quot;,&quot;Armored_Cave_Troll&quot;,&quot;Armored_Cave_Trolls&quot;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" calcext:value-type="string">
            <text:p>["moria_armored_troll","Armored_Cave_Troll","Armored_Cave_Trolls"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gunda_troll</text:p>
          </table:table-cell>
          <table:table-cell table:style-name="ce3" office:value-type="string" calcext:value-type="string">
            <text:p>Mountain_Troll</text:p>
          </table:table-cell>
          <table:table-cell table:style-name="ce3" office:value-type="string" calcext:value-type="string">
            <text:p>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bone_cudgel,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4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<text:span text:style-name="T1">knows_power_strike_6|knows_ironflesh_8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 office:value-type="string" office:string-value="[&quot;gunda_troll&quot;,&quot;Mountain_Troll&quot;,&quot;Mountain_Trolls&quot;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4),wp(90),knows_power_strike_6|knows_ironflesh_8|knows_athletics_8|knows_shield_6,troll_face1,troll_face2]," calcext:value-type="string">
            <text:p>["gunda_troll","Mountain_Troll","Mountain_Trolls"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4),wp(90),knows_power_strike_6|knows_ironflesh_8|knows_athletics_8|knows_shield_6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gunda_vet_troll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tfg_shield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120)|wp_one_handed(120)</text:p>
          </table:table-cell>
          <table:table-cell table:style-name="ce23" office:value-type="string" calcext:value-type="string">
            <text:p><text:span text:style-name="T1">knows_power_strike_9|knows_ironflesh_13|knows_athletics_8</text:span>|knows_shield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 office:value-type="string" office:string-value="[&quot;gunda_vet_troll&quot;,&quot;Trained_Mountain_Troll&quot;,&quot;Trained_Mountain_Trolls&quot;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6),wp(120)|wp_one_handed(120),knows_power_strike_9|knows_ironflesh_13|knows_athletics_8|knows_shield_8,troll_face1,troll_face2]," calcext:value-type="string">
            <text:p>["gunda_vet_troll","Trained_Mountain_Troll","Trained_Mountain_Trolls"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6),wp(120)|wp_one_handed(120),knows_power_strike_9|knows_ironflesh_13|knows_athletics_8|knows_shield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gunda_placeholder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/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5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 office:value-type="string" office:string-value="[&quot;gunda_placeholder&quot;,&quot;Trained_Mountain_Troll&quot;,&quot;Trained_Mountain_Trolls&quot;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" calcext:value-type="string">
            <text:p>["gunda_placeholder","Trained_Mountain_Troll","Trained_Mountain_Trolls"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sen_troll</text:p>
          </table:table-cell>
          <table:table-cell table:style-name="ce3" office:value-type="string" calcext:value-type="string">
            <text:p>Isengard_Troll</text:p>
          </table:table-cell>
          <table:table-cell table:style-name="ce3" office:value-type="string" calcext:value-type="string">
            <text:p>Isengar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, 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8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 office:value-type="string" office:string-value="[&quot;isen_troll&quot;,&quot;Isengard_Troll&quot;,&quot;Isengard_Trolls&quot;,tf_troll| tfg_helm| tfg_boots| tfg_armor| tfg_gloves| tf_no_capture_alive,0,0,fac_isengard,[itm_troll_head_a,itm_troll_head_b,itm_troll_head_c,itm_troll_body,itm_troll_hands,itm_troll_feet,itm_tree_trunk_club, itm_tree_trunk_invis,],str_25| agi_30| int_3| cha_3|level(38),wp(75),knows_power_strike_5|knows_ironflesh_8|knows_athletics_8,troll_face1,troll_face2]," calcext:value-type="string">
            <text:p>["isen_troll","Isengard_Troll","Isengard_Trolls",tf_troll| tfg_helm| tfg_boots| tfg_armor| tfg_gloves| tf_no_capture_alive,0,0,fac_isengard,[itm_troll_head_a,itm_troll_head_b,itm_troll_head_c,itm_troll_body,itm_troll_hands,itm_troll_feet,itm_tree_trunk_club, itm_tree_trunk_invis,],str_25| agi_30| int_3| cha_3|level(38),wp(75),knows_power_strike_5|knows_ironflesh_8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sen_vet_troll</text:p>
          </table:table-cell>
          <table:table-cell table:style-name="ce3" office:value-type="string" calcext:value-type="string">
            <text:p>Isengard_Trained_Troll</text:p>
          </table:table-cell>
          <table:table-cell table:style-name="ce3" office:value-type="string" calcext:value-type="string">
            <text:p>Isengard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8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 office:value-type="string" office:string-value="[&quot;isen_vet_troll&quot;,&quot;Isengard_Trained_Troll&quot;,&quot;Isengard_Trained_Trolls&quot;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0),wp(85),knows_power_strike_5|knows_ironflesh_10|knows_athletics_8,troll_face1,troll_face2]," calcext:value-type="string">
            <text:p>["isen_vet_troll","Isengard_Trained_Troll","Isengard_Trained_Trolls"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0),wp(85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sen_armored_troll</text:p>
          </table:table-cell>
          <table:table-cell table:style-name="ce3" office:value-type="string" calcext:value-type="string">
            <text:p>Isengard_Armored_Troll</text:p>
          </table:table-cell>
          <table:table-cell table:style-name="ce3" office:value-type="string" calcext:value-type="string">
            <text:p>Isengard_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log_head_a,itm_isen_olog_head_b,itm_isen_olog_head_c,</text:p>
          </table:table-cell>
          <table:table-cell table:style-name="ce12" office:value-type="string" calcext:value-type="string">
            <text:p>itm_isen_olog_body,itm_isen_olog_body_b,</text:p>
          </table:table-cell>
          <table:table-cell table:style-name="ce12" office:value-type="string" calcext:value-type="string">
            <text:p>itm_isen_olog_hands,</text:p>
          </table:table-cell>
          <table:table-cell table:style-name="ce12" office:value-type="string" calcext:value-type="string">
            <text:p>itm_isen_olog_feet,</text:p>
          </table:table-cell>
          <table:table-cell table:style-name="ce12" office:value-type="string" calcext:value-type="string">
            <text:p>itm_giant_spiked_mace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6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 office:value-type="string" office:string-value="[&quot;isen_armored_troll&quot;,&quot;Isengard_Armored_Troll&quot;,&quot;Isengard_Armored_Trolls&quot;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" calcext:value-type="string">
            <text:p>["isen_armored_troll","Isengard_Armored_Troll","Isengard_Armored_Trolls"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clu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 office:value-type="string" office:string-value="[&quot;mordor_troll&quot;,&quot;Mordor_Troll&quot;,&quot;Mordor_Trolls&quot;,tf_troll| tfg_helm| tfg_boots| tfg_armor| tfg_gloves| tf_no_capture_alive,0,0,fac_mordor,[itm_mordor_troll_head_a, itm_mordor_troll_head_b,itm_mordor_troll_body,itm_mordor_troll_hands,itm_mordor_troll_feet,itm_giant_club,],str_25| agi_30| int_3| cha_3|level(38),wp(90),knows_power_strike_5|knows_ironflesh_10|knows_athletics_8,troll_face1,troll_face2]," calcext:value-type="string">
            <text:p>["mordor_troll","Mordor_Troll","Mordor_Trolls",tf_troll| tfg_helm| tfg_boots| tfg_armor| tfg_gloves| tf_no_capture_alive,0,0,fac_mordor,[itm_mordor_troll_head_a, itm_mordor_troll_head_b,itm_mordor_troll_body,itm_mordor_troll_hands,itm_mordor_troll_feet,itm_giant_club,],str_25| agi_30| int_3| cha_3|level(38),wp(9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dor_vet_troll</text:p>
          </table:table-cell>
          <table:table-cell table:style-name="ce3" office:value-type="string" calcext:value-type="string">
            <text:p>Mordor_Trained_Troll</text:p>
          </table:table-cell>
          <table:table-cell table:style-name="ce3" office:value-type="string" calcext:value-type="string">
            <text:p>Mordor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office:value-type="string" calcext:value-type="string">
            <text:p>itm_troll_shield_a,itm_troll_shield_a,</text:p>
          </table:table-cell>
          <table:table-cell table:style-name="ce1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<text:span text:style-name="T1">knows_power_strike_6|knows_ironflesh_12|knows_athletics_8</text:span>|knows_shield_4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 office:value-type="string" office:string-value="[&quot;mordor_vet_troll&quot;,&quot;Mordor_Trained_Troll&quot;,&quot;Mordor_Trained_Trolls&quot;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0),wp(100)|wp_one_handed(120),knows_power_strike_6|knows_ironflesh_12|knows_athletics_8|knows_shield_4,troll_face1,troll_face2]," calcext:value-type="string">
            <text:p>["mordor_vet_troll","Mordor_Trained_Troll","Mordor_Trained_Trolls"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0),wp(100)|wp_one_handed(120),knows_power_strike_6|knows_ironflesh_12|knows_athletics_8|knows_shield_4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dor_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tfg_shield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a, itm_olog_head_b, itm_olog_head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,</text:p>
          </table:table-cell>
          <table:table-cell table:style-name="ce12" office:value-type="string" calcext:value-type="string">
            <text:p>itm_giant_spiked_mace,itm_giant_hammer,</text:p>
          </table:table-cell>
          <table:table-cell table:style-name="ce12" office:value-type="string" calcext:value-type="string">
            <text:p>itm_troll_shield_a,</text:p>
          </table:table-cell>
          <table:table-cell table:style-name="ce12"/>
          <table:table-cell table:style-name="ce23" office:value-type="string" calcext:value-type="string">
            <text:p>str_25| agi_30| int_3| cha_3|level(65)</text:p>
          </table:table-cell>
          <table:table-cell table:style-name="ce23" office:value-type="string" calcext:value-type="string">
            <text:p>wp(130)|wp_one_handed(150)</text:p>
          </table:table-cell>
          <table:table-cell table:style-name="ce23" office:value-type="string" calcext:value-type="string">
            <text:p><text:span text:style-name="T1">knows_power_strike_7|knows_ironflesh_13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 office:value-type="string" office:string-value="[&quot;mordor_olog_hai&quot;,&quot;Olog_Hai_of_Mordor&quot;,&quot;Olog_Hai_of_Mordor&quot;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" calcext:value-type="string">
            <text:p>["mordor_olog_hai","Olog_Hai_of_Mordor","Olog_Hai_of_Mordor"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1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 office:value-type="string" office:string-value="[&quot;troll_placeholder_1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1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2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 office:value-type="string" office:string-value="[&quot;troll_placeholder_2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2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3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 office:value-type="string" office:string-value="[&quot;troll_placeholder_3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3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4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 office:value-type="string" office:string-value="[&quot;troll_placeholder_4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4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5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 office:value-type="string" office:string-value="[&quot;troll_placeholder_5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5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6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 office:value-type="string" office:string-value="[&quot;troll_placeholder_6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6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wild_troll</text:p>
          </table:table-cell>
          <table:table-cell table:style-name="ce3" office:value-type="string" calcext:value-type="string">
            <text:p>Wild_Cave_Troll</text:p>
          </table:table-cell>
          <table:table-cell table:style-name="ce3" office:value-type="string" calcext:value-type="string">
            <text:p>Wil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tribal_orcs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 office:value-type="string" office:string-value="[&quot;wild_troll&quot;,&quot;Wild_Cave_Troll&quot;,&quot;Wild_Cave_Trolls&quot;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" calcext:value-type="string">
            <text:p>["wild_troll","Wild_Cave_Troll","Wild_Cave_Trolls"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, itm_ent_head_2, itm_ent_head_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0| int_3| cha_3|level(63)</text:p>
          </table:table-cell>
          <table:table-cell table:style-name="ce23" office:value-type="string" calcext:value-type="string">
            <text:p>wp(250)</text:p>
          </table:table-cell>
          <table:table-cell table:style-name="ce23" office:value-type="string" calcext:value-type="string">
            <text:p>knows_power_strike_15|knows_ironflesh_15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6]&lt;&gt;&quot;&quot;;[.B446]&lt;&gt;&quot;&quot;);CONCATENATE([Variables.$I$1];[Variables.$I$7];[.A446];[Variables.$I$7];[Variables.$I$6];[Variables.$I$7];[.B446];[Variables.$I$7];[Variables.$I$6];[Variables.$I$7];[.C446];[Variables.$I$7];[Variables.$I$6];[.D446];[Variables.$I$6];[.E446];[Variables.$I$6];[.F446];[Variables.$I$6];[.G446];[Variables.$I$6];[Variables.$I$1];[.H446];[.I446];[.J446];[.K446];[.L446];[.M446];[.N446];[Variables.$I$2];[Variables.$I$6];[.O446];[Variables.$I$6];[.P446];[Variables.$I$6];[.Q446];[Variables.$I$6];[.R446];[Variables.$I$6];[.S446];IF([.T446]&lt;&gt;&quot;&quot;;CONCATENATE([Variables.$I$6];[.T446]);&quot;&quot;);[Variables.$I$2];[Variables.$I$6]);IF([.A446]&lt;&gt;&quot;&quot;;CONCATENATE(&quot;#&quot;;[.A446]);&quot;&quot;))" office:value-type="string" office:string-value="[&quot;ent&quot;,&quot;Ent&quot;,&quot;Ents&quot;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" calcext:value-type="string">
            <text:p>["ent","Ent","Ents"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</text:p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7]&lt;&gt;&quot;&quot;;[.B447]&lt;&gt;&quot;&quot;);CONCATENATE([Variables.$I$1];[Variables.$I$7];[.A447];[Variables.$I$7];[Variables.$I$6];[Variables.$I$7];[.B447];[Variables.$I$7];[Variables.$I$6];[Variables.$I$7];[.C447];[Variables.$I$7];[Variables.$I$6];[.D447];[Variables.$I$6];[.E447];[Variables.$I$6];[.F447];[Variables.$I$6];[.G447];[Variables.$I$6];[Variables.$I$1];[.H447];[.I447];[.J447];[.K447];[.L447];[.M447];[.N447];[Variables.$I$2];[Variables.$I$6];[.O447];[Variables.$I$6];[.P447];[Variables.$I$6];[.Q447];[Variables.$I$6];[.R447];[Variables.$I$6];[.S447];IF([.T447]&lt;&gt;&quot;&quot;;CONCATENATE([Variables.$I$6];[.T447]);&quot;&quot;);[Variables.$I$2];[Variables.$I$6]);IF([.A447]&lt;&gt;&quot;&quot;;CONCATENATE(&quot;#&quot;;[.A447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8]&lt;&gt;&quot;&quot;;[.B448]&lt;&gt;&quot;&quot;);CONCATENATE([Variables.$I$1];[Variables.$I$7];[.A448];[Variables.$I$7];[Variables.$I$6];[Variables.$I$7];[.B448];[Variables.$I$7];[Variables.$I$6];[Variables.$I$7];[.C448];[Variables.$I$7];[Variables.$I$6];[.D448];[Variables.$I$6];[.E448];[Variables.$I$6];[.F448];[Variables.$I$6];[.G448];[Variables.$I$6];[Variables.$I$1];[.H448];[.I448];[.J448];[.K448];[.L448];[.M448];[.N448];[Variables.$I$2];[Variables.$I$6];[.O448];[Variables.$I$6];[.P448];[Variables.$I$6];[.Q448];[Variables.$I$6];[.R448];[Variables.$I$6];[.S448];IF([.T448]&lt;&gt;&quot;&quot;;CONCATENATE([Variables.$I$6];[.T448]);&quot;&quot;);[Variables.$I$2];[Variables.$I$6]);IF([.A448]&lt;&gt;&quot;&quot;;CONCATENATE(&quot;#&quot;;[.A448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9]&lt;&gt;&quot;&quot;;[.B449]&lt;&gt;&quot;&quot;);CONCATENATE([Variables.$I$1];[Variables.$I$7];[.A449];[Variables.$I$7];[Variables.$I$6];[Variables.$I$7];[.B449];[Variables.$I$7];[Variables.$I$6];[Variables.$I$7];[.C449];[Variables.$I$7];[Variables.$I$6];[.D449];[Variables.$I$6];[.E449];[Variables.$I$6];[.F449];[Variables.$I$6];[.G449];[Variables.$I$6];[Variables.$I$1];[.H449];[.I449];[.J449];[.K449];[.L449];[.M449];[.N449];[Variables.$I$2];[Variables.$I$6];[.O449];[Variables.$I$6];[.P449];[Variables.$I$6];[.Q449];[Variables.$I$6];[.R449];[Variables.$I$6];[.S449];IF([.T449]&lt;&gt;&quot;&quot;;CONCATENATE([Variables.$I$6];[.T449]);&quot;&quot;);[Variables.$I$2];[Variables.$I$6]);IF([.A449]&lt;&gt;&quot;&quot;;CONCATENATE(&quot;#&quot;;[.A449]);&quot;&quot;))">
            <text:p/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450]&lt;&gt;&quot;&quot;;[.B450]&lt;&gt;&quot;&quot;);CONCATENATE([Variables.$I$1];[Variables.$I$7];[.A450];[Variables.$I$7];[Variables.$I$6];[Variables.$I$7];[.B450];[Variables.$I$7];[Variables.$I$6];[Variables.$I$7];[.C450];[Variables.$I$7];[Variables.$I$6];[.D450];[Variables.$I$6];[.E450];[Variables.$I$6];[.F450];[Variables.$I$6];[.G450];[Variables.$I$6];[Variables.$I$1];[.H450];[.I450];[.J450];[.K450];[.L450];[.M450];[.N450];[Variables.$I$2];[Variables.$I$6];[.O450];[Variables.$I$6];[.P450];[Variables.$I$6];[.Q450];[Variables.$I$6];[.R450];[Variables.$I$6];[.S450];IF([.T450]&lt;&gt;&quot;&quot;;CONCATENATE([Variables.$I$6];[.T450]);&quot;&quot;);[Variables.$I$2];[Variables.$I$6]);IF([.A450]&lt;&gt;&quot;&quot;;CONCATENATE(&quot;#&quot;;[.A450]);&quot;&quot;))">
            <text:p/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3" table:formula="of:=IF(AND([.A451]&lt;&gt;&quot;&quot;;[.B451]&lt;&gt;&quot;&quot;);CONCATENATE([Variables.$I$1];[Variables.$I$7];[.A451];[Variables.$I$7];[Variables.$I$6];[Variables.$I$7];[.B451];[Variables.$I$7];[Variables.$I$6];[Variables.$I$7];[.C451];[Variables.$I$7];[Variables.$I$6];[.D451];[Variables.$I$6];[.E451];[Variables.$I$6];[.F451];[Variables.$I$6];[.G451];[Variables.$I$6];[Variables.$I$1];[.H451];[.I451];[.J451];[.K451];[.L451];[.M451];[.N451];[Variables.$I$2];[Variables.$I$6];[.O451];[Variables.$I$6];[.P451];[Variables.$I$6];[.Q451];[Variables.$I$6];[.R451];[Variables.$I$6];[.S451];IF([.T451]&lt;&gt;&quot;&quot;;CONCATENATE([Variables.$I$6];[.T451]);&quot;&quot;);[Variables.$I$2];[Variables.$I$6]);IF([.A451]&lt;&gt;&quot;&quot;;CONCATENATE(&quot;#&quot;;[.A451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3]&lt;&gt;&quot;&quot;;[.B453]&lt;&gt;&quot;&quot;);CONCATENATE([Variables.$I$1];[Variables.$I$7];[.A453];[Variables.$I$7];[Variables.$I$6];[Variables.$I$7];[.B453];[Variables.$I$7];[Variables.$I$6];[Variables.$I$7];[.C453];[Variables.$I$7];[Variables.$I$6];[.D453];[Variables.$I$6];[.E453];[Variables.$I$6];[.F453];[Variables.$I$6];[.G453];[Variables.$I$6];[Variables.$I$1];[.H453];[.I453];[.J453];[.K453];[.L453];[.M453];[.N453];[Variables.$I$2];[Variables.$I$6];[.O453];[Variables.$I$6];[.P453];[Variables.$I$6];[.Q453];[Variables.$I$6];[.R453];[Variables.$I$6];[.S453];IF([.T453]&lt;&gt;&quot;&quot;;CONCATENATE([Variables.$I$6];[.T453]);&quot;&quot;);[Variables.$I$2];[Variables.$I$6]);IF([.A453]&lt;&gt;&quot;&quot;;CONCATENATE(&quot;#&quot;;[.A453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4]&lt;&gt;&quot;&quot;;[.B454]&lt;&gt;&quot;&quot;);CONCATENATE([Variables.$I$1];[Variables.$I$7];[.A454];[Variables.$I$7];[Variables.$I$6];[Variables.$I$7];[.B454];[Variables.$I$7];[Variables.$I$6];[Variables.$I$7];[.C454];[Variables.$I$7];[Variables.$I$6];[.D454];[Variables.$I$6];[.E454];[Variables.$I$6];[.F454];[Variables.$I$6];[.G454];[Variables.$I$6];[Variables.$I$1];[.H454];[.I454];[.J454];[.K454];[.L454];[.M454];[.N454];[Variables.$I$2];[Variables.$I$6];[.O454];[Variables.$I$6];[.P454];[Variables.$I$6];[.Q454];[Variables.$I$6];[.R454];[Variables.$I$6];[.S454];IF([.T454]&lt;&gt;&quot;&quot;;CONCATENATE([Variables.$I$6];[.T454]);&quot;&quot;);[Variables.$I$2];[Variables.$I$6]);IF([.A454]&lt;&gt;&quot;&quot;;CONCATENATE(&quot;#&quot;;[.A454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5]&lt;&gt;&quot;&quot;;[.B455]&lt;&gt;&quot;&quot;);CONCATENATE([Variables.$I$1];[Variables.$I$7];[.A455];[Variables.$I$7];[Variables.$I$6];[Variables.$I$7];[.B455];[Variables.$I$7];[Variables.$I$6];[Variables.$I$7];[.C455];[Variables.$I$7];[Variables.$I$6];[.D455];[Variables.$I$6];[.E455];[Variables.$I$6];[.F455];[Variables.$I$6];[.G455];[Variables.$I$6];[Variables.$I$1];[.H455];[.I455];[.J455];[.K455];[.L455];[.M455];[.N455];[Variables.$I$2];[Variables.$I$6];[.O455];[Variables.$I$6];[.P455];[Variables.$I$6];[.Q455];[Variables.$I$6];[.R455];[Variables.$I$6];[.S455];IF([.T455]&lt;&gt;&quot;&quot;;CONCATENATE([Variables.$I$6];[.T455]);&quot;&quot;);[Variables.$I$2];[Variables.$I$6]);IF([.A455]&lt;&gt;&quot;&quot;;CONCATENATE(&quot;#&quot;;[.A455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6]&lt;&gt;&quot;&quot;;[.B456]&lt;&gt;&quot;&quot;);CONCATENATE([Variables.$I$1];[Variables.$I$7];[.A456];[Variables.$I$7];[Variables.$I$6];[Variables.$I$7];[.B456];[Variables.$I$7];[Variables.$I$6];[Variables.$I$7];[.C456];[Variables.$I$7];[Variables.$I$6];[.D456];[Variables.$I$6];[.E456];[Variables.$I$6];[.F456];[Variables.$I$6];[.G456];[Variables.$I$6];[Variables.$I$1];[.H456];[.I456];[.J456];[.K456];[.L456];[.M456];[.N456];[Variables.$I$2];[Variables.$I$6];[.O456];[Variables.$I$6];[.P456];[Variables.$I$6];[.Q456];[Variables.$I$6];[.R456];[Variables.$I$6];[.S456];IF([.T456]&lt;&gt;&quot;&quot;;CONCATENATE([Variables.$I$6];[.T456]);&quot;&quot;);[Variables.$I$2];[Variables.$I$6]);IF([.A456]&lt;&gt;&quot;&quot;;CONCATENATE(&quot;#&quot;;[.A456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7]&lt;&gt;&quot;&quot;;[.B457]&lt;&gt;&quot;&quot;);CONCATENATE([Variables.$I$1];[Variables.$I$7];[.A457];[Variables.$I$7];[Variables.$I$6];[Variables.$I$7];[.B457];[Variables.$I$7];[Variables.$I$6];[Variables.$I$7];[.C457];[Variables.$I$7];[Variables.$I$6];[.D457];[Variables.$I$6];[.E457];[Variables.$I$6];[.F457];[Variables.$I$6];[.G457];[Variables.$I$6];[Variables.$I$1];[.H457];[.I457];[.J457];[.K457];[.L457];[.M457];[.N457];[Variables.$I$2];[Variables.$I$6];[.O457];[Variables.$I$6];[.P457];[Variables.$I$6];[.Q457];[Variables.$I$6];[.R457];[Variables.$I$6];[.S457];IF([.T457]&lt;&gt;&quot;&quot;;CONCATENATE([Variables.$I$6];[.T457]);&quot;&quot;);[Variables.$I$2];[Variables.$I$6]);IF([.A457]&lt;&gt;&quot;&quot;;CONCATENATE(&quot;#&quot;;[.A457]);&quot;&quot;))">
            <text:p/>
          </table:table-cell>
          <table:table-cell table:number-columns-repeated="43"/>
        </table:table-row>
        <table:table-row table:style-name="ro5" table:number-rows-repeated="582">
          <table:table-cell table:style-name="ce4" table:number-columns-repeated="21"/>
          <table:table-cell table:number-columns-repeated="43"/>
        </table:table-row>
        <table:table-row table:style-name="ro4" table:number-rows-repeated="1047465">
          <table:table-cell table:number-columns-repeated="64"/>
        </table:table-row>
        <table:table-row table:style-name="ro10" table:number-rows-repeated="71">
          <table:table-cell table:number-columns-repeated="64"/>
        </table:table-row>
        <table:table-row table:style-name="ro11">
          <table:table-cell table:number-columns-repeated="64"/>
        </table:table-row>
      </table:table>
      <table:table table:name="Variables" table:style-name="ta1">
        <table:table-column table:style-name="co22" table:number-columns-repeated="64" table:default-cell-style-name="ce43"/>
        <table:table-row table:style-name="ro7">
          <table:table-cell table:number-columns-repeated="7"/>
          <table:table-cell table:style-name="ce69" office:value-type="string" calcext:value-type="string">
            <text:p>Char 1</text:p>
          </table:table-cell>
          <table:table-cell table:style-name="ce69" office:value-type="string" calcext:value-type="string">
            <text:p>[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2</text:p>
          </table:table-cell>
          <table:table-cell table:style-name="ce69" office:value-type="string" calcext:value-type="string">
            <text:p>]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3</text:p>
          </table:table-cell>
          <table:table-cell table:style-name="ce69" office:value-type="string" calcext:value-type="string">
            <text:p>(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4</text:p>
          </table:table-cell>
          <table:table-cell table:style-name="ce69" office:value-type="string" calcext:value-type="string">
            <text:p>)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5</text:p>
          </table:table-cell>
          <table:table-cell table:style-name="ce69" office:value-type="string" calcext:value-type="string">
            <text:p>|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6</text:p>
          </table:table-cell>
          <table:table-cell table:style-name="ce69" office:value-type="string" calcext:value-type="string">
            <text:p>,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7</text:p>
          </table:table-cell>
          <table:table-cell table:style-name="ce69" office:value-type="string" calcext:value-type="string">
            <text:p>"</text:p>
          </table:table-cell>
          <table:table-cell table:number-columns-repeated="55"/>
        </table:table-row>
        <table:table-row table:style-name="ro4">
          <table:table-cell table:number-columns-repeated="64"/>
        </table:table-row>
        <table:table-row table:style-name="ro8">
          <table:table-cell table:style-name="ce68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63"/>
        </table:table-row>
        <table:table-row table:style-name="ro4" table:number-rows-repeated="104856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mbria2" svg:font-family="Cambria"/>
    <style:font-face style:name="Cambria1" svg:font-family="Cambria" style:font-family-generic="roman"/>
    <style:font-face style:name="Cambria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9">00.00.0000</text:date>, <text:time style:data-style-name="N2" text:time-value="17:25:11.19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_64 LibreOffice_project/8349ace3c3162073abd90d81fd06dcfb6b36b994</meta:generator>
    <meta:initial-creator/>
    <meta:creation-date>2018-01-09T20:56:58Z</meta:creation-date>
    <dc:date>2022-06-19T17:25:25.833000000</dc:date>
    <meta:editing-cycles>542</meta:editing-cycles>
    <meta:editing-duration>P6DT17H42M18S</meta:editing-duration>
    <meta:document-statistic meta:table-count="2" meta:cell-count="7111" meta:object-count="0"/>
  </office:meta>
</office:document-meta>
</file>